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4605cm"/>
    </style:style>
    <style:style style:name="co2" style:family="table-column">
      <style:table-column-properties fo:break-before="auto" style:column-width="1.60866666666667cm"/>
    </style:style>
    <style:style style:name="co3" style:family="table-column">
      <style:table-column-properties fo:break-before="auto" style:column-width="1.143cm"/>
    </style:style>
    <style:style style:name="co4" style:family="table-column">
      <style:table-column-properties fo:break-before="auto" style:column-width="1.2065cm"/>
    </style:style>
    <style:style style:name="co5" style:family="table-column">
      <style:table-column-properties fo:break-before="auto" style:column-width="0.973666666666667cm"/>
    </style:style>
    <style:style style:name="co6" style:family="table-column">
      <style:table-column-properties fo:break-before="auto" style:column-width="1.27cm"/>
    </style:style>
    <style:style style:name="co7" style:family="table-column">
      <style:table-column-properties fo:break-before="auto" style:column-width="1.31233333333333cm"/>
    </style:style>
    <style:style style:name="co8" style:family="table-column">
      <style:table-column-properties fo:break-before="auto" style:column-width="1.22766666666667cm"/>
    </style:style>
    <style:style style:name="co9" style:family="table-column">
      <style:table-column-properties fo:break-before="auto" style:column-width="1.05833333333333cm"/>
    </style:style>
    <style:style style:name="co10" style:family="table-column">
      <style:table-column-properties fo:break-before="auto" style:column-width="1.0795cm"/>
    </style:style>
    <style:style style:name="co11" style:family="table-column">
      <style:table-column-properties fo:break-before="auto" style:column-width="1.43933333333333cm"/>
    </style:style>
    <style:style style:name="co12" style:family="table-column">
      <style:table-column-properties fo:break-before="auto" style:column-width="1.16416666666667cm"/>
    </style:style>
    <style:style style:name="co13" style:family="table-column">
      <style:table-column-properties fo:break-before="auto" style:column-width="1.41816666666667cm"/>
    </style:style>
    <style:style style:name="co14" style:family="table-column">
      <style:table-column-properties fo:break-before="auto" style:column-width="1.524cm"/>
    </style:style>
    <style:style style:name="co15" style:family="table-column">
      <style:table-column-properties fo:break-before="auto" style:column-width="2.26483333333333cm"/>
    </style:style>
    <style:style style:name="co1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verage_mu_CEM_30_4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1" table:default-cell-style-name="ce1"/>
        <table:table-column table:style-name="co15" table:default-cell-style-name="ce1"/>
        <table:table-column table:style-name="co16" table:number-columns-repeated="16363" table:default-cell-style-name="ce1"/>
        <table:table-row table:style-name="ro1">
          <table:table-cell table:style-name="ce1"/>
          <table:table-cell office:value-type="string" table:style-name="ce1">
            <text:p>Run1</text:p>
          </table:table-cell>
          <table:table-cell office:value-type="string" table:style-name="ce1">
            <text:p>Run2</text:p>
          </table:table-cell>
          <table:table-cell office:value-type="string" table:style-name="ce1">
            <text:p>Run3</text:p>
          </table:table-cell>
          <table:table-cell office:value-type="string" table:style-name="ce1">
            <text:p>Run4</text:p>
          </table:table-cell>
          <table:table-cell office:value-type="string" table:style-name="ce1">
            <text:p>Run5</text:p>
          </table:table-cell>
          <table:table-cell office:value-type="string" table:style-name="ce1">
            <text:p>Run6</text:p>
          </table:table-cell>
          <table:table-cell office:value-type="string" table:style-name="ce1">
            <text:p>Run7</text:p>
          </table:table-cell>
          <table:table-cell office:value-type="string" table:style-name="ce1">
            <text:p>Run8</text:p>
          </table:table-cell>
          <table:table-cell office:value-type="string" table:style-name="ce1">
            <text:p>Run9</text:p>
          </table:table-cell>
          <table:table-cell office:value-type="string" table:style-name="ce1">
            <text:p>Run10</text:p>
          </table:table-cell>
          <table:table-cell office:value-type="string" table:style-name="ce1">
            <text:p>Run11</text:p>
          </table:table-cell>
          <table:table-cell office:value-type="string" table:style-name="ce1">
            <text:p>Run12</text:p>
          </table:table-cell>
          <table:table-cell office:value-type="string" table:style-name="ce1">
            <text:p>Run13</text:p>
          </table:table-cell>
          <table:table-cell office:value-type="string" table:style-name="ce1">
            <text:p>Run14</text:p>
          </table:table-cell>
          <table:table-cell office:value-type="string" table:style-name="ce1">
            <text:p>Run15</text:p>
          </table:table-cell>
          <table:table-cell office:value-type="string" table:style-name="ce1">
            <text:p>Run16</text:p>
          </table:table-cell>
          <table:table-cell office:value-type="string" table:style-name="ce1">
            <text:p>Run17</text:p>
          </table:table-cell>
          <table:table-cell office:value-type="string" table:style-name="ce1">
            <text:p>Run18</text:p>
          </table:table-cell>
          <table:table-cell office:value-type="string" table:style-name="ce1">
            <text:p>Run19</text:p>
          </table:table-cell>
          <table:table-cell office:value-type="string" table:style-name="ce1">
            <text:p>Run20</text:p>
          </table:table-cell>
          <table:table-cell table:number-columns-repeated="2" table:style-name="ce1"/>
          <table:table-cell office:value-type="string" table:style-name="ce1">
            <text:p>Moyenne</text:p>
          </table:table-cell>
          <table:table-cell office:value-type="string" table:style-name="ce1">
            <text:p>Mediane</text:p>
          </table:table-cell>
          <table:table-cell office:value-type="string" table:style-name="ce1">
            <text:p>3em Quartile</text:p>
          </table:table-cell>
          <table:table-cell table:number-columns-repeated="3" table:style-name="ce1"/>
          <table:table-cell office:value-type="string" table:style-name="ce1">
            <text:p>Run1</text:p>
          </table:table-cell>
          <table:table-cell office:value-type="string" table:style-name="ce1">
            <text:p>Run2</text:p>
          </table:table-cell>
          <table:table-cell office:value-type="string" table:style-name="ce1">
            <text:p>Run3</text:p>
          </table:table-cell>
          <table:table-cell office:value-type="string" table:style-name="ce1">
            <text:p>Run4</text:p>
          </table:table-cell>
          <table:table-cell office:value-type="string" table:style-name="ce1">
            <text:p>Run5</text:p>
          </table:table-cell>
          <table:table-cell office:value-type="string" table:style-name="ce1">
            <text:p>Run6</text:p>
          </table:table-cell>
          <table:table-cell office:value-type="string" table:style-name="ce1">
            <text:p>Run7</text:p>
          </table:table-cell>
          <table:table-cell office:value-type="string" table:style-name="ce1">
            <text:p>Run8</text:p>
          </table:table-cell>
          <table:table-cell office:value-type="string" table:style-name="ce1">
            <text:p>Run9</text:p>
          </table:table-cell>
          <table:table-cell office:value-type="string" table:style-name="ce1">
            <text:p>Run10</text:p>
          </table:table-cell>
          <table:table-cell office:value-type="string" table:style-name="ce1">
            <text:p>Run11</text:p>
          </table:table-cell>
          <table:table-cell office:value-type="string" table:style-name="ce1">
            <text:p>Run12</text:p>
          </table:table-cell>
          <table:table-cell office:value-type="string" table:style-name="ce1">
            <text:p>Run13</text:p>
          </table:table-cell>
          <table:table-cell office:value-type="string" table:style-name="ce1">
            <text:p>Run14</text:p>
          </table:table-cell>
          <table:table-cell office:value-type="string" table:style-name="ce1">
            <text:p>Run15</text:p>
          </table:table-cell>
          <table:table-cell office:value-type="string" table:style-name="ce1">
            <text:p>Run16</text:p>
          </table:table-cell>
          <table:table-cell office:value-type="string" table:style-name="ce1">
            <text:p>Run17</text:p>
          </table:table-cell>
          <table:table-cell office:value-type="string" table:style-name="ce1">
            <text:p>Run18</text:p>
          </table:table-cell>
          <table:table-cell office:value-type="string" table:style-name="ce1">
            <text:p>Run19</text:p>
          </table:table-cell>
          <table:table-cell office:value-type="string" table:style-name="ce1">
            <text:p>Run20</text:p>
          </table:table-cell>
          <table:table-cell table:number-columns-repeated="16335"/>
        </table:table-row>
        <table:table-row table:style-name="ro1">
          <table:table-cell office:value-type="float" office:value="10000" table:style-name="ce1">
            <text:p>10000</text:p>
          </table:table-cell>
          <table:table-cell office:value-type="float" office:value="-5.0829859930088297" table:style-name="ce1">
            <text:p>-5,082985993</text:p>
          </table:table-cell>
          <table:table-cell office:value-type="float" office:value="27.198534067899601" table:style-name="ce1">
            <text:p>27,19853407</text:p>
          </table:table-cell>
          <table:table-cell office:value-type="float" office:value="28.441534326492" table:style-name="ce1">
            <text:p>28,44153433</text:p>
          </table:table-cell>
          <table:table-cell office:value-type="float" office:value="-7.1753483148212798" table:style-name="ce1">
            <text:p>-7,175348315</text:p>
          </table:table-cell>
          <table:table-cell office:value-type="float" office:value="-13.270749551108" table:style-name="ce1">
            <text:p>-13,27074955</text:p>
          </table:table-cell>
          <table:table-cell office:value-type="float" office:value="-10.1370045932227" table:style-name="ce1">
            <text:p>-10,13700459</text:p>
          </table:table-cell>
          <table:table-cell office:value-type="float" office:value="15.5587778805023" table:style-name="ce1">
            <text:p>15,55877788</text:p>
          </table:table-cell>
          <table:table-cell office:value-type="float" office:value="-21.931402826842099" table:style-name="ce1">
            <text:p>-21,93140283</text:p>
          </table:table-cell>
          <table:table-cell office:value-type="float" office:value="-14.8771565808623" table:style-name="ce1">
            <text:p>-14,87715658</text:p>
          </table:table-cell>
          <table:table-cell office:value-type="float" office:value="22.102392967571799" table:style-name="ce1">
            <text:p>22,10239297</text:p>
          </table:table-cell>
          <table:table-cell office:value-type="float" office:value="33.409092047045903" table:style-name="ce1">
            <text:p>33,40909205</text:p>
          </table:table-cell>
          <table:table-cell office:value-type="float" office:value="-8.5008372971288804" table:style-name="ce1">
            <text:p>-8,500837297</text:p>
          </table:table-cell>
          <table:table-cell office:value-type="float" office:value="-14.0809176303383" table:style-name="ce1">
            <text:p>-14,08091763</text:p>
          </table:table-cell>
          <table:table-cell office:value-type="float" office:value="25.824725105486699" table:style-name="ce1">
            <text:p>25,82472511</text:p>
          </table:table-cell>
          <table:table-cell office:value-type="float" office:value="22.541642377171598" table:style-name="ce1">
            <text:p>22,54164238</text:p>
          </table:table-cell>
          <table:table-cell office:value-type="float" office:value="-1.8149353312477501" table:style-name="ce1">
            <text:p>-1,814935331</text:p>
          </table:table-cell>
          <table:table-cell office:value-type="float" office:value="25.6462322355362" table:style-name="ce1">
            <text:p>25,64623224</text:p>
          </table:table-cell>
          <table:table-cell office:value-type="float" office:value="-17.4266329269206" table:style-name="ce1">
            <text:p>-17,42663293</text:p>
          </table:table-cell>
          <table:table-cell office:value-type="float" office:value="2.5564270058191698" table:style-name="ce1">
            <text:p>2,556427006</text:p>
          </table:table-cell>
          <table:table-cell office:value-type="float" office:value="35.443078343491102" table:style-name="ce1">
            <text:p>35,44307834</text:p>
          </table:table-cell>
          <table:table-cell table:number-columns-repeated="2" table:style-name="ce1"/>
          <table:table-cell office:value-type="float" office:value="6.221223265575782" table:formula="of:=AVERAGE([.B2:.U2])" table:style-name="ce1">
            <text:p>6,221223266</text:p>
          </table:table-cell>
          <table:table-cell office:value-type="float" office:value="0.37074583728570976" table:formula="of:=MEDIAN([.B2:.U2])" table:style-name="ce1">
            <text:p>0,370745837</text:p>
          </table:table-cell>
          <table:table-cell office:value-type="float" office:value="25.690855453023826" table:formula="of:=QUARTILE([.B2:.U2];3)" table:style-name="ce1">
            <text:p>25,69085545</text:p>
          </table:table-cell>
          <table:table-cell table:style-name="ce1"/>
          <table:table-cell office:value-type="string" table:style-name="ce1">
            <text:p>Simplifié :</text:p>
          </table:table-cell>
          <table:table-cell office:value-type="float" office:value="100000" table:style-name="ce1">
            <text:p>100000</text:p>
          </table:table-cell>
          <table:table-cell office:value-type="float" office:value="41.695707657592301" table:style-name="ce1">
            <text:p>41,69570766</text:p>
          </table:table-cell>
          <table:table-cell office:value-type="float" office:value="39.7444204900602" table:style-name="ce1">
            <text:p>39,74442049</text:p>
          </table:table-cell>
          <table:table-cell office:value-type="float" office:value="77.932775384148997" table:style-name="ce1">
            <text:p>77,93277538</text:p>
          </table:table-cell>
          <table:table-cell office:value-type="float" office:value="51.304731593171198" table:style-name="ce1">
            <text:p>51,30473159</text:p>
          </table:table-cell>
          <table:table-cell office:value-type="float" office:value="33.8746637289291" table:style-name="ce1">
            <text:p>33,87466373</text:p>
          </table:table-cell>
          <table:table-cell office:value-type="float" office:value="23.5151460640324" table:style-name="ce1">
            <text:p>23,51514606</text:p>
          </table:table-cell>
          <table:table-cell office:value-type="float" office:value="30.129300977699501" table:style-name="ce1">
            <text:p>30,12930098</text:p>
          </table:table-cell>
          <table:table-cell office:value-type="float" office:value="-4.4568046138958799" table:style-name="ce1">
            <text:p>-4,456804614</text:p>
          </table:table-cell>
          <table:table-cell office:value-type="float" office:value="27.2344360010439" table:style-name="ce1">
            <text:p>27,234436</text:p>
          </table:table-cell>
          <table:table-cell office:value-type="float" office:value="27.576243543430099" table:style-name="ce1">
            <text:p>27,57624354</text:p>
          </table:table-cell>
          <table:table-cell office:value-type="float" office:value="40.222889066889103" table:style-name="ce1">
            <text:p>40,22288907</text:p>
          </table:table-cell>
          <table:table-cell office:value-type="float" office:value="52.853754911263103" table:style-name="ce1">
            <text:p>52,85375491</text:p>
          </table:table-cell>
          <table:table-cell office:value-type="float" office:value="32.427202609144601" table:style-name="ce1">
            <text:p>32,42720261</text:p>
          </table:table-cell>
          <table:table-cell office:value-type="float" office:value="45.1657375057652" table:style-name="ce1">
            <text:p>45,16573751</text:p>
          </table:table-cell>
          <table:table-cell office:value-type="float" office:value="23.5492712648972" table:style-name="ce1">
            <text:p>23,54927126</text:p>
          </table:table-cell>
          <table:table-cell office:value-type="float" office:value="12.6825419676693" table:style-name="ce1">
            <text:p>12,68254197</text:p>
          </table:table-cell>
          <table:table-cell office:value-type="float" office:value="25.195676680455001" table:style-name="ce1">
            <text:p>25,19567668</text:p>
          </table:table-cell>
          <table:table-cell office:value-type="float" office:value="11.8785556532898" table:style-name="ce1">
            <text:p>11,87855565</text:p>
          </table:table-cell>
          <table:table-cell office:value-type="float" office:value="28.8539799827312" table:style-name="ce1">
            <text:p>28,85397998</text:p>
          </table:table-cell>
          <table:table-cell office:value-type="float" office:value="29.506987851259399" table:style-name="ce1">
            <text:p>29,50698785</text:p>
          </table:table-cell>
          <table:table-cell table:number-columns-repeated="16335"/>
        </table:table-row>
        <table:table-row table:style-name="ro1">
          <table:table-cell office:value-type="float" office:value="20000" table:style-name="ce1">
            <text:p>20000</text:p>
          </table:table-cell>
          <table:table-cell office:value-type="float" office:value="31.2327387838269" table:style-name="ce1">
            <text:p>31,23273878</text:p>
          </table:table-cell>
          <table:table-cell office:value-type="float" office:value="25.8945495826848" table:style-name="ce1">
            <text:p>25,89454958</text:p>
          </table:table-cell>
          <table:table-cell office:value-type="float" office:value="24.857730491863599" table:style-name="ce1">
            <text:p>24,85773049</text:p>
          </table:table-cell>
          <table:table-cell office:value-type="float" office:value="2.13144606585894" table:style-name="ce1">
            <text:p>2,131446066</text:p>
          </table:table-cell>
          <table:table-cell office:value-type="float" office:value="31.4821433955501" table:style-name="ce1">
            <text:p>31,4821434</text:p>
          </table:table-cell>
          <table:table-cell office:value-type="float" office:value="21.718817469043401" table:style-name="ce1">
            <text:p>21,71881747</text:p>
          </table:table-cell>
          <table:table-cell office:value-type="float" office:value="22.126138040428199" table:style-name="ce1">
            <text:p>22,12613804</text:p>
          </table:table-cell>
          <table:table-cell office:value-type="float" office:value="-19.599202761688399" table:style-name="ce1">
            <text:p>-19,59920276</text:p>
          </table:table-cell>
          <table:table-cell office:value-type="float" office:value="26.260588369175299" table:style-name="ce1">
            <text:p>26,26058837</text:p>
          </table:table-cell>
          <table:table-cell office:value-type="float" office:value="23.779531092569499" table:style-name="ce1">
            <text:p>23,77953109</text:p>
          </table:table-cell>
          <table:table-cell office:value-type="float" office:value="32.320996478345201" table:style-name="ce1">
            <text:p>32,32099648</text:p>
          </table:table-cell>
          <table:table-cell office:value-type="float" office:value="28.043677518951402" table:style-name="ce1">
            <text:p>28,04367752</text:p>
          </table:table-cell>
          <table:table-cell office:value-type="float" office:value="-14.2155411665782" table:style-name="ce1">
            <text:p>-14,21554117</text:p>
          </table:table-cell>
          <table:table-cell office:value-type="float" office:value="34.077796099891799" table:style-name="ce1">
            <text:p>34,0777961</text:p>
          </table:table-cell>
          <table:table-cell office:value-type="float" office:value="24.765867636808199" table:style-name="ce1">
            <text:p>24,76586764</text:p>
          </table:table-cell>
          <table:table-cell office:value-type="float" office:value="-0.12400847755514" table:style-name="ce1">
            <text:p>-0,124008478</text:p>
          </table:table-cell>
          <table:table-cell office:value-type="float" office:value="26.770115876841398" table:style-name="ce1">
            <text:p>26,77011588</text:p>
          </table:table-cell>
          <table:table-cell office:value-type="float" office:value="-21.1887546231873" table:style-name="ce1">
            <text:p>-21,18875462</text:p>
          </table:table-cell>
          <table:table-cell office:value-type="float" office:value="26.734741148216202" table:style-name="ce1">
            <text:p>26,73474115</text:p>
          </table:table-cell>
          <table:table-cell office:value-type="float" office:value="24.269346456883401" table:style-name="ce1">
            <text:p>24,26934646</text:p>
          </table:table-cell>
          <table:table-cell table:number-columns-repeated="2" table:style-name="ce1"/>
          <table:table-cell office:value-type="float" office:value="17.566935873896462" table:formula="of:=AVERAGE([.B3:.U3])" table:style-name="ce1">
            <text:p>17,56693587</text:p>
          </table:table-cell>
          <table:table-cell office:value-type="float" office:value="24.811799064335901" table:formula="of:=MEDIAN([.B3:.U3])" table:style-name="ce1">
            <text:p>24,81179906</text:p>
          </table:table-cell>
          <table:table-cell office:value-type="float" office:value="27.088506287368901" table:formula="of:=QUARTILE([.B3:.U3];3)" table:style-name="ce1">
            <text:p>27,08850629</text:p>
          </table:table-cell>
          <table:table-cell table:number-columns-repeated="2" table:style-name="ce1"/>
          <table:table-cell office:value-type="float" office:value="200000" table:style-name="ce1">
            <text:p>200000</text:p>
          </table:table-cell>
          <table:table-cell office:value-type="float" office:value="42.463773694019302" table:style-name="ce1">
            <text:p>42,46377369</text:p>
          </table:table-cell>
          <table:table-cell office:value-type="float" office:value="40.417783715748399" table:style-name="ce1">
            <text:p>40,41778372</text:p>
          </table:table-cell>
          <table:table-cell office:value-type="float" office:value="89.315585991368806" table:style-name="ce1">
            <text:p>89,31558599</text:p>
          </table:table-cell>
          <table:table-cell office:value-type="float" office:value="49.846659986024498" table:style-name="ce1">
            <text:p>49,84665999</text:p>
          </table:table-cell>
          <table:table-cell office:value-type="float" office:value="39.659662950120797" table:style-name="ce1">
            <text:p>39,65966295</text:p>
          </table:table-cell>
          <table:table-cell office:value-type="float" office:value="38.804994496374697" table:style-name="ce1">
            <text:p>38,8049945</text:p>
          </table:table-cell>
          <table:table-cell office:value-type="float" office:value="27.5191216421386" table:style-name="ce1">
            <text:p>27,51912164</text:p>
          </table:table-cell>
          <table:table-cell office:value-type="float" office:value="1.5029848323635699" table:style-name="ce1">
            <text:p>1,502984832</text:p>
          </table:table-cell>
          <table:table-cell office:value-type="float" office:value="38.6174557206174" table:style-name="ce1">
            <text:p>38,61745572</text:p>
          </table:table-cell>
          <table:table-cell office:value-type="float" office:value="42.233857756391899" table:style-name="ce1">
            <text:p>42,23385776</text:p>
          </table:table-cell>
          <table:table-cell office:value-type="float" office:value="44.003864670933297" table:style-name="ce1">
            <text:p>44,00386467</text:p>
          </table:table-cell>
          <table:table-cell office:value-type="float" office:value="58.879144150563199" table:style-name="ce1">
            <text:p>58,87914415</text:p>
          </table:table-cell>
          <table:table-cell office:value-type="float" office:value="42.583540588699798" table:style-name="ce1">
            <text:p>42,58354059</text:p>
          </table:table-cell>
          <table:table-cell office:value-type="float" office:value="47.419735724849502" table:style-name="ce1">
            <text:p>47,41973572</text:p>
          </table:table-cell>
          <table:table-cell office:value-type="float" office:value="25.729742673844999" table:style-name="ce1">
            <text:p>25,72974267</text:p>
          </table:table-cell>
          <table:table-cell office:value-type="float" office:value="29.653216337086601" table:style-name="ce1">
            <text:p>29,65321634</text:p>
          </table:table-cell>
          <table:table-cell office:value-type="float" office:value="38.718891062411899" table:style-name="ce1">
            <text:p>38,71889106</text:p>
          </table:table-cell>
          <table:table-cell office:value-type="float" office:value="102.757094284891" table:style-name="ce1">
            <text:p>102,7570943</text:p>
          </table:table-cell>
          <table:table-cell office:value-type="float" office:value="32.991526467651099" table:style-name="ce1">
            <text:p>32,99152647</text:p>
          </table:table-cell>
          <table:table-cell office:value-type="float" office:value="38.595233042029299" table:style-name="ce1">
            <text:p>38,59523304</text:p>
          </table:table-cell>
          <table:table-cell table:number-columns-repeated="16335"/>
        </table:table-row>
        <table:table-row table:style-name="ro1">
          <table:table-cell office:value-type="float" office:value="30000" table:style-name="ce1">
            <text:p>30000</text:p>
          </table:table-cell>
          <table:table-cell office:value-type="float" office:value="34.876035492630699" table:style-name="ce1">
            <text:p>34,87603549</text:p>
          </table:table-cell>
          <table:table-cell office:value-type="float" office:value="20.890165969078701" table:style-name="ce1">
            <text:p>20,89016597</text:p>
          </table:table-cell>
          <table:table-cell office:value-type="float" office:value="30.9684624084917" table:style-name="ce1">
            <text:p>30,96846241</text:p>
          </table:table-cell>
          <table:table-cell office:value-type="float" office:value="7.4149553488923399" table:style-name="ce1">
            <text:p>7,414955349</text:p>
          </table:table-cell>
          <table:table-cell office:value-type="float" office:value="31.918625381908399" table:style-name="ce1">
            <text:p>31,91862538</text:p>
          </table:table-cell>
          <table:table-cell office:value-type="float" office:value="9.9505340546264005" table:style-name="ce1">
            <text:p>9,950534055</text:p>
          </table:table-cell>
          <table:table-cell office:value-type="float" office:value="20.9997982035256" table:style-name="ce1">
            <text:p>20,9997982</text:p>
          </table:table-cell>
          <table:table-cell office:value-type="float" office:value="-14.360936581692499" table:style-name="ce1">
            <text:p>-14,36093658</text:p>
          </table:table-cell>
          <table:table-cell office:value-type="float" office:value="23.679589953522999" table:style-name="ce1">
            <text:p>23,67958995</text:p>
          </table:table-cell>
          <table:table-cell office:value-type="float" office:value="24.988014347837201" table:style-name="ce1">
            <text:p>24,98801435</text:p>
          </table:table-cell>
          <table:table-cell office:value-type="float" office:value="31.7916272961129" table:style-name="ce1">
            <text:p>31,7916273</text:p>
          </table:table-cell>
          <table:table-cell office:value-type="float" office:value="23.224216145050399" table:style-name="ce1">
            <text:p>23,22421615</text:p>
          </table:table-cell>
          <table:table-cell office:value-type="float" office:value="-10.9134787112193" table:style-name="ce1">
            <text:p>-10,91347871</text:p>
          </table:table-cell>
          <table:table-cell office:value-type="float" office:value="36.443748230823701" table:style-name="ce1">
            <text:p>36,44374823</text:p>
          </table:table-cell>
          <table:table-cell office:value-type="float" office:value="27.202333931484699" table:style-name="ce1">
            <text:p>27,20233393</text:p>
          </table:table-cell>
          <table:table-cell office:value-type="float" office:value="17.109397386205401" table:style-name="ce1">
            <text:p>17,10939739</text:p>
          </table:table-cell>
          <table:table-cell office:value-type="float" office:value="25.950777693542801" table:style-name="ce1">
            <text:p>25,95077769</text:p>
          </table:table-cell>
          <table:table-cell office:value-type="float" office:value="-14.1937805723081" table:style-name="ce1">
            <text:p>-14,19378057</text:p>
          </table:table-cell>
          <table:table-cell office:value-type="float" office:value="20.751938218253802" table:style-name="ce1">
            <text:p>20,75193822</text:p>
          </table:table-cell>
          <table:table-cell office:value-type="float" office:value="33.878361428262799" table:style-name="ce1">
            <text:p>33,87836143</text:p>
          </table:table-cell>
          <table:table-cell table:number-columns-repeated="2" table:style-name="ce1"/>
          <table:table-cell office:value-type="float" office:value="19.128519281251535" table:formula="of:=AVERAGE([.B4:.U4])" table:style-name="ce1">
            <text:p>19,12851928</text:p>
          </table:table-cell>
          <table:table-cell office:value-type="float" office:value="23.451903049286699" table:formula="of:=MEDIAN([.B4:.U4])" table:style-name="ce1">
            <text:p>23,45190305</text:p>
          </table:table-cell>
          <table:table-cell office:value-type="float" office:value="31.174253630397001" table:formula="of:=QUARTILE([.B4:.U4];3)" table:style-name="ce1">
            <text:p>31,17425363</text:p>
          </table:table-cell>
          <table:table-cell table:number-columns-repeated="2" table:style-name="ce1"/>
          <table:table-cell office:value-type="float" office:value="300000" table:style-name="ce1">
            <text:p>300000</text:p>
          </table:table-cell>
          <table:table-cell office:value-type="float" office:value="44.284757959996" table:style-name="ce1">
            <text:p>44,28475796</text:p>
          </table:table-cell>
          <table:table-cell office:value-type="float" office:value="39.0525381261983" table:style-name="ce1">
            <text:p>39,05253813</text:p>
          </table:table-cell>
          <table:table-cell office:value-type="float" office:value="103.30954202118301" table:style-name="ce1">
            <text:p>103,309542</text:p>
          </table:table-cell>
          <table:table-cell office:value-type="float" office:value="117.745478562001" table:style-name="ce1">
            <text:p>117,7454786</text:p>
          </table:table-cell>
          <table:table-cell office:value-type="float" office:value="41.382748159644201" table:style-name="ce1">
            <text:p>41,38274816</text:p>
          </table:table-cell>
          <table:table-cell office:value-type="float" office:value="40.678830590191097" table:style-name="ce1">
            <text:p>40,67883059</text:p>
          </table:table-cell>
          <table:table-cell office:value-type="float" office:value="27.581005498743199" table:style-name="ce1">
            <text:p>27,5810055</text:p>
          </table:table-cell>
          <table:table-cell office:value-type="float" office:value="73.807343285269994" table:style-name="ce1">
            <text:p>73,80734329</text:p>
          </table:table-cell>
          <table:table-cell office:value-type="float" office:value="41.942049568038101" table:style-name="ce1">
            <text:p>41,94204957</text:p>
          </table:table-cell>
          <table:table-cell office:value-type="float" office:value="39.3095301011587" table:style-name="ce1">
            <text:p>39,3095301</text:p>
          </table:table-cell>
          <table:table-cell office:value-type="float" office:value="44.8280271216953" table:style-name="ce1">
            <text:p>44,82802712</text:p>
          </table:table-cell>
          <table:table-cell office:value-type="float" office:value="62.0424456324631" table:style-name="ce1">
            <text:p>62,04244563</text:p>
          </table:table-cell>
          <table:table-cell office:value-type="float" office:value="71.141805362082494" table:style-name="ce1">
            <text:p>71,14180536</text:p>
          </table:table-cell>
          <table:table-cell office:value-type="float" office:value="45.356228396537396" table:style-name="ce1">
            <text:p>45,3562284</text:p>
          </table:table-cell>
          <table:table-cell office:value-type="float" office:value="30.6076413792129" table:style-name="ce1">
            <text:p>30,60764138</text:p>
          </table:table-cell>
          <table:table-cell office:value-type="float" office:value="56.872961559564899" table:style-name="ce1">
            <text:p>56,87296156</text:p>
          </table:table-cell>
          <table:table-cell office:value-type="float" office:value="40.476780049633298" table:style-name="ce1">
            <text:p>40,47678005</text:p>
          </table:table-cell>
          <table:table-cell office:value-type="float" office:value="143.539905027088" table:style-name="ce1">
            <text:p>143,539905</text:p>
          </table:table-cell>
          <table:table-cell office:value-type="float" office:value="34.156556573422499" table:style-name="ce1">
            <text:p>34,15655657</text:p>
          </table:table-cell>
          <table:table-cell office:value-type="float" office:value="42.230032223792101" table:style-name="ce1">
            <text:p>42,23003222</text:p>
          </table:table-cell>
          <table:table-cell table:number-columns-repeated="16335"/>
        </table:table-row>
        <table:table-row table:style-name="ro1">
          <table:table-cell office:value-type="float" office:value="40000" table:style-name="ce1">
            <text:p>40000</text:p>
          </table:table-cell>
          <table:table-cell office:value-type="float" office:value="39.447395534428097" table:style-name="ce1">
            <text:p>39,44739553</text:p>
          </table:table-cell>
          <table:table-cell office:value-type="float" office:value="23.3797813650528" table:style-name="ce1">
            <text:p>23,37978137</text:p>
          </table:table-cell>
          <table:table-cell office:value-type="float" office:value="25.737667318571301" table:style-name="ce1">
            <text:p>25,73766732</text:p>
          </table:table-cell>
          <table:table-cell office:value-type="float" office:value="27.353144761901699" table:style-name="ce1">
            <text:p>27,35314476</text:p>
          </table:table-cell>
          <table:table-cell office:value-type="float" office:value="30.0742842645979" table:style-name="ce1">
            <text:p>30,07428426</text:p>
          </table:table-cell>
          <table:table-cell office:value-type="float" office:value="12.9698897396646" table:style-name="ce1">
            <text:p>12,96988974</text:p>
          </table:table-cell>
          <table:table-cell office:value-type="float" office:value="26.069565031168199" table:style-name="ce1">
            <text:p>26,06956503</text:p>
          </table:table-cell>
          <table:table-cell office:value-type="float" office:value="-17.041537195386098" table:style-name="ce1">
            <text:p>-17,0415372</text:p>
          </table:table-cell>
          <table:table-cell office:value-type="float" office:value="27.205475771304101" table:style-name="ce1">
            <text:p>27,20547577</text:p>
          </table:table-cell>
          <table:table-cell office:value-type="float" office:value="26.408871900624899" table:style-name="ce1">
            <text:p>26,4088719</text:p>
          </table:table-cell>
          <table:table-cell office:value-type="float" office:value="29.4850056553828" table:style-name="ce1">
            <text:p>29,48500566</text:p>
          </table:table-cell>
          <table:table-cell office:value-type="float" office:value="27.976498437757598" table:style-name="ce1">
            <text:p>27,97649844</text:p>
          </table:table-cell>
          <table:table-cell office:value-type="float" office:value="1.90655782274051" table:style-name="ce1">
            <text:p>1,906557823</text:p>
          </table:table-cell>
          <table:table-cell office:value-type="float" office:value="32.646443917449197" table:style-name="ce1">
            <text:p>32,64644392</text:p>
          </table:table-cell>
          <table:table-cell office:value-type="float" office:value="23.890820732440499" table:style-name="ce1">
            <text:p>23,89082073</text:p>
          </table:table-cell>
          <table:table-cell office:value-type="float" office:value="12.4328312395119" table:style-name="ce1">
            <text:p>12,43283124</text:p>
          </table:table-cell>
          <table:table-cell office:value-type="float" office:value="25.9684894887321" table:style-name="ce1">
            <text:p>25,96848949</text:p>
          </table:table-cell>
          <table:table-cell office:value-type="float" office:value="-12.3690029860197" table:style-name="ce1">
            <text:p>-12,36900299</text:p>
          </table:table-cell>
          <table:table-cell office:value-type="float" office:value="25.812822563480299" table:style-name="ce1">
            <text:p>25,81282256</text:p>
          </table:table-cell>
          <table:table-cell office:value-type="float" office:value="37.044519698579698" table:style-name="ce1">
            <text:p>37,0445197</text:p>
          </table:table-cell>
          <table:table-cell table:number-columns-repeated="2" table:style-name="ce1"/>
          <table:table-cell office:value-type="float" office:value="21.319976253099117" table:formula="of:=AVERAGE([.B5:.U5])" table:style-name="ce1">
            <text:p>21,31997625</text:p>
          </table:table-cell>
          <table:table-cell office:value-type="float" office:value="26.01902725995015" table:formula="of:=MEDIAN([.B5:.U5])" table:style-name="ce1">
            <text:p>26,01902726</text:p>
          </table:table-cell>
          <table:table-cell office:value-type="float" office:value="28.353625242163901" table:formula="of:=QUARTILE([.B5:.U5];3)" table:style-name="ce1">
            <text:p>28,35362524</text:p>
          </table:table-cell>
          <table:table-cell table:number-columns-repeated="2" table:style-name="ce1"/>
          <table:table-cell office:value-type="float" office:value="400000" table:style-name="ce1">
            <text:p>400000</text:p>
          </table:table-cell>
          <table:table-cell office:value-type="float" office:value="43.369048181535298" table:style-name="ce1">
            <text:p>43,36904818</text:p>
          </table:table-cell>
          <table:table-cell office:value-type="float" office:value="40.518248712737098" table:style-name="ce1">
            <text:p>40,51824871</text:p>
          </table:table-cell>
          <table:table-cell office:value-type="float" office:value="128.764474501179" table:style-name="ce1">
            <text:p>128,7644745</text:p>
          </table:table-cell>
          <table:table-cell office:value-type="float" office:value="179.81209895684901" table:style-name="ce1">
            <text:p>179,812099</text:p>
          </table:table-cell>
          <table:table-cell office:value-type="float" office:value="84.513059523251499" table:style-name="ce1">
            <text:p>84,51305952</text:p>
          </table:table-cell>
          <table:table-cell office:value-type="float" office:value="41.100972158282197" table:style-name="ce1">
            <text:p>41,10097216</text:p>
          </table:table-cell>
          <table:table-cell office:value-type="float" office:value="28.822732680146501" table:style-name="ce1">
            <text:p>28,82273268</text:p>
          </table:table-cell>
          <table:table-cell office:value-type="float" office:value="182.533470604298" table:style-name="ce1">
            <text:p>182,5334706</text:p>
          </table:table-cell>
          <table:table-cell office:value-type="float" office:value="43.002936216055303" table:style-name="ce1">
            <text:p>43,00293622</text:p>
          </table:table-cell>
          <table:table-cell office:value-type="float" office:value="41.690733267657997" table:style-name="ce1">
            <text:p>41,69073327</text:p>
          </table:table-cell>
          <table:table-cell office:value-type="float" office:value="44.161163356796699" table:style-name="ce1">
            <text:p>44,16116336</text:p>
          </table:table-cell>
          <table:table-cell office:value-type="float" office:value="85.5923056309407" table:style-name="ce1">
            <text:p>85,59230563</text:p>
          </table:table-cell>
          <table:table-cell office:value-type="float" office:value="75.572954181612204" table:style-name="ce1">
            <text:p>75,57295418</text:p>
          </table:table-cell>
          <table:table-cell office:value-type="float" office:value="47.122522779297" table:style-name="ce1">
            <text:p>47,12252278</text:p>
          </table:table-cell>
          <table:table-cell office:value-type="float" office:value="32.135118021804601" table:style-name="ce1">
            <text:p>32,13511802</text:p>
          </table:table-cell>
          <table:table-cell office:value-type="float" office:value="74.180733729963706" table:style-name="ce1">
            <text:p>74,18073373</text:p>
          </table:table-cell>
          <table:table-cell office:value-type="float" office:value="41.0644144716711" table:style-name="ce1">
            <text:p>41,06441447</text:p>
          </table:table-cell>
          <table:table-cell office:value-type="float" office:value="180.59653027355299" table:style-name="ce1">
            <text:p>180,5965303</text:p>
          </table:table-cell>
          <table:table-cell office:value-type="float" office:value="44.875837818915201" table:style-name="ce1">
            <text:p>44,87583782</text:p>
          </table:table-cell>
          <table:table-cell office:value-type="float" office:value="43.801286226748601" table:style-name="ce1">
            <text:p>43,80128623</text:p>
          </table:table-cell>
          <table:table-cell table:number-columns-repeated="16335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39.828726720000603" table:style-name="ce1">
            <text:p>39,82872672</text:p>
          </table:table-cell>
          <table:table-cell office:value-type="float" office:value="38.542015435835502" table:style-name="ce1">
            <text:p>38,54201544</text:p>
          </table:table-cell>
          <table:table-cell office:value-type="float" office:value="28.633201374348999" table:style-name="ce1">
            <text:p>28,63320137</text:p>
          </table:table-cell>
          <table:table-cell office:value-type="float" office:value="35.499534107108403" table:style-name="ce1">
            <text:p>35,49953411</text:p>
          </table:table-cell>
          <table:table-cell office:value-type="float" office:value="28.645243021684198" table:style-name="ce1">
            <text:p>28,64524302</text:p>
          </table:table-cell>
          <table:table-cell office:value-type="float" office:value="35.928872677638402" table:style-name="ce1">
            <text:p>35,92887268</text:p>
          </table:table-cell>
          <table:table-cell office:value-type="float" office:value="24.950101555976499" table:style-name="ce1">
            <text:p>24,95010156</text:p>
          </table:table-cell>
          <table:table-cell office:value-type="float" office:value="-11.365825213494899" table:style-name="ce1">
            <text:p>-11,36582521</text:p>
          </table:table-cell>
          <table:table-cell office:value-type="float" office:value="28.047144054700102" table:style-name="ce1">
            <text:p>28,04714405</text:p>
          </table:table-cell>
          <table:table-cell office:value-type="float" office:value="26.332905672195299" table:style-name="ce1">
            <text:p>26,33290567</text:p>
          </table:table-cell>
          <table:table-cell office:value-type="float" office:value="31.548112699616901" table:style-name="ce1">
            <text:p>31,5481127</text:p>
          </table:table-cell>
          <table:table-cell office:value-type="float" office:value="29.9192442619742" table:style-name="ce1">
            <text:p>29,91924426</text:p>
          </table:table-cell>
          <table:table-cell office:value-type="float" office:value="22.176902171923398" table:style-name="ce1">
            <text:p>22,17690217</text:p>
          </table:table-cell>
          <table:table-cell office:value-type="float" office:value="34.371785042275803" table:style-name="ce1">
            <text:p>34,37178504</text:p>
          </table:table-cell>
          <table:table-cell office:value-type="float" office:value="23.622997887696599" table:style-name="ce1">
            <text:p>23,62299789</text:p>
          </table:table-cell>
          <table:table-cell office:value-type="float" office:value="18.2904179162093" table:style-name="ce1">
            <text:p>18,29041792</text:p>
          </table:table-cell>
          <table:table-cell office:value-type="float" office:value="25.105926945253099" table:style-name="ce1">
            <text:p>25,10592695</text:p>
          </table:table-cell>
          <table:table-cell office:value-type="float" office:value="-12.663211960000901" table:style-name="ce1">
            <text:p>-12,66321196</text:p>
          </table:table-cell>
          <table:table-cell office:value-type="float" office:value="25.165358639380099" table:style-name="ce1">
            <text:p>25,16535864</text:p>
          </table:table-cell>
          <table:table-cell office:value-type="float" office:value="33.598822090042901" table:style-name="ce1">
            <text:p>33,59882209</text:p>
          </table:table-cell>
          <table:table-cell table:number-columns-repeated="2" table:style-name="ce1"/>
          <table:table-cell office:value-type="float" office:value="25.308913755018228" table:formula="of:=AVERAGE([.B6:.U6])" table:style-name="ce1">
            <text:p>25,30891376</text:p>
          </table:table-cell>
          <table:table-cell office:value-type="float" office:value="28.340172714524549" table:formula="of:=MEDIAN([.B6:.U6])" table:style-name="ce1">
            <text:p>28,34017271</text:p>
          </table:table-cell>
          <table:table-cell office:value-type="float" office:value="33.792062828101123" table:formula="of:=QUARTILE([.B6:.U6];3)" table:style-name="ce1">
            <text:p>33,79206283</text:p>
          </table:table-cell>
          <table:table-cell table:number-columns-repeated="2" table:style-name="ce1"/>
          <table:table-cell office:value-type="float" office:value="500000" table:style-name="ce1">
            <text:p>500000</text:p>
          </table:table-cell>
          <table:table-cell office:value-type="float" office:value="44.629637250109703" table:style-name="ce1">
            <text:p>44,62963725</text:p>
          </table:table-cell>
          <table:table-cell office:value-type="float" office:value="41.438595392110798" table:style-name="ce1">
            <text:p>41,43859539</text:p>
          </table:table-cell>
          <table:table-cell office:value-type="float" office:value="154.35424724610601" table:style-name="ce1">
            <text:p>154,3542472</text:p>
          </table:table-cell>
          <table:table-cell office:value-type="float" office:value="231.879902843553" table:style-name="ce1">
            <text:p>231,8799028</text:p>
          </table:table-cell>
          <table:table-cell office:value-type="float" office:value="88.437127577234605" table:style-name="ce1">
            <text:p>88,43712758</text:p>
          </table:table-cell>
          <table:table-cell office:value-type="float" office:value="40.525316086814598" table:style-name="ce1">
            <text:p>40,52531609</text:p>
          </table:table-cell>
          <table:table-cell office:value-type="float" office:value="31.091876896471099" table:style-name="ce1">
            <text:p>31,0918769</text:p>
          </table:table-cell>
          <table:table-cell office:value-type="float" office:value="221.12689602365299" table:style-name="ce1">
            <text:p>221,126896</text:p>
          </table:table-cell>
          <table:table-cell office:value-type="float" office:value="40.6847169917854" table:style-name="ce1">
            <text:p>40,68471699</text:p>
          </table:table-cell>
          <table:table-cell office:value-type="float" office:value="42.751869744931099" table:style-name="ce1">
            <text:p>42,75186974</text:p>
          </table:table-cell>
          <table:table-cell office:value-type="float" office:value="43.3169235301567" table:style-name="ce1">
            <text:p>43,31692353</text:p>
          </table:table-cell>
          <table:table-cell office:value-type="float" office:value="74.317607912841098" table:style-name="ce1">
            <text:p>74,31760791</text:p>
          </table:table-cell>
          <table:table-cell office:value-type="float" office:value="81.127892005204501" table:style-name="ce1">
            <text:p>81,12789201</text:p>
          </table:table-cell>
          <table:table-cell office:value-type="float" office:value="47.5036882382215" table:style-name="ce1">
            <text:p>47,50368824</text:p>
          </table:table-cell>
          <table:table-cell office:value-type="float" office:value="30.9170462341506" table:style-name="ce1">
            <text:p>30,91704623</text:p>
          </table:table-cell>
          <table:table-cell office:value-type="float" office:value="86.032004132382099" table:style-name="ce1">
            <text:p>86,03200413</text:p>
          </table:table-cell>
          <table:table-cell office:value-type="float" office:value="41.3677844732984" table:style-name="ce1">
            <text:p>41,36778447</text:p>
          </table:table-cell>
          <table:table-cell office:value-type="float" office:value="210.67092295139099" table:style-name="ce1">
            <text:p>210,670923</text:p>
          </table:table-cell>
          <table:table-cell office:value-type="float" office:value="43.361358072546103" table:style-name="ce1">
            <text:p>43,36135807</text:p>
          </table:table-cell>
          <table:table-cell office:value-type="float" office:value="42.7809155137099" table:style-name="ce1">
            <text:p>42,78091551</text:p>
          </table:table-cell>
          <table:table-cell table:number-columns-repeated="16335"/>
        </table:table-row>
        <table:table-row table:style-name="ro1">
          <table:table-cell office:value-type="float" office:value="60000" table:style-name="ce1">
            <text:p>60000</text:p>
          </table:table-cell>
          <table:table-cell office:value-type="float" office:value="39.899528772963201" table:style-name="ce1">
            <text:p>39,89952877</text:p>
          </table:table-cell>
          <table:table-cell office:value-type="float" office:value="38.762205039566098" table:style-name="ce1">
            <text:p>38,76220504</text:p>
          </table:table-cell>
          <table:table-cell office:value-type="float" office:value="40.962098315470598" table:style-name="ce1">
            <text:p>40,96209832</text:p>
          </table:table-cell>
          <table:table-cell office:value-type="float" office:value="18.325846634615999" table:style-name="ce1">
            <text:p>18,32584663</text:p>
          </table:table-cell>
          <table:table-cell office:value-type="float" office:value="27.455570633274998" table:style-name="ce1">
            <text:p>27,45557063</text:p>
          </table:table-cell>
          <table:table-cell office:value-type="float" office:value="21.617312687448901" table:style-name="ce1">
            <text:p>21,61731269</text:p>
          </table:table-cell>
          <table:table-cell office:value-type="float" office:value="26.702299120061401" table:style-name="ce1">
            <text:p>26,70229912</text:p>
          </table:table-cell>
          <table:table-cell office:value-type="float" office:value="-4.9204198071050902" table:style-name="ce1">
            <text:p>-4,920419807</text:p>
          </table:table-cell>
          <table:table-cell office:value-type="float" office:value="26.060323758745799" table:style-name="ce1">
            <text:p>26,06032376</text:p>
          </table:table-cell>
          <table:table-cell office:value-type="float" office:value="26.616734223776501" table:style-name="ce1">
            <text:p>26,61673422</text:p>
          </table:table-cell>
          <table:table-cell office:value-type="float" office:value="29.476011019217498" table:style-name="ce1">
            <text:p>29,47601102</text:p>
          </table:table-cell>
          <table:table-cell office:value-type="float" office:value="28.767719941652398" table:style-name="ce1">
            <text:p>28,76771994</text:p>
          </table:table-cell>
          <table:table-cell office:value-type="float" office:value="30.845610414624598" table:style-name="ce1">
            <text:p>30,84561041</text:p>
          </table:table-cell>
          <table:table-cell office:value-type="float" office:value="37.037927939380801" table:style-name="ce1">
            <text:p>37,03792794</text:p>
          </table:table-cell>
          <table:table-cell office:value-type="float" office:value="23.5321774307249" table:style-name="ce1">
            <text:p>23,53217743</text:p>
          </table:table-cell>
          <table:table-cell office:value-type="float" office:value="18.9448378648359" table:style-name="ce1">
            <text:p>18,94483786</text:p>
          </table:table-cell>
          <table:table-cell office:value-type="float" office:value="25.8569164459518" table:style-name="ce1">
            <text:p>25,85691645</text:p>
          </table:table-cell>
          <table:table-cell office:value-type="float" office:value="-2.7894202570612299" table:style-name="ce1">
            <text:p>-2,789420257</text:p>
          </table:table-cell>
          <table:table-cell office:value-type="float" office:value="28.3648390424088" table:style-name="ce1">
            <text:p>28,36483904</text:p>
          </table:table-cell>
          <table:table-cell office:value-type="float" office:value="29.951972561885501" table:style-name="ce1">
            <text:p>29,95197256</text:p>
          </table:table-cell>
          <table:table-cell table:number-columns-repeated="2" table:style-name="ce1"/>
          <table:table-cell office:value-type="float" office:value="25.573504589121967" table:formula="of:=AVERAGE([.B7:.U7])" table:style-name="ce1">
            <text:p>25,57350459</text:p>
          </table:table-cell>
          <table:table-cell office:value-type="float" office:value="27.0789348766682" table:formula="of:=MEDIAN([.B7:.U7])" table:style-name="ce1">
            <text:p>27,07893488</text:p>
          </table:table-cell>
          <table:table-cell office:value-type="float" office:value="30.175382025070277" table:formula="of:=QUARTILE([.B7:.U7];3)" table:style-name="ce1">
            <text:p>30,17538203</text:p>
          </table:table-cell>
          <table:table-cell table:number-columns-repeated="16358" table:style-name="ce1"/>
        </table:table-row>
        <table:table-row table:style-name="ro1">
          <table:table-cell office:value-type="float" office:value="70000" table:style-name="ce1">
            <text:p>70000</text:p>
          </table:table-cell>
          <table:table-cell office:value-type="float" office:value="40.273697327783701" table:style-name="ce1">
            <text:p>40,27369733</text:p>
          </table:table-cell>
          <table:table-cell office:value-type="float" office:value="40.411627860818598" table:style-name="ce1">
            <text:p>40,41162786</text:p>
          </table:table-cell>
          <table:table-cell office:value-type="float" office:value="56.4863880043319" table:style-name="ce1">
            <text:p>56,486388</text:p>
          </table:table-cell>
          <table:table-cell office:value-type="float" office:value="52.136573787496701" table:style-name="ce1">
            <text:p>52,13657379</text:p>
          </table:table-cell>
          <table:table-cell office:value-type="float" office:value="27.0449103988344" table:style-name="ce1">
            <text:p>27,0449104</text:p>
          </table:table-cell>
          <table:table-cell office:value-type="float" office:value="20.129562344889901" table:style-name="ce1">
            <text:p>20,12956234</text:p>
          </table:table-cell>
          <table:table-cell office:value-type="float" office:value="25.373291409754199" table:style-name="ce1">
            <text:p>25,37329141</text:p>
          </table:table-cell>
          <table:table-cell office:value-type="float" office:value="-12.0419815627756" table:style-name="ce1">
            <text:p>-12,04198156</text:p>
          </table:table-cell>
          <table:table-cell office:value-type="float" office:value="27.0761891532017" table:style-name="ce1">
            <text:p>27,07618915</text:p>
          </table:table-cell>
          <table:table-cell office:value-type="float" office:value="26.733676404952298" table:style-name="ce1">
            <text:p>26,7336764</text:p>
          </table:table-cell>
          <table:table-cell office:value-type="float" office:value="34.112748287177602" table:style-name="ce1">
            <text:p>34,11274829</text:p>
          </table:table-cell>
          <table:table-cell office:value-type="float" office:value="35.848144618376999" table:style-name="ce1">
            <text:p>35,84814462</text:p>
          </table:table-cell>
          <table:table-cell office:value-type="float" office:value="26.789552220076398" table:style-name="ce1">
            <text:p>26,78955222</text:p>
          </table:table-cell>
          <table:table-cell office:value-type="float" office:value="35.607852482310598" table:style-name="ce1">
            <text:p>35,60785248</text:p>
          </table:table-cell>
          <table:table-cell office:value-type="float" office:value="23.9599707743739" table:style-name="ce1">
            <text:p>23,95997077</text:p>
          </table:table-cell>
          <table:table-cell office:value-type="float" office:value="22.426005536716399" table:style-name="ce1">
            <text:p>22,42600554</text:p>
          </table:table-cell>
          <table:table-cell office:value-type="float" office:value="25.883194028594701" table:style-name="ce1">
            <text:p>25,88319403</text:p>
          </table:table-cell>
          <table:table-cell office:value-type="float" office:value="-10.550084297991599" table:style-name="ce1">
            <text:p>-10,5500843</text:p>
          </table:table-cell>
          <table:table-cell office:value-type="float" office:value="30.019255132334699" table:style-name="ce1">
            <text:p>30,01925513</text:p>
          </table:table-cell>
          <table:table-cell office:value-type="float" office:value="30.258865067105098" table:style-name="ce1">
            <text:p>30,25886507</text:p>
          </table:table-cell>
          <table:table-cell table:number-columns-repeated="2" table:style-name="ce1"/>
          <table:table-cell office:value-type="float" office:value="27.898971948918131" table:formula="of:=AVERAGE([.B8:.U8])" table:style-name="ce1">
            <text:p>27,89897195</text:p>
          </table:table-cell>
          <table:table-cell office:value-type="float" office:value="27.06054977601805" table:formula="of:=MEDIAN([.B8:.U8])" table:style-name="ce1">
            <text:p>27,06054978</text:p>
          </table:table-cell>
          <table:table-cell office:value-type="float" office:value="35.667925516327202" table:formula="of:=QUARTILE([.B8:.U8];3)" table:style-name="ce1">
            <text:p>35,66792552</text:p>
          </table:table-cell>
          <table:table-cell table:number-columns-repeated="16358" table:style-name="ce1"/>
        </table:table-row>
        <table:table-row table:style-name="ro1">
          <table:table-cell office:value-type="float" office:value="80000" table:style-name="ce1">
            <text:p>80000</text:p>
          </table:table-cell>
          <table:table-cell office:value-type="float" office:value="40.464780266627997" table:style-name="ce1">
            <text:p>40,46478027</text:p>
          </table:table-cell>
          <table:table-cell office:value-type="float" office:value="40.237981124624902" table:style-name="ce1">
            <text:p>40,23798112</text:p>
          </table:table-cell>
          <table:table-cell office:value-type="float" office:value="82.055332916907901" table:style-name="ce1">
            <text:p>82,05533292</text:p>
          </table:table-cell>
          <table:table-cell office:value-type="float" office:value="48.601856677755897" table:style-name="ce1">
            <text:p>48,60185668</text:p>
          </table:table-cell>
          <table:table-cell office:value-type="float" office:value="29.1144804022972" table:style-name="ce1">
            <text:p>29,1144804</text:p>
          </table:table-cell>
          <table:table-cell office:value-type="float" office:value="23.815367076661101" table:style-name="ce1">
            <text:p>23,81536708</text:p>
          </table:table-cell>
          <table:table-cell office:value-type="float" office:value="25.5780330291091" table:style-name="ce1">
            <text:p>25,57803303</text:p>
          </table:table-cell>
          <table:table-cell office:value-type="float" office:value="-12.7537067427292" table:style-name="ce1">
            <text:p>-12,75370674</text:p>
          </table:table-cell>
          <table:table-cell office:value-type="float" office:value="26.6975240510939" table:style-name="ce1">
            <text:p>26,69752405</text:p>
          </table:table-cell>
          <table:table-cell office:value-type="float" office:value="28.358532675545" table:style-name="ce1">
            <text:p>28,35853268</text:p>
          </table:table-cell>
          <table:table-cell office:value-type="float" office:value="39.397858822284299" table:style-name="ce1">
            <text:p>39,39785882</text:p>
          </table:table-cell>
          <table:table-cell office:value-type="float" office:value="36.484172986132897" table:style-name="ce1">
            <text:p>36,48417299</text:p>
          </table:table-cell>
          <table:table-cell office:value-type="float" office:value="28.2328292804327" table:style-name="ce1">
            <text:p>28,23282928</text:p>
          </table:table-cell>
          <table:table-cell office:value-type="float" office:value="41.858386367907201" table:style-name="ce1">
            <text:p>41,85838637</text:p>
          </table:table-cell>
          <table:table-cell office:value-type="float" office:value="23.733433271348598" table:style-name="ce1">
            <text:p>23,73343327</text:p>
          </table:table-cell>
          <table:table-cell office:value-type="float" office:value="25.4822741013061" table:style-name="ce1">
            <text:p>25,4822741</text:p>
          </table:table-cell>
          <table:table-cell office:value-type="float" office:value="24.311882098885" table:style-name="ce1">
            <text:p>24,3118821</text:p>
          </table:table-cell>
          <table:table-cell office:value-type="float" office:value="-7.76969595797702" table:style-name="ce1">
            <text:p>-7,769695958</text:p>
          </table:table-cell>
          <table:table-cell office:value-type="float" office:value="29.580227505267001" table:style-name="ce1">
            <text:p>29,58022751</text:p>
          </table:table-cell>
          <table:table-cell office:value-type="float" office:value="33.233920246013398" table:style-name="ce1">
            <text:p>33,23392025</text:p>
          </table:table-cell>
          <table:table-cell table:number-columns-repeated="2" table:style-name="ce1"/>
          <table:table-cell office:value-type="float" office:value="30.335773509974707" table:formula="of:=AVERAGE([.B9:.U9])" table:style-name="ce1">
            <text:p>30,33577351</text:p>
          </table:table-cell>
          <table:table-cell office:value-type="float" office:value="28.736506538921098" table:formula="of:=MEDIAN([.B9:.U9])" table:style-name="ce1">
            <text:p>28,73650654</text:p>
          </table:table-cell>
          <table:table-cell office:value-type="float" office:value="39.60788939786945" table:formula="of:=QUARTILE([.B9:.U9];3)" table:style-name="ce1">
            <text:p>39,6078894</text:p>
          </table:table-cell>
          <table:table-cell table:number-columns-repeated="16358" table:style-name="ce1"/>
        </table:table-row>
        <table:table-row table:style-name="ro1">
          <table:table-cell office:value-type="float" office:value="90000" table:style-name="ce1">
            <text:p>90000</text:p>
          </table:table-cell>
          <table:table-cell office:value-type="float" office:value="41.213706819203097" table:style-name="ce1">
            <text:p>41,21370682</text:p>
          </table:table-cell>
          <table:table-cell office:value-type="float" office:value="40.742779693244898" table:style-name="ce1">
            <text:p>40,74277969</text:p>
          </table:table-cell>
          <table:table-cell office:value-type="float" office:value="39.864856717212" table:style-name="ce1">
            <text:p>39,86485672</text:p>
          </table:table-cell>
          <table:table-cell office:value-type="float" office:value="50.729429766804799" table:style-name="ce1">
            <text:p>50,72942977</text:p>
          </table:table-cell>
          <table:table-cell office:value-type="float" office:value="32.635761365990099" table:style-name="ce1">
            <text:p>32,63576137</text:p>
          </table:table-cell>
          <table:table-cell office:value-type="float" office:value="26.937725084822102" table:style-name="ce1">
            <text:p>26,93772508</text:p>
          </table:table-cell>
          <table:table-cell office:value-type="float" office:value="27.227810943373399" table:style-name="ce1">
            <text:p>27,22781094</text:p>
          </table:table-cell>
          <table:table-cell office:value-type="float" office:value="6.3520912287231598E-2" table:style-name="ce1">
            <text:p>0,063520912</text:p>
          </table:table-cell>
          <table:table-cell office:value-type="float" office:value="28.458349135041399" table:style-name="ce1">
            <text:p>28,45834914</text:p>
          </table:table-cell>
          <table:table-cell office:value-type="float" office:value="26.6091404052085" table:style-name="ce1">
            <text:p>26,60914041</text:p>
          </table:table-cell>
          <table:table-cell office:value-type="float" office:value="38.131546749588097" table:style-name="ce1">
            <text:p>38,13154675</text:p>
          </table:table-cell>
          <table:table-cell office:value-type="float" office:value="54.532780957443499" table:style-name="ce1">
            <text:p>54,53278096</text:p>
          </table:table-cell>
          <table:table-cell office:value-type="float" office:value="28.972293329821099" table:style-name="ce1">
            <text:p>28,97229333</text:p>
          </table:table-cell>
          <table:table-cell office:value-type="float" office:value="37.359370966592103" table:style-name="ce1">
            <text:p>37,35937097</text:p>
          </table:table-cell>
          <table:table-cell office:value-type="float" office:value="22.759211669580399" table:style-name="ce1">
            <text:p>22,75921167</text:p>
          </table:table-cell>
          <table:table-cell office:value-type="float" office:value="7.5311156340767802" table:style-name="ce1">
            <text:p>7,531115634</text:p>
          </table:table-cell>
          <table:table-cell office:value-type="float" office:value="23.699751129038901" table:style-name="ce1">
            <text:p>23,69975113</text:p>
          </table:table-cell>
          <table:table-cell office:value-type="float" office:value="4.4985692995790902" table:style-name="ce1">
            <text:p>4,4985693</text:p>
          </table:table-cell>
          <table:table-cell office:value-type="float" office:value="28.165824963536799" table:style-name="ce1">
            <text:p>28,16582496</text:p>
          </table:table-cell>
          <table:table-cell office:value-type="float" office:value="37.561047041604503" table:style-name="ce1">
            <text:p>37,56104704</text:p>
          </table:table-cell>
          <table:table-cell table:number-columns-repeated="2" table:style-name="ce1"/>
          <table:table-cell office:value-type="float" office:value="29.884729629202447" table:formula="of:=AVERAGE([.B10:.U10])" table:style-name="ce1">
            <text:p>29,88472963</text:p>
          </table:table-cell>
          <table:table-cell office:value-type="float" office:value="28.715321232431251" table:formula="of:=MEDIAN([.B10:.U10])" table:style-name="ce1">
            <text:p>28,71532123</text:p>
          </table:table-cell>
          <table:table-cell office:value-type="float" office:value="38.564874241494074" table:formula="of:=QUARTILE([.B10:.U10];3)" table:style-name="ce1">
            <text:p>38,56487424</text:p>
          </table:table-cell>
          <table:table-cell table:number-columns-repeated="16358" table:style-name="ce1"/>
        </table:table-row>
        <table:table-row table:style-name="ro1">
          <table:table-cell office:value-type="float" office:value="100000" table:style-name="ce1">
            <text:p>100000</text:p>
          </table:table-cell>
          <table:table-cell office:value-type="float" office:value="41.695707657592301" table:style-name="ce1">
            <text:p>41,69570766</text:p>
          </table:table-cell>
          <table:table-cell office:value-type="float" office:value="39.7444204900602" table:style-name="ce1">
            <text:p>39,74442049</text:p>
          </table:table-cell>
          <table:table-cell office:value-type="float" office:value="77.932775384148997" table:style-name="ce1">
            <text:p>77,93277538</text:p>
          </table:table-cell>
          <table:table-cell office:value-type="float" office:value="51.304731593171198" table:style-name="ce1">
            <text:p>51,30473159</text:p>
          </table:table-cell>
          <table:table-cell office:value-type="float" office:value="33.8746637289291" table:style-name="ce1">
            <text:p>33,87466373</text:p>
          </table:table-cell>
          <table:table-cell office:value-type="float" office:value="23.5151460640324" table:style-name="ce1">
            <text:p>23,51514606</text:p>
          </table:table-cell>
          <table:table-cell office:value-type="float" office:value="30.129300977699501" table:style-name="ce1">
            <text:p>30,12930098</text:p>
          </table:table-cell>
          <table:table-cell office:value-type="float" office:value="-4.4568046138958799" table:style-name="ce1">
            <text:p>-4,456804614</text:p>
          </table:table-cell>
          <table:table-cell office:value-type="float" office:value="27.2344360010439" table:style-name="ce1">
            <text:p>27,234436</text:p>
          </table:table-cell>
          <table:table-cell office:value-type="float" office:value="27.576243543430099" table:style-name="ce1">
            <text:p>27,57624354</text:p>
          </table:table-cell>
          <table:table-cell office:value-type="float" office:value="40.222889066889103" table:style-name="ce1">
            <text:p>40,22288907</text:p>
          </table:table-cell>
          <table:table-cell office:value-type="float" office:value="52.853754911263103" table:style-name="ce1">
            <text:p>52,85375491</text:p>
          </table:table-cell>
          <table:table-cell office:value-type="float" office:value="32.427202609144601" table:style-name="ce1">
            <text:p>32,42720261</text:p>
          </table:table-cell>
          <table:table-cell office:value-type="float" office:value="45.1657375057652" table:style-name="ce1">
            <text:p>45,16573751</text:p>
          </table:table-cell>
          <table:table-cell office:value-type="float" office:value="23.5492712648972" table:style-name="ce1">
            <text:p>23,54927126</text:p>
          </table:table-cell>
          <table:table-cell office:value-type="float" office:value="12.6825419676693" table:style-name="ce1">
            <text:p>12,68254197</text:p>
          </table:table-cell>
          <table:table-cell office:value-type="float" office:value="25.195676680455001" table:style-name="ce1">
            <text:p>25,19567668</text:p>
          </table:table-cell>
          <table:table-cell office:value-type="float" office:value="11.8785556532898" table:style-name="ce1">
            <text:p>11,87855565</text:p>
          </table:table-cell>
          <table:table-cell office:value-type="float" office:value="28.8539799827312" table:style-name="ce1">
            <text:p>28,85397998</text:p>
          </table:table-cell>
          <table:table-cell office:value-type="float" office:value="29.506987851259399" table:style-name="ce1">
            <text:p>29,50698785</text:p>
          </table:table-cell>
          <table:table-cell table:number-columns-repeated="2" table:style-name="ce1"/>
          <table:table-cell office:value-type="float" office:value="32.544360915978785" table:formula="of:=AVERAGE([.B11:.U11])" table:style-name="ce1">
            <text:p>32,54436092</text:p>
          </table:table-cell>
          <table:table-cell office:value-type="float" office:value="29.818144414479448" table:formula="of:=MEDIAN([.B11:.U11])" table:style-name="ce1">
            <text:p>29,81814441</text:p>
          </table:table-cell>
          <table:table-cell office:value-type="float" office:value="40.591093714564906" table:formula="of:=QUARTILE([.B11:.U11];3)" table:style-name="ce1">
            <text:p>40,59109371</text:p>
          </table:table-cell>
          <table:table-cell table:number-columns-repeated="16358" table:style-name="ce1"/>
        </table:table-row>
        <table:table-row table:style-name="ro1">
          <table:table-cell office:value-type="float" office:value="110000" table:style-name="ce1">
            <text:p>110000</text:p>
          </table:table-cell>
          <table:table-cell office:value-type="float" office:value="41.383202698100398" table:style-name="ce1">
            <text:p>41,3832027</text:p>
          </table:table-cell>
          <table:table-cell office:value-type="float" office:value="40.267249531196903" table:style-name="ce1">
            <text:p>40,26724953</text:p>
          </table:table-cell>
          <table:table-cell office:value-type="float" office:value="73.629430765692604" table:style-name="ce1">
            <text:p>73,62943077</text:p>
          </table:table-cell>
          <table:table-cell office:value-type="float" office:value="52.143458254969097" table:style-name="ce1">
            <text:p>52,14345825</text:p>
          </table:table-cell>
          <table:table-cell office:value-type="float" office:value="27.889134893918001" table:style-name="ce1">
            <text:p>27,88913489</text:p>
          </table:table-cell>
          <table:table-cell office:value-type="float" office:value="32.340998867226702" table:style-name="ce1">
            <text:p>32,34099887</text:p>
          </table:table-cell>
          <table:table-cell office:value-type="float" office:value="27.506573788874402" table:style-name="ce1">
            <text:p>27,50657379</text:p>
          </table:table-cell>
          <table:table-cell office:value-type="float" office:value="-0.97083269088655" table:style-name="ce1">
            <text:p>-0,970832691</text:p>
          </table:table-cell>
          <table:table-cell office:value-type="float" office:value="27.508878724996901" table:style-name="ce1">
            <text:p>27,50887872</text:p>
          </table:table-cell>
          <table:table-cell office:value-type="float" office:value="28.7059253181496" table:style-name="ce1">
            <text:p>28,70592532</text:p>
          </table:table-cell>
          <table:table-cell office:value-type="float" office:value="41.809464398620598" table:style-name="ce1">
            <text:p>41,8094644</text:p>
          </table:table-cell>
          <table:table-cell office:value-type="float" office:value="43.568045547725298" table:style-name="ce1">
            <text:p>43,56804555</text:p>
          </table:table-cell>
          <table:table-cell office:value-type="float" office:value="29.175039047519601" table:style-name="ce1">
            <text:p>29,17503905</text:p>
          </table:table-cell>
          <table:table-cell office:value-type="float" office:value="38.698732642568999" table:style-name="ce1">
            <text:p>38,69873264</text:p>
          </table:table-cell>
          <table:table-cell office:value-type="float" office:value="23.6126660502924" table:style-name="ce1">
            <text:p>23,61266605</text:p>
          </table:table-cell>
          <table:table-cell office:value-type="float" office:value="19.828415112749301" table:style-name="ce1">
            <text:p>19,82841511</text:p>
          </table:table-cell>
          <table:table-cell office:value-type="float" office:value="23.778929268396301" table:style-name="ce1">
            <text:p>23,77892927</text:p>
          </table:table-cell>
          <table:table-cell office:value-type="float" office:value="16.245970275326901" table:style-name="ce1">
            <text:p>16,24597028</text:p>
          </table:table-cell>
          <table:table-cell office:value-type="float" office:value="29.5430932443582" table:style-name="ce1">
            <text:p>29,54309324</text:p>
          </table:table-cell>
          <table:table-cell office:value-type="float" office:value="28.8101389733052" table:style-name="ce1">
            <text:p>28,81013897</text:p>
          </table:table-cell>
          <table:table-cell table:number-columns-repeated="2" table:style-name="ce1"/>
          <table:table-cell office:value-type="float" office:value="32.273725735655049" table:formula="of:=AVERAGE([.B12:.U12])" table:style-name="ce1">
            <text:p>32,27372574</text:p>
          </table:table-cell>
          <table:table-cell office:value-type="float" office:value="28.992589010412402" table:formula="of:=MEDIAN([.B12:.U12])" table:style-name="ce1">
            <text:p>28,99258901</text:p>
          </table:table-cell>
          <table:table-cell office:value-type="float" office:value="40.546237822922777" table:formula="of:=QUARTILE([.B12:.U12];3)" table:style-name="ce1">
            <text:p>40,54623782</text:p>
          </table:table-cell>
          <table:table-cell table:number-columns-repeated="16358" table:style-name="ce1"/>
        </table:table-row>
        <table:table-row table:style-name="ro1">
          <table:table-cell office:value-type="float" office:value="120000" table:style-name="ce1">
            <text:p>120000</text:p>
          </table:table-cell>
          <table:table-cell office:value-type="float" office:value="42.370262853004398" table:style-name="ce1">
            <text:p>42,37026285</text:p>
          </table:table-cell>
          <table:table-cell office:value-type="float" office:value="39.754926151493898" table:style-name="ce1">
            <text:p>39,75492615</text:p>
          </table:table-cell>
          <table:table-cell office:value-type="float" office:value="50.397754530284097" table:style-name="ce1">
            <text:p>50,39775453</text:p>
          </table:table-cell>
          <table:table-cell office:value-type="float" office:value="62.461064048538901" table:style-name="ce1">
            <text:p>62,46106405</text:p>
          </table:table-cell>
          <table:table-cell office:value-type="float" office:value="35.250882910980899" table:style-name="ce1">
            <text:p>35,25088291</text:p>
          </table:table-cell>
          <table:table-cell office:value-type="float" office:value="23.105053331620599" table:style-name="ce1">
            <text:p>23,10505333</text:p>
          </table:table-cell>
          <table:table-cell office:value-type="float" office:value="25.1885917458997" table:style-name="ce1">
            <text:p>25,18859175</text:p>
          </table:table-cell>
          <table:table-cell office:value-type="float" office:value="-3.2742632112419798" table:style-name="ce1">
            <text:p>-3,274263211</text:p>
          </table:table-cell>
          <table:table-cell office:value-type="float" office:value="28.500056684733298" table:style-name="ce1">
            <text:p>28,50005668</text:p>
          </table:table-cell>
          <table:table-cell office:value-type="float" office:value="28.057301387678098" table:style-name="ce1">
            <text:p>28,05730139</text:p>
          </table:table-cell>
          <table:table-cell office:value-type="float" office:value="42.2955671588402" table:style-name="ce1">
            <text:p>42,29556716</text:p>
          </table:table-cell>
          <table:table-cell office:value-type="float" office:value="53.840942949522798" table:style-name="ce1">
            <text:p>53,84094295</text:p>
          </table:table-cell>
          <table:table-cell office:value-type="float" office:value="39.738337287113197" table:style-name="ce1">
            <text:p>39,73833729</text:p>
          </table:table-cell>
          <table:table-cell office:value-type="float" office:value="43.502636917244097" table:style-name="ce1">
            <text:p>43,50263692</text:p>
          </table:table-cell>
          <table:table-cell office:value-type="float" office:value="23.786977419389299" table:style-name="ce1">
            <text:p>23,78697742</text:p>
          </table:table-cell>
          <table:table-cell office:value-type="float" office:value="21.8290537979546" table:style-name="ce1">
            <text:p>21,8290538</text:p>
          </table:table-cell>
          <table:table-cell office:value-type="float" office:value="34.489278244925998" table:style-name="ce1">
            <text:p>34,48927824</text:p>
          </table:table-cell>
          <table:table-cell office:value-type="float" office:value="19.9705357576665" table:style-name="ce1">
            <text:p>19,97053576</text:p>
          </table:table-cell>
          <table:table-cell office:value-type="float" office:value="29.3908893441358" table:style-name="ce1">
            <text:p>29,39088934</text:p>
          </table:table-cell>
          <table:table-cell office:value-type="float" office:value="36.600005683696899" table:style-name="ce1">
            <text:p>36,60000568</text:p>
          </table:table-cell>
          <table:table-cell table:number-columns-repeated="2" table:style-name="ce1"/>
          <table:table-cell office:value-type="float" office:value="33.862792749674057" table:formula="of:=AVERAGE([.B13:.U13])" table:style-name="ce1">
            <text:p>33,86279275</text:p>
          </table:table-cell>
          <table:table-cell office:value-type="float" office:value="34.870080577953445" table:formula="of:=MEDIAN([.B13:.U13])" table:style-name="ce1">
            <text:p>34,87008058</text:p>
          </table:table-cell>
          <table:table-cell office:value-type="float" office:value="42.314241082381251" table:formula="of:=QUARTILE([.B13:.U13];3)" table:style-name="ce1">
            <text:p>42,31424108</text:p>
          </table:table-cell>
          <table:table-cell table:number-columns-repeated="16358" table:style-name="ce1"/>
        </table:table-row>
        <table:table-row table:style-name="ro1">
          <table:table-cell office:value-type="float" office:value="130000" table:style-name="ce1">
            <text:p>130000</text:p>
          </table:table-cell>
          <table:table-cell office:value-type="float" office:value="42.5054660012675" table:style-name="ce1">
            <text:p>42,505466</text:p>
          </table:table-cell>
          <table:table-cell office:value-type="float" office:value="38.629511278907003" table:style-name="ce1">
            <text:p>38,62951128</text:p>
          </table:table-cell>
          <table:table-cell office:value-type="float" office:value="64.923116404473902" table:style-name="ce1">
            <text:p>64,9231164</text:p>
          </table:table-cell>
          <table:table-cell office:value-type="float" office:value="51.129948496249497" table:style-name="ce1">
            <text:p>51,1299485</text:p>
          </table:table-cell>
          <table:table-cell office:value-type="float" office:value="35.625782566887104" table:style-name="ce1">
            <text:p>35,62578257</text:p>
          </table:table-cell>
          <table:table-cell office:value-type="float" office:value="29.845212364769299" table:style-name="ce1">
            <text:p>29,84521236</text:p>
          </table:table-cell>
          <table:table-cell office:value-type="float" office:value="26.461124283293898" table:style-name="ce1">
            <text:p>26,46112428</text:p>
          </table:table-cell>
          <table:table-cell office:value-type="float" office:value="-13.5149377181707" table:style-name="ce1">
            <text:p>-13,51493772</text:p>
          </table:table-cell>
          <table:table-cell office:value-type="float" office:value="28.479981280153599" table:style-name="ce1">
            <text:p>28,47998128</text:p>
          </table:table-cell>
          <table:table-cell office:value-type="float" office:value="30.071574990872001" table:style-name="ce1">
            <text:p>30,07157499</text:p>
          </table:table-cell>
          <table:table-cell office:value-type="float" office:value="44.561884558750499" table:style-name="ce1">
            <text:p>44,56188456</text:p>
          </table:table-cell>
          <table:table-cell office:value-type="float" office:value="38.441873384971203" table:style-name="ce1">
            <text:p>38,44187338</text:p>
          </table:table-cell>
          <table:table-cell office:value-type="float" office:value="38.862224019078901" table:style-name="ce1">
            <text:p>38,86222402</text:p>
          </table:table-cell>
          <table:table-cell office:value-type="float" office:value="44.111463511309303" table:style-name="ce1">
            <text:p>44,11146351</text:p>
          </table:table-cell>
          <table:table-cell office:value-type="float" office:value="24.119557394193599" table:style-name="ce1">
            <text:p>24,11955739</text:p>
          </table:table-cell>
          <table:table-cell office:value-type="float" office:value="18.606484463265801" table:style-name="ce1">
            <text:p>18,60648446</text:p>
          </table:table-cell>
          <table:table-cell office:value-type="float" office:value="38.323258133191302" table:style-name="ce1">
            <text:p>38,32325813</text:p>
          </table:table-cell>
          <table:table-cell office:value-type="float" office:value="32.703034144145803" table:style-name="ce1">
            <text:p>32,70303414</text:p>
          </table:table-cell>
          <table:table-cell office:value-type="float" office:value="28.8257097132947" table:style-name="ce1">
            <text:p>28,82570971</text:p>
          </table:table-cell>
          <table:table-cell office:value-type="float" office:value="40.240918688026099" table:style-name="ce1">
            <text:p>40,24091869</text:p>
          </table:table-cell>
          <table:table-cell table:number-columns-repeated="2" table:style-name="ce1"/>
          <table:table-cell office:value-type="float" office:value="34.147659397946512" table:formula="of:=AVERAGE([.B14:.U14])" table:style-name="ce1">
            <text:p>34,1476594</text:p>
          </table:table-cell>
          <table:table-cell office:value-type="float" office:value="36.974520350039199" table:formula="of:=MEDIAN([.B14:.U14])" table:style-name="ce1">
            <text:p>36,97452035</text:p>
          </table:table-cell>
          <table:table-cell office:value-type="float" office:value="40.807055516336447" table:formula="of:=QUARTILE([.B14:.U14];3)" table:style-name="ce1">
            <text:p>40,80705552</text:p>
          </table:table-cell>
          <table:table-cell table:number-columns-repeated="16358" table:style-name="ce1"/>
        </table:table-row>
        <table:table-row table:style-name="ro1">
          <table:table-cell office:value-type="float" office:value="140000" table:style-name="ce1">
            <text:p>140000</text:p>
          </table:table-cell>
          <table:table-cell office:value-type="float" office:value="43.518933310330702" table:style-name="ce1">
            <text:p>43,51893331</text:p>
          </table:table-cell>
          <table:table-cell office:value-type="float" office:value="39.884408343415799" table:style-name="ce1">
            <text:p>39,88440834</text:p>
          </table:table-cell>
          <table:table-cell office:value-type="float" office:value="85.383790326598501" table:style-name="ce1">
            <text:p>85,38379033</text:p>
          </table:table-cell>
          <table:table-cell office:value-type="float" office:value="60.060592486503303" table:style-name="ce1">
            <text:p>60,06059249</text:p>
          </table:table-cell>
          <table:table-cell office:value-type="float" office:value="38.493674666901804" table:style-name="ce1">
            <text:p>38,49367467</text:p>
          </table:table-cell>
          <table:table-cell office:value-type="float" office:value="34.5104387006038" table:style-name="ce1">
            <text:p>34,5104387</text:p>
          </table:table-cell>
          <table:table-cell office:value-type="float" office:value="25.853611633519801" table:style-name="ce1">
            <text:p>25,85361163</text:p>
          </table:table-cell>
          <table:table-cell office:value-type="float" office:value="-7.4357662739407999" table:style-name="ce1">
            <text:p>-7,435766274</text:p>
          </table:table-cell>
          <table:table-cell office:value-type="float" office:value="31.161200426179501" table:style-name="ce1">
            <text:p>31,16120043</text:p>
          </table:table-cell>
          <table:table-cell office:value-type="float" office:value="30.135641589413499" table:style-name="ce1">
            <text:p>30,13564159</text:p>
          </table:table-cell>
          <table:table-cell office:value-type="float" office:value="43.175695455680099" table:style-name="ce1">
            <text:p>43,17569546</text:p>
          </table:table-cell>
          <table:table-cell office:value-type="float" office:value="41.913473723986399" table:style-name="ce1">
            <text:p>41,91347372</text:p>
          </table:table-cell>
          <table:table-cell office:value-type="float" office:value="38.966520303307597" table:style-name="ce1">
            <text:p>38,9665203</text:p>
          </table:table-cell>
          <table:table-cell office:value-type="float" office:value="43.318738454560197" table:style-name="ce1">
            <text:p>43,31873845</text:p>
          </table:table-cell>
          <table:table-cell office:value-type="float" office:value="28.816691298500398" table:style-name="ce1">
            <text:p>28,8166913</text:p>
          </table:table-cell>
          <table:table-cell office:value-type="float" office:value="18.377965242601601" table:style-name="ce1">
            <text:p>18,37796524</text:p>
          </table:table-cell>
          <table:table-cell office:value-type="float" office:value="38.941093361990397" table:style-name="ce1">
            <text:p>38,94109336</text:p>
          </table:table-cell>
          <table:table-cell office:value-type="float" office:value="36.834598753103798" table:style-name="ce1">
            <text:p>36,83459875</text:p>
          </table:table-cell>
          <table:table-cell office:value-type="float" office:value="32.821047992953901" table:style-name="ce1">
            <text:p>32,82104799</text:p>
          </table:table-cell>
          <table:table-cell office:value-type="float" office:value="41.264324314733997" table:style-name="ce1">
            <text:p>41,26432431</text:p>
          </table:table-cell>
          <table:table-cell table:number-columns-repeated="2" table:style-name="ce1"/>
          <table:table-cell office:value-type="float" office:value="37.299833705547215" table:formula="of:=AVERAGE([.B15:.U15])" table:style-name="ce1">
            <text:p>37,29983371</text:p>
          </table:table-cell>
          <table:table-cell office:value-type="float" office:value="38.717384014446097" table:formula="of:=MEDIAN([.B15:.U15])" table:style-name="ce1">
            <text:p>38,71738401</text:p>
          </table:table-cell>
          <table:table-cell office:value-type="float" office:value="42.229029156909824" table:formula="of:=QUARTILE([.B15:.U15];3)" table:style-name="ce1">
            <text:p>42,22902916</text:p>
          </table:table-cell>
          <table:table-cell table:number-columns-repeated="16358" table:style-name="ce1"/>
        </table:table-row>
        <table:table-row table:style-name="ro1">
          <table:table-cell office:value-type="float" office:value="150000" table:style-name="ce1">
            <text:p>150000</text:p>
          </table:table-cell>
          <table:table-cell office:value-type="float" office:value="43.162423905862902" table:style-name="ce1">
            <text:p>43,16242391</text:p>
          </table:table-cell>
          <table:table-cell office:value-type="float" office:value="39.600582998617" table:style-name="ce1">
            <text:p>39,600583</text:p>
          </table:table-cell>
          <table:table-cell office:value-type="float" office:value="74.352812058666998" table:style-name="ce1">
            <text:p>74,35281206</text:p>
          </table:table-cell>
          <table:table-cell office:value-type="float" office:value="58.544547294355901" table:style-name="ce1">
            <text:p>58,54454729</text:p>
          </table:table-cell>
          <table:table-cell office:value-type="float" office:value="37.0902350364913" table:style-name="ce1">
            <text:p>37,09023504</text:p>
          </table:table-cell>
          <table:table-cell office:value-type="float" office:value="40.172716574674801" table:style-name="ce1">
            <text:p>40,17271657</text:p>
          </table:table-cell>
          <table:table-cell office:value-type="float" office:value="25.974785383689401" table:style-name="ce1">
            <text:p>25,97478538</text:p>
          </table:table-cell>
          <table:table-cell office:value-type="float" office:value="-2.4996073523214899" table:style-name="ce1">
            <text:p>-2,499607352</text:p>
          </table:table-cell>
          <table:table-cell office:value-type="float" office:value="37.168906944679598" table:style-name="ce1">
            <text:p>37,16890694</text:p>
          </table:table-cell>
          <table:table-cell office:value-type="float" office:value="31.755489273814799" table:style-name="ce1">
            <text:p>31,75548927</text:p>
          </table:table-cell>
          <table:table-cell office:value-type="float" office:value="43.580594477433003" table:style-name="ce1">
            <text:p>43,58059448</text:p>
          </table:table-cell>
          <table:table-cell office:value-type="float" office:value="50.067516618892597" table:style-name="ce1">
            <text:p>50,06751662</text:p>
          </table:table-cell>
          <table:table-cell office:value-type="float" office:value="39.121393082849103" table:style-name="ce1">
            <text:p>39,12139308</text:p>
          </table:table-cell>
          <table:table-cell office:value-type="float" office:value="43.774138502095902" table:style-name="ce1">
            <text:p>43,7741385</text:p>
          </table:table-cell>
          <table:table-cell office:value-type="float" office:value="26.739608397105201" table:style-name="ce1">
            <text:p>26,7396084</text:p>
          </table:table-cell>
          <table:table-cell office:value-type="float" office:value="23.4873863665626" table:style-name="ce1">
            <text:p>23,48738637</text:p>
          </table:table-cell>
          <table:table-cell office:value-type="float" office:value="34.1119113334058" table:style-name="ce1">
            <text:p>34,11191133</text:p>
          </table:table-cell>
          <table:table-cell office:value-type="float" office:value="39.314422510184798" table:style-name="ce1">
            <text:p>39,31442251</text:p>
          </table:table-cell>
          <table:table-cell office:value-type="float" office:value="30.349173507199399" table:style-name="ce1">
            <text:p>30,34917351</text:p>
          </table:table-cell>
          <table:table-cell office:value-type="float" office:value="40.709381854863999" table:style-name="ce1">
            <text:p>40,70938185</text:p>
          </table:table-cell>
          <table:table-cell table:number-columns-repeated="2" table:style-name="ce1"/>
          <table:table-cell office:value-type="float" office:value="37.828920938456186" table:formula="of:=AVERAGE([.B16:.U16])" table:style-name="ce1">
            <text:p>37,82892094</text:p>
          </table:table-cell>
          <table:table-cell office:value-type="float" office:value="39.217907796516954" table:formula="of:=MEDIAN([.B16:.U16])" table:style-name="ce1">
            <text:p>39,2179078</text:p>
          </table:table-cell>
          <table:table-cell office:value-type="float" office:value="43.266966548755427" table:formula="of:=QUARTILE([.B16:.U16];3)" table:style-name="ce1">
            <text:p>43,26696655</text:p>
          </table:table-cell>
          <table:table-cell table:number-columns-repeated="16358" table:style-name="ce1"/>
        </table:table-row>
        <table:table-row table:style-name="ro1">
          <table:table-cell office:value-type="float" office:value="160000" table:style-name="ce1">
            <text:p>160000</text:p>
          </table:table-cell>
          <table:table-cell office:value-type="float" office:value="43.005832227963197" table:style-name="ce1">
            <text:p>43,00583223</text:p>
          </table:table-cell>
          <table:table-cell office:value-type="float" office:value="40.156377620916103" table:style-name="ce1">
            <text:p>40,15637762</text:p>
          </table:table-cell>
          <table:table-cell office:value-type="float" office:value="73.149820994520795" table:style-name="ce1">
            <text:p>73,14982099</text:p>
          </table:table-cell>
          <table:table-cell office:value-type="float" office:value="65.058378687920097" table:style-name="ce1">
            <text:p>65,05837869</text:p>
          </table:table-cell>
          <table:table-cell office:value-type="float" office:value="40.817059996368897" table:style-name="ce1">
            <text:p>40,81706</text:p>
          </table:table-cell>
          <table:table-cell office:value-type="float" office:value="19.153141933438398" table:style-name="ce1">
            <text:p>19,15314193</text:p>
          </table:table-cell>
          <table:table-cell office:value-type="float" office:value="28.1210866546608" table:style-name="ce1">
            <text:p>28,12108665</text:p>
          </table:table-cell>
          <table:table-cell office:value-type="float" office:value="-1.72986685821769E-2" table:style-name="ce1">
            <text:p>-0,017298669</text:p>
          </table:table-cell>
          <table:table-cell office:value-type="float" office:value="41.228508327490701" table:style-name="ce1">
            <text:p>41,22850833</text:p>
          </table:table-cell>
          <table:table-cell office:value-type="float" office:value="32.165748634797097" table:style-name="ce1">
            <text:p>32,16574863</text:p>
          </table:table-cell>
          <table:table-cell office:value-type="float" office:value="43.442451944585102" table:style-name="ce1">
            <text:p>43,44245194</text:p>
          </table:table-cell>
          <table:table-cell office:value-type="float" office:value="52.607051425048901" table:style-name="ce1">
            <text:p>52,60705143</text:p>
          </table:table-cell>
          <table:table-cell office:value-type="float" office:value="42.039927354543799" table:style-name="ce1">
            <text:p>42,03992735</text:p>
          </table:table-cell>
          <table:table-cell office:value-type="float" office:value="46.053011107016303" table:style-name="ce1">
            <text:p>46,05301111</text:p>
          </table:table-cell>
          <table:table-cell office:value-type="float" office:value="24.672862526979198" table:style-name="ce1">
            <text:p>24,67286253</text:p>
          </table:table-cell>
          <table:table-cell office:value-type="float" office:value="27.140666737539" table:style-name="ce1">
            <text:p>27,14066674</text:p>
          </table:table-cell>
          <table:table-cell office:value-type="float" office:value="37.048603348201297" table:style-name="ce1">
            <text:p>37,04860335</text:p>
          </table:table-cell>
          <table:table-cell office:value-type="float" office:value="47.655841661537799" table:style-name="ce1">
            <text:p>47,65584166</text:p>
          </table:table-cell>
          <table:table-cell office:value-type="float" office:value="31.548589717742999" table:style-name="ce1">
            <text:p>31,54858972</text:p>
          </table:table-cell>
          <table:table-cell office:value-type="float" office:value="40.605805637368903" table:style-name="ce1">
            <text:p>40,60580564</text:p>
          </table:table-cell>
          <table:table-cell table:number-columns-repeated="2" table:style-name="ce1"/>
          <table:table-cell office:value-type="float" office:value="38.782673393502861" table:formula="of:=AVERAGE([.B17:.U17])" table:style-name="ce1">
            <text:p>38,78267339</text:p>
          </table:table-cell>
          <table:table-cell office:value-type="float" office:value="40.7114328168689" table:formula="of:=MEDIAN([.B17:.U17])" table:style-name="ce1">
            <text:p>40,71143282</text:p>
          </table:table-cell>
          <table:table-cell office:value-type="float" office:value="44.095091735192902" table:formula="of:=QUARTILE([.B17:.U17];3)" table:style-name="ce1">
            <text:p>44,09509174</text:p>
          </table:table-cell>
          <table:table-cell table:number-columns-repeated="16358"/>
        </table:table-row>
        <table:table-row table:style-name="ro1">
          <table:table-cell office:value-type="float" office:value="170000" table:style-name="ce1">
            <text:p>170000</text:p>
          </table:table-cell>
          <table:table-cell office:value-type="float" office:value="42.235622919502397" table:style-name="ce1">
            <text:p>42,23562292</text:p>
          </table:table-cell>
          <table:table-cell office:value-type="float" office:value="39.731401648576202" table:style-name="ce1">
            <text:p>39,73140165</text:p>
          </table:table-cell>
          <table:table-cell office:value-type="float" office:value="62.062388968327497" table:style-name="ce1">
            <text:p>62,06238897</text:p>
          </table:table-cell>
          <table:table-cell office:value-type="float" office:value="72.262316229017401" table:style-name="ce1">
            <text:p>72,26231623</text:p>
          </table:table-cell>
          <table:table-cell office:value-type="float" office:value="39.126739047189901" table:style-name="ce1">
            <text:p>39,12673905</text:p>
          </table:table-cell>
          <table:table-cell office:value-type="float" office:value="38.518711499732802" table:style-name="ce1">
            <text:p>38,5187115</text:p>
          </table:table-cell>
          <table:table-cell office:value-type="float" office:value="28.365285917052098" table:style-name="ce1">
            <text:p>28,36528592</text:p>
          </table:table-cell>
          <table:table-cell office:value-type="float" office:value="2.40112797304133" table:style-name="ce1">
            <text:p>2,401127973</text:p>
          </table:table-cell>
          <table:table-cell office:value-type="float" office:value="40.009009591394999" table:style-name="ce1">
            <text:p>40,00900959</text:p>
          </table:table-cell>
          <table:table-cell office:value-type="float" office:value="37.574496990531401" table:style-name="ce1">
            <text:p>37,57449699</text:p>
          </table:table-cell>
          <table:table-cell office:value-type="float" office:value="42.619076778676799" table:style-name="ce1">
            <text:p>42,61907678</text:p>
          </table:table-cell>
          <table:table-cell office:value-type="float" office:value="53.310036629435999" table:style-name="ce1">
            <text:p>53,31003663</text:p>
          </table:table-cell>
          <table:table-cell office:value-type="float" office:value="39.472941825528302" table:style-name="ce1">
            <text:p>39,47294183</text:p>
          </table:table-cell>
          <table:table-cell office:value-type="float" office:value="44.924365961734502" table:style-name="ce1">
            <text:p>44,92436596</text:p>
          </table:table-cell>
          <table:table-cell office:value-type="float" office:value="24.914336175318301" table:style-name="ce1">
            <text:p>24,91433618</text:p>
          </table:table-cell>
          <table:table-cell office:value-type="float" office:value="19.001672045672102" table:style-name="ce1">
            <text:p>19,00167205</text:p>
          </table:table-cell>
          <table:table-cell office:value-type="float" office:value="38.393994203665301" table:style-name="ce1">
            <text:p>38,3939942</text:p>
          </table:table-cell>
          <table:table-cell office:value-type="float" office:value="62.330476608923" table:style-name="ce1">
            <text:p>62,33047661</text:p>
          </table:table-cell>
          <table:table-cell office:value-type="float" office:value="38.139599086033698" table:style-name="ce1">
            <text:p>38,13959909</text:p>
          </table:table-cell>
          <table:table-cell office:value-type="float" office:value="41.161480439817801" table:style-name="ce1">
            <text:p>41,16148044</text:p>
          </table:table-cell>
          <table:table-cell table:number-columns-repeated="2" table:style-name="ce1"/>
          <table:table-cell office:value-type="float" office:value="40.327754026958601" table:formula="of:=AVERAGE([.B18:.U18])" table:style-name="ce1">
            <text:p>40,32775403</text:p>
          </table:table-cell>
          <table:table-cell office:value-type="float" office:value="39.602171737052252" table:formula="of:=MEDIAN([.B18:.U18])" table:style-name="ce1">
            <text:p>39,60217174</text:p>
          </table:table-cell>
          <table:table-cell office:value-type="float" office:value="43.195399074441227" table:formula="of:=QUARTILE([.B18:.U18];3)" table:style-name="ce1">
            <text:p>43,19539907</text:p>
          </table:table-cell>
          <table:table-cell table:number-columns-repeated="16358"/>
        </table:table-row>
        <table:table-row table:style-name="ro1">
          <table:table-cell office:value-type="float" office:value="180000" table:style-name="ce1">
            <text:p>180000</text:p>
          </table:table-cell>
          <table:table-cell office:value-type="float" office:value="42.8791558245522" table:style-name="ce1">
            <text:p>42,87915582</text:p>
          </table:table-cell>
          <table:table-cell office:value-type="float" office:value="40.771628657457001" table:style-name="ce1">
            <text:p>40,77162866</text:p>
          </table:table-cell>
          <table:table-cell office:value-type="float" office:value="70.538732295157303" table:style-name="ce1">
            <text:p>70,5387323</text:p>
          </table:table-cell>
          <table:table-cell office:value-type="float" office:value="62.200953109275197" table:style-name="ce1">
            <text:p>62,20095311</text:p>
          </table:table-cell>
          <table:table-cell office:value-type="float" office:value="39.796321968359798" table:style-name="ce1">
            <text:p>39,79632197</text:p>
          </table:table-cell>
          <table:table-cell office:value-type="float" office:value="38.588963144726598" table:style-name="ce1">
            <text:p>38,58896314</text:p>
          </table:table-cell>
          <table:table-cell office:value-type="float" office:value="28.585283969198102" table:style-name="ce1">
            <text:p>28,58528397</text:p>
          </table:table-cell>
          <table:table-cell office:value-type="float" office:value="-1.47316158298859" table:style-name="ce1">
            <text:p>-1,473161583</text:p>
          </table:table-cell>
          <table:table-cell office:value-type="float" office:value="40.004306537684997" table:style-name="ce1">
            <text:p>40,00430654</text:p>
          </table:table-cell>
          <table:table-cell office:value-type="float" office:value="39.8945372825129" table:style-name="ce1">
            <text:p>39,89453728</text:p>
          </table:table-cell>
          <table:table-cell office:value-type="float" office:value="43.949125559990698" table:style-name="ce1">
            <text:p>43,94912556</text:p>
          </table:table-cell>
          <table:table-cell office:value-type="float" office:value="58.353525145839903" table:style-name="ce1">
            <text:p>58,35352515</text:p>
          </table:table-cell>
          <table:table-cell office:value-type="float" office:value="36.9121211395003" table:style-name="ce1">
            <text:p>36,91212114</text:p>
          </table:table-cell>
          <table:table-cell office:value-type="float" office:value="42.838339772452699" table:style-name="ce1">
            <text:p>42,83833977</text:p>
          </table:table-cell>
          <table:table-cell office:value-type="float" office:value="25.515233984405398" table:style-name="ce1">
            <text:p>25,51523398</text:p>
          </table:table-cell>
          <table:table-cell office:value-type="float" office:value="38.272844432729201" table:style-name="ce1">
            <text:p>38,27284443</text:p>
          </table:table-cell>
          <table:table-cell office:value-type="float" office:value="22.434441465304801" table:style-name="ce1">
            <text:p>22,43444147</text:p>
          </table:table-cell>
          <table:table-cell office:value-type="float" office:value="63.768852017539999" table:style-name="ce1">
            <text:p>63,76885202</text:p>
          </table:table-cell>
          <table:table-cell office:value-type="float" office:value="31.128789067586599" table:style-name="ce1">
            <text:p>31,12878907</text:p>
          </table:table-cell>
          <table:table-cell office:value-type="float" office:value="40.945804851303201" table:style-name="ce1">
            <text:p>40,94580485</text:p>
          </table:table-cell>
          <table:table-cell table:number-columns-repeated="2" table:style-name="ce1"/>
          <table:table-cell office:value-type="float" office:value="40.295289932129421" table:formula="of:=AVERAGE([.B19:.U19])" table:style-name="ce1">
            <text:p>40,29528993</text:p>
          </table:table-cell>
          <table:table-cell office:value-type="float" office:value="39.949421910098948" table:formula="of:=MEDIAN([.B19:.U19])" table:style-name="ce1">
            <text:p>39,94942191</text:p>
          </table:table-cell>
          <table:table-cell office:value-type="float" office:value="43.146648258411822" table:formula="of:=QUARTILE([.B19:.U19];3)" table:style-name="ce1">
            <text:p>43,14664826</text:p>
          </table:table-cell>
          <table:table-cell table:number-columns-repeated="16358"/>
        </table:table-row>
        <table:table-row table:style-name="ro1">
          <table:table-cell office:value-type="float" office:value="190000" table:style-name="ce1">
            <text:p>190000</text:p>
          </table:table-cell>
          <table:table-cell office:value-type="float" office:value="42.385686802336899" table:style-name="ce1">
            <text:p>42,3856868</text:p>
          </table:table-cell>
          <table:table-cell office:value-type="float" office:value="36.837009786604398" table:style-name="ce1">
            <text:p>36,83700979</text:p>
          </table:table-cell>
          <table:table-cell office:value-type="float" office:value="62.628766483872099" table:style-name="ce1">
            <text:p>62,62876648</text:p>
          </table:table-cell>
          <table:table-cell office:value-type="float" office:value="63.970975243185897" table:style-name="ce1">
            <text:p>63,97097524</text:p>
          </table:table-cell>
          <table:table-cell office:value-type="float" office:value="40.485573729030001" table:style-name="ce1">
            <text:p>40,48557373</text:p>
          </table:table-cell>
          <table:table-cell office:value-type="float" office:value="35.4930430559047" table:style-name="ce1">
            <text:p>35,49304306</text:p>
          </table:table-cell>
          <table:table-cell office:value-type="float" office:value="26.902405873329801" table:style-name="ce1">
            <text:p>26,90240587</text:p>
          </table:table-cell>
          <table:table-cell office:value-type="float" office:value="4.0666447561611898" table:style-name="ce1">
            <text:p>4,066644756</text:p>
          </table:table-cell>
          <table:table-cell office:value-type="float" office:value="39.618773717559698" table:style-name="ce1">
            <text:p>39,61877372</text:p>
          </table:table-cell>
          <table:table-cell office:value-type="float" office:value="42.290389745695599" table:style-name="ce1">
            <text:p>42,29038975</text:p>
          </table:table-cell>
          <table:table-cell office:value-type="float" office:value="41.403519097587903" table:style-name="ce1">
            <text:p>41,4035191</text:p>
          </table:table-cell>
          <table:table-cell office:value-type="float" office:value="58.367542528402097" table:style-name="ce1">
            <text:p>58,36754253</text:p>
          </table:table-cell>
          <table:table-cell office:value-type="float" office:value="42.060649274768998" table:style-name="ce1">
            <text:p>42,06064927</text:p>
          </table:table-cell>
          <table:table-cell office:value-type="float" office:value="39.266198277978397" table:style-name="ce1">
            <text:p>39,26619828</text:p>
          </table:table-cell>
          <table:table-cell office:value-type="float" office:value="25.898857527747499" table:style-name="ce1">
            <text:p>25,89885753</text:p>
          </table:table-cell>
          <table:table-cell office:value-type="float" office:value="25.5923093451174" table:style-name="ce1">
            <text:p>25,59230935</text:p>
          </table:table-cell>
          <table:table-cell office:value-type="float" office:value="38.672707186449401" table:style-name="ce1">
            <text:p>38,67270719</text:p>
          </table:table-cell>
          <table:table-cell office:value-type="float" office:value="81.837896826875706" table:style-name="ce1">
            <text:p>81,83789683</text:p>
          </table:table-cell>
          <table:table-cell office:value-type="float" office:value="30.747507811252198" table:style-name="ce1">
            <text:p>30,74750781</text:p>
          </table:table-cell>
          <table:table-cell office:value-type="float" office:value="40.535494604004803" table:style-name="ce1">
            <text:p>40,5354946</text:p>
          </table:table-cell>
          <table:table-cell table:number-columns-repeated="2" table:style-name="ce1"/>
          <table:table-cell office:value-type="float" office:value="40.953097583693243" table:formula="of:=AVERAGE([.B20:.U20])" table:style-name="ce1">
            <text:p>40,95309758</text:p>
          </table:table-cell>
          <table:table-cell office:value-type="float" office:value="40.05217372329485" table:formula="of:=MEDIAN([.B20:.U20])" table:style-name="ce1">
            <text:p>40,05217372</text:p>
          </table:table-cell>
          <table:table-cell office:value-type="float" office:value="42.314214009855924" table:formula="of:=QUARTILE([.B20:.U20];3)" table:style-name="ce1">
            <text:p>42,31421401</text:p>
          </table:table-cell>
          <table:table-cell table:number-columns-repeated="16358"/>
        </table:table-row>
        <table:table-row table:style-name="ro1">
          <table:table-cell office:value-type="float" office:value="200000" table:style-name="ce1">
            <text:p>200000</text:p>
          </table:table-cell>
          <table:table-cell office:value-type="float" office:value="42.463773694019302" table:style-name="ce1">
            <text:p>42,46377369</text:p>
          </table:table-cell>
          <table:table-cell office:value-type="float" office:value="40.417783715748399" table:style-name="ce1">
            <text:p>40,41778372</text:p>
          </table:table-cell>
          <table:table-cell office:value-type="float" office:value="89.315585991368806" table:style-name="ce1">
            <text:p>89,31558599</text:p>
          </table:table-cell>
          <table:table-cell office:value-type="float" office:value="49.846659986024498" table:style-name="ce1">
            <text:p>49,84665999</text:p>
          </table:table-cell>
          <table:table-cell office:value-type="float" office:value="39.659662950120797" table:style-name="ce1">
            <text:p>39,65966295</text:p>
          </table:table-cell>
          <table:table-cell office:value-type="float" office:value="38.804994496374697" table:style-name="ce1">
            <text:p>38,8049945</text:p>
          </table:table-cell>
          <table:table-cell office:value-type="float" office:value="27.5191216421386" table:style-name="ce1">
            <text:p>27,51912164</text:p>
          </table:table-cell>
          <table:table-cell office:value-type="float" office:value="1.5029848323635699" table:style-name="ce1">
            <text:p>1,502984832</text:p>
          </table:table-cell>
          <table:table-cell office:value-type="float" office:value="38.6174557206174" table:style-name="ce1">
            <text:p>38,61745572</text:p>
          </table:table-cell>
          <table:table-cell office:value-type="float" office:value="42.233857756391899" table:style-name="ce1">
            <text:p>42,23385776</text:p>
          </table:table-cell>
          <table:table-cell office:value-type="float" office:value="44.003864670933297" table:style-name="ce1">
            <text:p>44,00386467</text:p>
          </table:table-cell>
          <table:table-cell office:value-type="float" office:value="58.879144150563199" table:style-name="ce1">
            <text:p>58,87914415</text:p>
          </table:table-cell>
          <table:table-cell office:value-type="float" office:value="42.583540588699798" table:style-name="ce1">
            <text:p>42,58354059</text:p>
          </table:table-cell>
          <table:table-cell office:value-type="float" office:value="47.419735724849502" table:style-name="ce1">
            <text:p>47,41973572</text:p>
          </table:table-cell>
          <table:table-cell office:value-type="float" office:value="25.729742673844999" table:style-name="ce1">
            <text:p>25,72974267</text:p>
          </table:table-cell>
          <table:table-cell office:value-type="float" office:value="29.653216337086601" table:style-name="ce1">
            <text:p>29,65321634</text:p>
          </table:table-cell>
          <table:table-cell office:value-type="float" office:value="38.718891062411899" table:style-name="ce1">
            <text:p>38,71889106</text:p>
          </table:table-cell>
          <table:table-cell office:value-type="float" office:value="102.757094284891" table:style-name="ce1">
            <text:p>102,7570943</text:p>
          </table:table-cell>
          <table:table-cell office:value-type="float" office:value="32.991526467651099" table:style-name="ce1">
            <text:p>32,99152647</text:p>
          </table:table-cell>
          <table:table-cell office:value-type="float" office:value="38.595233042029299" table:style-name="ce1">
            <text:p>38,59523304</text:p>
          </table:table-cell>
          <table:table-cell table:number-columns-repeated="2" table:style-name="ce1"/>
          <table:table-cell office:value-type="float" office:value="43.585693489406424" table:formula="of:=AVERAGE([.B21:.U21])" table:style-name="ce1">
            <text:p>43,58569349</text:p>
          </table:table-cell>
          <table:table-cell office:value-type="float" office:value="40.038723332934595" table:formula="of:=MEDIAN([.B21:.U21])" table:style-name="ce1">
            <text:p>40,03872333</text:p>
          </table:table-cell>
          <table:table-cell office:value-type="float" office:value="44.857832434412344" table:formula="of:=QUARTILE([.B21:.U21];3)" table:style-name="ce1">
            <text:p>44,85783243</text:p>
          </table:table-cell>
          <table:table-cell table:number-columns-repeated="16358"/>
        </table:table-row>
        <table:table-row table:style-name="ro1">
          <table:table-cell office:value-type="float" office:value="210000" table:style-name="ce1">
            <text:p>210000</text:p>
          </table:table-cell>
          <table:table-cell office:value-type="float" office:value="43.865958680450397" table:style-name="ce1">
            <text:p>43,86595868</text:p>
          </table:table-cell>
          <table:table-cell office:value-type="float" office:value="38.453248076360303" table:style-name="ce1">
            <text:p>38,45324808</text:p>
          </table:table-cell>
          <table:table-cell office:value-type="float" office:value="80.446827257796997" table:style-name="ce1">
            <text:p>80,44682726</text:p>
          </table:table-cell>
          <table:table-cell office:value-type="float" office:value="76.511184982907594" table:style-name="ce1">
            <text:p>76,51118498</text:p>
          </table:table-cell>
          <table:table-cell office:value-type="float" office:value="40.8105977325786" table:style-name="ce1">
            <text:p>40,81059773</text:p>
          </table:table-cell>
          <table:table-cell office:value-type="float" office:value="38.188005360439902" table:style-name="ce1">
            <text:p>38,18800536</text:p>
          </table:table-cell>
          <table:table-cell office:value-type="float" office:value="26.5331442327067" table:style-name="ce1">
            <text:p>26,53314423</text:p>
          </table:table-cell>
          <table:table-cell office:value-type="float" office:value="-0.49171675863611197" table:style-name="ce1">
            <text:p>-0,491716759</text:p>
          </table:table-cell>
          <table:table-cell office:value-type="float" office:value="41.553712926716003" table:style-name="ce1">
            <text:p>41,55371293</text:p>
          </table:table-cell>
          <table:table-cell office:value-type="float" office:value="37.964271579901798" table:style-name="ce1">
            <text:p>37,96427158</text:p>
          </table:table-cell>
          <table:table-cell office:value-type="float" office:value="44.260309001486803" table:style-name="ce1">
            <text:p>44,260309</text:p>
          </table:table-cell>
          <table:table-cell office:value-type="float" office:value="52.3471238280558" table:style-name="ce1">
            <text:p>52,34712383</text:p>
          </table:table-cell>
          <table:table-cell office:value-type="float" office:value="41.468021106034001" table:style-name="ce1">
            <text:p>41,46802111</text:p>
          </table:table-cell>
          <table:table-cell office:value-type="float" office:value="47.527033890350097" table:style-name="ce1">
            <text:p>47,52703389</text:p>
          </table:table-cell>
          <table:table-cell office:value-type="float" office:value="26.902091545314899" table:style-name="ce1">
            <text:p>26,90209155</text:p>
          </table:table-cell>
          <table:table-cell office:value-type="float" office:value="37.188973527412699" table:style-name="ce1">
            <text:p>37,18897353</text:p>
          </table:table-cell>
          <table:table-cell office:value-type="float" office:value="39.443389267822802" table:style-name="ce1">
            <text:p>39,44338927</text:p>
          </table:table-cell>
          <table:table-cell office:value-type="float" office:value="117.453037129799" table:style-name="ce1">
            <text:p>117,4530371</text:p>
          </table:table-cell>
          <table:table-cell office:value-type="float" office:value="33.899689214464203" table:style-name="ce1">
            <text:p>33,89968921</text:p>
          </table:table-cell>
          <table:table-cell office:value-type="float" office:value="40.314691272031702" table:style-name="ce1">
            <text:p>40,31469127</text:p>
          </table:table-cell>
          <table:table-cell table:number-columns-repeated="2" table:style-name="ce1"/>
          <table:table-cell office:value-type="float" office:value="45.23197969269971" table:formula="of:=AVERAGE([.B22:.U22])" table:style-name="ce1">
            <text:p>45,23197969</text:p>
          </table:table-cell>
          <table:table-cell office:value-type="float" office:value="40.562644502305147" table:formula="of:=MEDIAN([.B22:.U22])" table:style-name="ce1">
            <text:p>40,5626445</text:p>
          </table:table-cell>
          <table:table-cell office:value-type="float" office:value="45.076990223702623" table:formula="of:=QUARTILE([.B22:.U22];3)" table:style-name="ce1">
            <text:p>45,07699022</text:p>
          </table:table-cell>
          <table:table-cell table:number-columns-repeated="16358"/>
        </table:table-row>
        <table:table-row table:style-name="ro1">
          <table:table-cell office:value-type="float" office:value="220000" table:style-name="ce1">
            <text:p>220000</text:p>
          </table:table-cell>
          <table:table-cell office:value-type="float" office:value="43.097314655180902" table:style-name="ce1">
            <text:p>43,09731466</text:p>
          </table:table-cell>
          <table:table-cell office:value-type="float" office:value="39.347304739199998" table:style-name="ce1">
            <text:p>39,34730474</text:p>
          </table:table-cell>
          <table:table-cell office:value-type="float" office:value="80.636089226533997" table:style-name="ce1">
            <text:p>80,63608923</text:p>
          </table:table-cell>
          <table:table-cell office:value-type="float" office:value="70.359583427950597" table:style-name="ce1">
            <text:p>70,35958343</text:p>
          </table:table-cell>
          <table:table-cell office:value-type="float" office:value="41.344372660042197" table:style-name="ce1">
            <text:p>41,34437266</text:p>
          </table:table-cell>
          <table:table-cell office:value-type="float" office:value="39.631450627108201" table:style-name="ce1">
            <text:p>39,63145063</text:p>
          </table:table-cell>
          <table:table-cell office:value-type="float" office:value="26.278372311177201" table:style-name="ce1">
            <text:p>26,27837231</text:p>
          </table:table-cell>
          <table:table-cell office:value-type="float" office:value="1.04617998240412" table:style-name="ce1">
            <text:p>1,046179982</text:p>
          </table:table-cell>
          <table:table-cell office:value-type="float" office:value="40.485692071880102" table:style-name="ce1">
            <text:p>40,48569207</text:p>
          </table:table-cell>
          <table:table-cell office:value-type="float" office:value="42.6109659782893" table:style-name="ce1">
            <text:p>42,61096598</text:p>
          </table:table-cell>
          <table:table-cell office:value-type="float" office:value="43.282283585443302" table:style-name="ce1">
            <text:p>43,28228359</text:p>
          </table:table-cell>
          <table:table-cell office:value-type="float" office:value="63.602322468278302" table:style-name="ce1">
            <text:p>63,60232247</text:p>
          </table:table-cell>
          <table:table-cell office:value-type="float" office:value="39.942986871032303" table:style-name="ce1">
            <text:p>39,94298687</text:p>
          </table:table-cell>
          <table:table-cell office:value-type="float" office:value="39.536162947022902" table:style-name="ce1">
            <text:p>39,53616295</text:p>
          </table:table-cell>
          <table:table-cell office:value-type="float" office:value="27.122131077108801" table:style-name="ce1">
            <text:p>27,12213108</text:p>
          </table:table-cell>
          <table:table-cell office:value-type="float" office:value="41.313724574606098" table:style-name="ce1">
            <text:p>41,31372457</text:p>
          </table:table-cell>
          <table:table-cell office:value-type="float" office:value="38.6518941569894" table:style-name="ce1">
            <text:p>38,65189416</text:p>
          </table:table-cell>
          <table:table-cell office:value-type="float" office:value="122.330229335534" table:style-name="ce1">
            <text:p>122,3302293</text:p>
          </table:table-cell>
          <table:table-cell office:value-type="float" office:value="33.503020998728097" table:style-name="ce1">
            <text:p>33,503021</text:p>
          </table:table-cell>
          <table:table-cell office:value-type="float" office:value="40.5076518078872" table:style-name="ce1">
            <text:p>40,50765181</text:p>
          </table:table-cell>
          <table:table-cell table:number-columns-repeated="2" table:style-name="ce1"/>
          <table:table-cell office:value-type="float" office:value="45.731486675119854" table:formula="of:=AVERAGE([.B23:.U23])" table:style-name="ce1">
            <text:p>45,73148668</text:p>
          </table:table-cell>
          <table:table-cell office:value-type="float" office:value="40.496671939883655" table:formula="of:=MEDIAN([.B23:.U23])" table:style-name="ce1">
            <text:p>40,49667194</text:p>
          </table:table-cell>
          <table:table-cell office:value-type="float" office:value="43.143556887746499" table:formula="of:=QUARTILE([.B23:.U23];3)" table:style-name="ce1">
            <text:p>43,14355689</text:p>
          </table:table-cell>
          <table:table-cell table:number-columns-repeated="16358"/>
        </table:table-row>
        <table:table-row table:style-name="ro1">
          <table:table-cell office:value-type="float" office:value="230000" table:style-name="ce1">
            <text:p>230000</text:p>
          </table:table-cell>
          <table:table-cell office:value-type="float" office:value="43.661982056648498" table:style-name="ce1">
            <text:p>43,66198206</text:p>
          </table:table-cell>
          <table:table-cell office:value-type="float" office:value="40.216031075425903" table:style-name="ce1">
            <text:p>40,21603108</text:p>
          </table:table-cell>
          <table:table-cell office:value-type="float" office:value="82.635657795090395" table:style-name="ce1">
            <text:p>82,6356578</text:p>
          </table:table-cell>
          <table:table-cell office:value-type="float" office:value="69.189107850178502" table:style-name="ce1">
            <text:p>69,18910785</text:p>
          </table:table-cell>
          <table:table-cell office:value-type="float" office:value="40.854306793476702" table:style-name="ce1">
            <text:p>40,85430679</text:p>
          </table:table-cell>
          <table:table-cell office:value-type="float" office:value="39.5669537637568" table:style-name="ce1">
            <text:p>39,56695376</text:p>
          </table:table-cell>
          <table:table-cell office:value-type="float" office:value="31.961311550965299" table:style-name="ce1">
            <text:p>31,96131155</text:p>
          </table:table-cell>
          <table:table-cell office:value-type="float" office:value="10.811820691814001" table:style-name="ce1">
            <text:p>10,81182069</text:p>
          </table:table-cell>
          <table:table-cell office:value-type="float" office:value="39.039427869988401" table:style-name="ce1">
            <text:p>39,03942787</text:p>
          </table:table-cell>
          <table:table-cell office:value-type="float" office:value="40.097882082727999" table:style-name="ce1">
            <text:p>40,09788208</text:p>
          </table:table-cell>
          <table:table-cell office:value-type="float" office:value="44.811873899501101" table:style-name="ce1">
            <text:p>44,8118739</text:p>
          </table:table-cell>
          <table:table-cell office:value-type="float" office:value="67.350187133722798" table:style-name="ce1">
            <text:p>67,35018713</text:p>
          </table:table-cell>
          <table:table-cell office:value-type="float" office:value="59.377570094023902" table:style-name="ce1">
            <text:p>59,37757009</text:p>
          </table:table-cell>
          <table:table-cell office:value-type="float" office:value="47.875471053152502" table:style-name="ce1">
            <text:p>47,87547105</text:p>
          </table:table-cell>
          <table:table-cell office:value-type="float" office:value="28.1857453086348" table:style-name="ce1">
            <text:p>28,18574531</text:p>
          </table:table-cell>
          <table:table-cell office:value-type="float" office:value="39.012358436175397" table:style-name="ce1">
            <text:p>39,01235844</text:p>
          </table:table-cell>
          <table:table-cell office:value-type="float" office:value="31.578189630016201" table:style-name="ce1">
            <text:p>31,57818963</text:p>
          </table:table-cell>
          <table:table-cell office:value-type="float" office:value="119.540489722939" table:style-name="ce1">
            <text:p>119,5404897</text:p>
          </table:table-cell>
          <table:table-cell office:value-type="float" office:value="33.8649873443076" table:style-name="ce1">
            <text:p>33,86498734</text:p>
          </table:table-cell>
          <table:table-cell office:value-type="float" office:value="41.405070136642003" table:style-name="ce1">
            <text:p>41,40507014</text:p>
          </table:table-cell>
          <table:table-cell table:number-columns-repeated="2" table:style-name="ce1"/>
          <table:table-cell office:value-type="float" office:value="47.551821214459395" table:formula="of:=AVERAGE([.B24:.U24])" table:style-name="ce1">
            <text:p>47,55182121</text:p>
          </table:table-cell>
          <table:table-cell office:value-type="float" office:value="40.535168934451306" table:formula="of:=MEDIAN([.B24:.U24])" table:style-name="ce1">
            <text:p>40,53516893</text:p>
          </table:table-cell>
          <table:table-cell office:value-type="float" office:value="50.750995813370352" table:formula="of:=QUARTILE([.B24:.U24];3)" table:style-name="ce1">
            <text:p>50,75099581</text:p>
          </table:table-cell>
          <table:table-cell table:number-columns-repeated="16358"/>
        </table:table-row>
        <table:table-row table:style-name="ro1">
          <table:table-cell office:value-type="float" office:value="240000" table:style-name="ce1">
            <text:p>240000</text:p>
          </table:table-cell>
          <table:table-cell office:value-type="float" office:value="44.503118358263599" table:style-name="ce1">
            <text:p>44,50311836</text:p>
          </table:table-cell>
          <table:table-cell office:value-type="float" office:value="39.934680913605703" table:style-name="ce1">
            <text:p>39,93468091</text:p>
          </table:table-cell>
          <table:table-cell office:value-type="float" office:value="92.0616325114988" table:style-name="ce1">
            <text:p>92,06163251</text:p>
          </table:table-cell>
          <table:table-cell office:value-type="float" office:value="74.205267291239096" table:style-name="ce1">
            <text:p>74,20526729</text:p>
          </table:table-cell>
          <table:table-cell office:value-type="float" office:value="41.233143805302198" table:style-name="ce1">
            <text:p>41,23314381</text:p>
          </table:table-cell>
          <table:table-cell office:value-type="float" office:value="40.676036370991802" table:style-name="ce1">
            <text:p>40,67603637</text:p>
          </table:table-cell>
          <table:table-cell office:value-type="float" office:value="28.868471970139399" table:style-name="ce1">
            <text:p>28,86847197</text:p>
          </table:table-cell>
          <table:table-cell office:value-type="float" office:value="42.075805413507297" table:style-name="ce1">
            <text:p>42,07580541</text:p>
          </table:table-cell>
          <table:table-cell office:value-type="float" office:value="41.043427015533297" table:style-name="ce1">
            <text:p>41,04342702</text:p>
          </table:table-cell>
          <table:table-cell office:value-type="float" office:value="39.825392956184203" table:style-name="ce1">
            <text:p>39,82539296</text:p>
          </table:table-cell>
          <table:table-cell office:value-type="float" office:value="42.824736151168999" table:style-name="ce1">
            <text:p>42,82473615</text:p>
          </table:table-cell>
          <table:table-cell office:value-type="float" office:value="56.234196900325401" table:style-name="ce1">
            <text:p>56,2341969</text:p>
          </table:table-cell>
          <table:table-cell office:value-type="float" office:value="62.154926203138203" table:style-name="ce1">
            <text:p>62,1549262</text:p>
          </table:table-cell>
          <table:table-cell office:value-type="float" office:value="42.083508037245103" table:style-name="ce1">
            <text:p>42,08350804</text:p>
          </table:table-cell>
          <table:table-cell office:value-type="float" office:value="27.1346088088067" table:style-name="ce1">
            <text:p>27,13460881</text:p>
          </table:table-cell>
          <table:table-cell office:value-type="float" office:value="46.027056017817898" table:style-name="ce1">
            <text:p>46,02705602</text:p>
          </table:table-cell>
          <table:table-cell office:value-type="float" office:value="28.7972371262818" table:style-name="ce1">
            <text:p>28,79723713</text:p>
          </table:table-cell>
          <table:table-cell office:value-type="float" office:value="131.36011380175199" table:style-name="ce1">
            <text:p>131,3601138</text:p>
          </table:table-cell>
          <table:table-cell office:value-type="float" office:value="36.561534208571501" table:style-name="ce1">
            <text:p>36,56153421</text:p>
          </table:table-cell>
          <table:table-cell office:value-type="float" office:value="41.320115910299499" table:style-name="ce1">
            <text:p>41,32011591</text:p>
          </table:table-cell>
          <table:table-cell table:number-columns-repeated="2" table:style-name="ce1"/>
          <table:table-cell office:value-type="float" office:value="49.94625048858363" table:formula="of:=AVERAGE([.B25:.U25])" table:style-name="ce1">
            <text:p>49,94625049</text:p>
          </table:table-cell>
          <table:table-cell office:value-type="float" office:value="41.697960661903394" table:formula="of:=MEDIAN([.B25:.U25])" table:style-name="ce1">
            <text:p>41,69796066</text:p>
          </table:table-cell>
          <table:table-cell office:value-type="float" office:value="48.578841238444774" table:formula="of:=QUARTILE([.B25:.U25];3)" table:style-name="ce1">
            <text:p>48,57884124</text:p>
          </table:table-cell>
          <table:table-cell table:number-columns-repeated="16358"/>
        </table:table-row>
        <table:table-row table:style-name="ro1">
          <table:table-cell office:value-type="float" office:value="250000" table:style-name="ce1">
            <text:p>250000</text:p>
          </table:table-cell>
          <table:table-cell office:value-type="float" office:value="43.967824440405899" table:style-name="ce1">
            <text:p>43,96782444</text:p>
          </table:table-cell>
          <table:table-cell office:value-type="float" office:value="38.899265506690597" table:style-name="ce1">
            <text:p>38,89926551</text:p>
          </table:table-cell>
          <table:table-cell office:value-type="float" office:value="88.996159003051105" table:style-name="ce1">
            <text:p>88,996159</text:p>
          </table:table-cell>
          <table:table-cell office:value-type="float" office:value="64.618869216984905" table:style-name="ce1">
            <text:p>64,61886922</text:p>
          </table:table-cell>
          <table:table-cell office:value-type="float" office:value="41.690788415467402" table:style-name="ce1">
            <text:p>41,69078842</text:p>
          </table:table-cell>
          <table:table-cell office:value-type="float" office:value="41.104749659021302" table:style-name="ce1">
            <text:p>41,10474966</text:p>
          </table:table-cell>
          <table:table-cell office:value-type="float" office:value="30.914336945514801" table:style-name="ce1">
            <text:p>30,91433695</text:p>
          </table:table-cell>
          <table:table-cell office:value-type="float" office:value="52.369085159843699" table:style-name="ce1">
            <text:p>52,36908516</text:p>
          </table:table-cell>
          <table:table-cell office:value-type="float" office:value="39.864303386401801" table:style-name="ce1">
            <text:p>39,86430339</text:p>
          </table:table-cell>
          <table:table-cell office:value-type="float" office:value="39.965035740847298" table:style-name="ce1">
            <text:p>39,96503574</text:p>
          </table:table-cell>
          <table:table-cell office:value-type="float" office:value="44.131935578268198" table:style-name="ce1">
            <text:p>44,13193558</text:p>
          </table:table-cell>
          <table:table-cell office:value-type="float" office:value="59.273845818976397" table:style-name="ce1">
            <text:p>59,27384582</text:p>
          </table:table-cell>
          <table:table-cell office:value-type="float" office:value="66.108088498510696" table:style-name="ce1">
            <text:p>66,1080885</text:p>
          </table:table-cell>
          <table:table-cell office:value-type="float" office:value="48.735220622516202" table:style-name="ce1">
            <text:p>48,73522062</text:p>
          </table:table-cell>
          <table:table-cell office:value-type="float" office:value="26.9710941209593" table:style-name="ce1">
            <text:p>26,97109412</text:p>
          </table:table-cell>
          <table:table-cell office:value-type="float" office:value="39.688026155263898" table:style-name="ce1">
            <text:p>39,68802616</text:p>
          </table:table-cell>
          <table:table-cell office:value-type="float" office:value="36.002374517436699" table:style-name="ce1">
            <text:p>36,00237452</text:p>
          </table:table-cell>
          <table:table-cell office:value-type="float" office:value="121.35699447391301" table:style-name="ce1">
            <text:p>121,3569945</text:p>
          </table:table-cell>
          <table:table-cell office:value-type="float" office:value="31.412804383788199" table:style-name="ce1">
            <text:p>31,41280438</text:p>
          </table:table-cell>
          <table:table-cell office:value-type="float" office:value="42.373132834395797" table:style-name="ce1">
            <text:p>42,37313283</text:p>
          </table:table-cell>
          <table:table-cell table:number-columns-repeated="2" table:style-name="ce1"/>
          <table:table-cell office:value-type="float" office:value="49.922196723912855" table:formula="of:=AVERAGE([.B26:.U26])" table:style-name="ce1">
            <text:p>49,92219672</text:p>
          </table:table-cell>
          <table:table-cell office:value-type="float" office:value="42.0319606249316" table:formula="of:=MEDIAN([.B26:.U26])" table:style-name="ce1">
            <text:p>42,03196062</text:p>
          </table:table-cell>
          <table:table-cell office:value-type="float" office:value="54.095275324626876" table:formula="of:=QUARTILE([.B26:.U26];3)" table:style-name="ce1">
            <text:p>54,09527532</text:p>
          </table:table-cell>
          <table:table-cell table:number-columns-repeated="16358"/>
        </table:table-row>
        <table:table-row table:style-name="ro1">
          <table:table-cell office:value-type="float" office:value="260000" table:style-name="ce1">
            <text:p>260000</text:p>
          </table:table-cell>
          <table:table-cell office:value-type="float" office:value="44.163860637103497" table:style-name="ce1">
            <text:p>44,16386064</text:p>
          </table:table-cell>
          <table:table-cell office:value-type="float" office:value="39.565044587780697" table:style-name="ce1">
            <text:p>39,56504459</text:p>
          </table:table-cell>
          <table:table-cell office:value-type="float" office:value="95.324418664301803" table:style-name="ce1">
            <text:p>95,32441866</text:p>
          </table:table-cell>
          <table:table-cell office:value-type="float" office:value="97.363789158389594" table:style-name="ce1">
            <text:p>97,36378916</text:p>
          </table:table-cell>
          <table:table-cell office:value-type="float" office:value="40.359501059574903" table:style-name="ce1">
            <text:p>40,35950106</text:p>
          </table:table-cell>
          <table:table-cell office:value-type="float" office:value="41.642666625407401" table:style-name="ce1">
            <text:p>41,64266663</text:p>
          </table:table-cell>
          <table:table-cell office:value-type="float" office:value="27.034522327798101" table:style-name="ce1">
            <text:p>27,03452233</text:p>
          </table:table-cell>
          <table:table-cell office:value-type="float" office:value="42.232202157308599" table:style-name="ce1">
            <text:p>42,23220216</text:p>
          </table:table-cell>
          <table:table-cell office:value-type="float" office:value="42.141727109101197" table:style-name="ce1">
            <text:p>42,14172711</text:p>
          </table:table-cell>
          <table:table-cell office:value-type="float" office:value="40.974946497778298" table:style-name="ce1">
            <text:p>40,9749465</text:p>
          </table:table-cell>
          <table:table-cell office:value-type="float" office:value="42.053562771393999" table:style-name="ce1">
            <text:p>42,05356277</text:p>
          </table:table-cell>
          <table:table-cell office:value-type="float" office:value="61.4541190062723" table:style-name="ce1">
            <text:p>61,45411901</text:p>
          </table:table-cell>
          <table:table-cell office:value-type="float" office:value="66.992331547102594" table:style-name="ce1">
            <text:p>66,99233155</text:p>
          </table:table-cell>
          <table:table-cell office:value-type="float" office:value="48.984658400976599" table:style-name="ce1">
            <text:p>48,9846584</text:p>
          </table:table-cell>
          <table:table-cell office:value-type="float" office:value="25.9351914997157" table:style-name="ce1">
            <text:p>25,9351915</text:p>
          </table:table-cell>
          <table:table-cell office:value-type="float" office:value="40.585753057120101" table:style-name="ce1">
            <text:p>40,58575306</text:p>
          </table:table-cell>
          <table:table-cell office:value-type="float" office:value="36.810707683912597" table:style-name="ce1">
            <text:p>36,81070768</text:p>
          </table:table-cell>
          <table:table-cell office:value-type="float" office:value="132.339810142094" table:style-name="ce1">
            <text:p>132,3398101</text:p>
          </table:table-cell>
          <table:table-cell office:value-type="float" office:value="37.228010251718999" table:style-name="ce1">
            <text:p>37,22801025</text:p>
          </table:table-cell>
          <table:table-cell office:value-type="float" office:value="41.664703054566701" table:style-name="ce1">
            <text:p>41,66470305</text:p>
          </table:table-cell>
          <table:table-cell table:number-columns-repeated="2" table:style-name="ce1"/>
          <table:table-cell office:value-type="float" office:value="52.242576311970893" table:formula="of:=AVERAGE([.B27:.U27])" table:style-name="ce1">
            <text:p>52,24257631</text:p>
          </table:table-cell>
          <table:table-cell office:value-type="float" office:value="41.85913291298035" table:formula="of:=MEDIAN([.B27:.U27])" table:style-name="ce1">
            <text:p>41,85913291</text:p>
          </table:table-cell>
          <table:table-cell office:value-type="float" office:value="52.102023552300523" table:formula="of:=QUARTILE([.B27:.U27];3)" table:style-name="ce1">
            <text:p>52,10202355</text:p>
          </table:table-cell>
          <table:table-cell table:number-columns-repeated="16358"/>
        </table:table-row>
        <table:table-row table:style-name="ro1">
          <table:table-cell office:value-type="float" office:value="270000" table:style-name="ce1">
            <text:p>270000</text:p>
          </table:table-cell>
          <table:table-cell office:value-type="float" office:value="43.754877792227497" table:style-name="ce1">
            <text:p>43,75487779</text:p>
          </table:table-cell>
          <table:table-cell office:value-type="float" office:value="40.003705897692498" table:style-name="ce1">
            <text:p>40,0037059</text:p>
          </table:table-cell>
          <table:table-cell office:value-type="float" office:value="83.875880570309505" table:style-name="ce1">
            <text:p>83,87588057</text:p>
          </table:table-cell>
          <table:table-cell office:value-type="float" office:value="101.621104925276" table:style-name="ce1">
            <text:p>101,6211049</text:p>
          </table:table-cell>
          <table:table-cell office:value-type="float" office:value="40.102935100972203" table:style-name="ce1">
            <text:p>40,1029351</text:p>
          </table:table-cell>
          <table:table-cell office:value-type="float" office:value="41.603897914837702" table:style-name="ce1">
            <text:p>41,60389791</text:p>
          </table:table-cell>
          <table:table-cell office:value-type="float" office:value="27.124645113460002" table:style-name="ce1">
            <text:p>27,12464511</text:p>
          </table:table-cell>
          <table:table-cell office:value-type="float" office:value="60.416180562678399" table:style-name="ce1">
            <text:p>60,41618056</text:p>
          </table:table-cell>
          <table:table-cell office:value-type="float" office:value="40.074533781425899" table:style-name="ce1">
            <text:p>40,07453378</text:p>
          </table:table-cell>
          <table:table-cell office:value-type="float" office:value="42.974541905713899" table:style-name="ce1">
            <text:p>42,97454191</text:p>
          </table:table-cell>
          <table:table-cell office:value-type="float" office:value="45.478163585108597" table:style-name="ce1">
            <text:p>45,47816359</text:p>
          </table:table-cell>
          <table:table-cell office:value-type="float" office:value="72.895222106983894" table:style-name="ce1">
            <text:p>72,89522211</text:p>
          </table:table-cell>
          <table:table-cell office:value-type="float" office:value="68.187403808777006" table:style-name="ce1">
            <text:p>68,18740381</text:p>
          </table:table-cell>
          <table:table-cell office:value-type="float" office:value="43.780475014074497" table:style-name="ce1">
            <text:p>43,78047501</text:p>
          </table:table-cell>
          <table:table-cell office:value-type="float" office:value="26.458597787648301" table:style-name="ce1">
            <text:p>26,45859779</text:p>
          </table:table-cell>
          <table:table-cell office:value-type="float" office:value="45.8204988563771" table:style-name="ce1">
            <text:p>45,82049886</text:p>
          </table:table-cell>
          <table:table-cell office:value-type="float" office:value="38.301602980798002" table:style-name="ce1">
            <text:p>38,30160298</text:p>
          </table:table-cell>
          <table:table-cell office:value-type="float" office:value="132.50193434288599" table:style-name="ce1">
            <text:p>132,5019343</text:p>
          </table:table-cell>
          <table:table-cell office:value-type="float" office:value="41.242693077564098" table:style-name="ce1">
            <text:p>41,24269308</text:p>
          </table:table-cell>
          <table:table-cell office:value-type="float" office:value="42.261143045938603" table:style-name="ce1">
            <text:p>42,26114305</text:p>
          </table:table-cell>
          <table:table-cell table:number-columns-repeated="2" table:style-name="ce1"/>
          <table:table-cell office:value-type="float" office:value="53.92400190853747" table:formula="of:=AVERAGE([.B28:.U28])" table:style-name="ce1">
            <text:p>53,92400191</text:p>
          </table:table-cell>
          <table:table-cell office:value-type="float" office:value="43.364709848970698" table:formula="of:=MEDIAN([.B28:.U28])" table:style-name="ce1">
            <text:p>43,36470985</text:p>
          </table:table-cell>
          <table:table-cell office:value-type="float" office:value="62.358986374203049" table:formula="of:=QUARTILE([.B28:.U28];3)" table:style-name="ce1">
            <text:p>62,35898637</text:p>
          </table:table-cell>
          <table:table-cell table:number-columns-repeated="16358"/>
        </table:table-row>
        <table:table-row table:style-name="ro1">
          <table:table-cell office:value-type="float" office:value="280000" table:style-name="ce1">
            <text:p>280000</text:p>
          </table:table-cell>
          <table:table-cell office:value-type="float" office:value="43.049701544285902" table:style-name="ce1">
            <text:p>43,04970154</text:p>
          </table:table-cell>
          <table:table-cell office:value-type="float" office:value="40.254655396478398" table:style-name="ce1">
            <text:p>40,2546554</text:p>
          </table:table-cell>
          <table:table-cell office:value-type="float" office:value="81.903025485935501" table:style-name="ce1">
            <text:p>81,90302549</text:p>
          </table:table-cell>
          <table:table-cell office:value-type="float" office:value="100.086852699022" table:style-name="ce1">
            <text:p>100,0868527</text:p>
          </table:table-cell>
          <table:table-cell office:value-type="float" office:value="41.328659445792198" table:style-name="ce1">
            <text:p>41,32865945</text:p>
          </table:table-cell>
          <table:table-cell office:value-type="float" office:value="39.942531300710797" table:style-name="ce1">
            <text:p>39,9425313</text:p>
          </table:table-cell>
          <table:table-cell office:value-type="float" office:value="31.3867497318533" table:style-name="ce1">
            <text:p>31,38674973</text:p>
          </table:table-cell>
          <table:table-cell office:value-type="float" office:value="35.458534626718397" table:style-name="ce1">
            <text:p>35,45853463</text:p>
          </table:table-cell>
          <table:table-cell office:value-type="float" office:value="41.884479942623202" table:style-name="ce1">
            <text:p>41,88447994</text:p>
          </table:table-cell>
          <table:table-cell office:value-type="float" office:value="40.330960269158403" table:style-name="ce1">
            <text:p>40,33096027</text:p>
          </table:table-cell>
          <table:table-cell office:value-type="float" office:value="43.051000559309301" table:style-name="ce1">
            <text:p>43,05100056</text:p>
          </table:table-cell>
          <table:table-cell office:value-type="float" office:value="59.4364516084242" table:style-name="ce1">
            <text:p>59,43645161</text:p>
          </table:table-cell>
          <table:table-cell office:value-type="float" office:value="70.057043327666705" table:style-name="ce1">
            <text:p>70,05704333</text:p>
          </table:table-cell>
          <table:table-cell office:value-type="float" office:value="46.9051061523949" table:style-name="ce1">
            <text:p>46,90510615</text:p>
          </table:table-cell>
          <table:table-cell office:value-type="float" office:value="28.273165096641499" table:style-name="ce1">
            <text:p>28,2731651</text:p>
          </table:table-cell>
          <table:table-cell office:value-type="float" office:value="53.7428387851282" table:style-name="ce1">
            <text:p>53,74283879</text:p>
          </table:table-cell>
          <table:table-cell office:value-type="float" office:value="26.130463771904001" table:style-name="ce1">
            <text:p>26,13046377</text:p>
          </table:table-cell>
          <table:table-cell office:value-type="float" office:value="136.40108007998001" table:style-name="ce1">
            <text:p>136,4010801</text:p>
          </table:table-cell>
          <table:table-cell office:value-type="float" office:value="41.728268015766403" table:style-name="ce1">
            <text:p>41,72826802</text:p>
          </table:table-cell>
          <table:table-cell office:value-type="float" office:value="41.967276510133203" table:style-name="ce1">
            <text:p>41,96727651</text:p>
          </table:table-cell>
          <table:table-cell table:number-columns-repeated="2" table:style-name="ce1"/>
          <table:table-cell office:value-type="float" office:value="52.16594221749633" table:formula="of:=AVERAGE([.B29:.U29])" table:style-name="ce1">
            <text:p>52,16594222</text:p>
          </table:table-cell>
          <table:table-cell office:value-type="float" office:value="41.925878226378202" table:formula="of:=MEDIAN([.B29:.U29])" table:style-name="ce1">
            <text:p>41,92587823</text:p>
          </table:table-cell>
          <table:table-cell office:value-type="float" office:value="55.166241990952201" table:formula="of:=QUARTILE([.B29:.U29];3)" table:style-name="ce1">
            <text:p>55,16624199</text:p>
          </table:table-cell>
          <table:table-cell table:number-columns-repeated="16358"/>
        </table:table-row>
        <table:table-row table:style-name="ro1">
          <table:table-cell office:value-type="float" office:value="290000" table:style-name="ce1">
            <text:p>290000</text:p>
          </table:table-cell>
          <table:table-cell office:value-type="float" office:value="44.010105936715298" table:style-name="ce1">
            <text:p>44,01010594</text:p>
          </table:table-cell>
          <table:table-cell office:value-type="float" office:value="39.7588640366045" table:style-name="ce1">
            <text:p>39,75886404</text:p>
          </table:table-cell>
          <table:table-cell office:value-type="float" office:value="90.408103342776698" table:style-name="ce1">
            <text:p>90,40810334</text:p>
          </table:table-cell>
          <table:table-cell office:value-type="float" office:value="105.52908402560701" table:style-name="ce1">
            <text:p>105,529084</text:p>
          </table:table-cell>
          <table:table-cell office:value-type="float" office:value="41.397803985433903" table:style-name="ce1">
            <text:p>41,39780399</text:p>
          </table:table-cell>
          <table:table-cell office:value-type="float" office:value="40.587416108853603" table:style-name="ce1">
            <text:p>40,58741611</text:p>
          </table:table-cell>
          <table:table-cell office:value-type="float" office:value="28.1536774348554" table:style-name="ce1">
            <text:p>28,15367743</text:p>
          </table:table-cell>
          <table:table-cell office:value-type="float" office:value="60.282187015465396" table:style-name="ce1">
            <text:p>60,28218702</text:p>
          </table:table-cell>
          <table:table-cell office:value-type="float" office:value="42.661423600731702" table:style-name="ce1">
            <text:p>42,6614236</text:p>
          </table:table-cell>
          <table:table-cell office:value-type="float" office:value="42.556836439460596" table:style-name="ce1">
            <text:p>42,55683644</text:p>
          </table:table-cell>
          <table:table-cell office:value-type="float" office:value="42.725918258899398" table:style-name="ce1">
            <text:p>42,72591826</text:p>
          </table:table-cell>
          <table:table-cell office:value-type="float" office:value="73.415345469209598" table:style-name="ce1">
            <text:p>73,41534547</text:p>
          </table:table-cell>
          <table:table-cell office:value-type="float" office:value="71.8765491776186" table:style-name="ce1">
            <text:p>71,87654918</text:p>
          </table:table-cell>
          <table:table-cell office:value-type="float" office:value="47.626456918576999" table:style-name="ce1">
            <text:p>47,62645692</text:p>
          </table:table-cell>
          <table:table-cell office:value-type="float" office:value="27.628273322826502" table:style-name="ce1">
            <text:p>27,62827332</text:p>
          </table:table-cell>
          <table:table-cell office:value-type="float" office:value="55.275592543165601" table:style-name="ce1">
            <text:p>55,27559254</text:p>
          </table:table-cell>
          <table:table-cell office:value-type="float" office:value="38.599181955575403" table:style-name="ce1">
            <text:p>38,59918196</text:p>
          </table:table-cell>
          <table:table-cell office:value-type="float" office:value="141.71774606903" table:style-name="ce1">
            <text:p>141,7177461</text:p>
          </table:table-cell>
          <table:table-cell office:value-type="float" office:value="38.6322366503898" table:style-name="ce1">
            <text:p>38,63223665</text:p>
          </table:table-cell>
          <table:table-cell office:value-type="float" office:value="41.772791636284701" table:style-name="ce1">
            <text:p>41,77279164</text:p>
          </table:table-cell>
          <table:table-cell table:number-columns-repeated="2" table:style-name="ce1"/>
          <table:table-cell office:value-type="float" office:value="55.730779696404035" table:formula="of:=AVERAGE([.B30:.U30])" table:style-name="ce1">
            <text:p>55,7307797</text:p>
          </table:table-cell>
          <table:table-cell office:value-type="float" office:value="42.693670929815553" table:formula="of:=MEDIAN([.B30:.U30])" table:style-name="ce1">
            <text:p>42,69367093</text:p>
          </table:table-cell>
          <table:table-cell office:value-type="float" office:value="63.180777556003697" table:formula="of:=QUARTILE([.B30:.U30];3)" table:style-name="ce1">
            <text:p>63,18077756</text:p>
          </table:table-cell>
          <table:table-cell table:number-columns-repeated="16358"/>
        </table:table-row>
        <table:table-row table:style-name="ro1">
          <table:table-cell office:value-type="float" office:value="300000" table:style-name="ce1">
            <text:p>300000</text:p>
          </table:table-cell>
          <table:table-cell office:value-type="float" office:value="44.284757959996" table:style-name="ce1">
            <text:p>44,28475796</text:p>
          </table:table-cell>
          <table:table-cell office:value-type="float" office:value="39.0525381261983" table:style-name="ce1">
            <text:p>39,05253813</text:p>
          </table:table-cell>
          <table:table-cell office:value-type="float" office:value="103.30954202118301" table:style-name="ce1">
            <text:p>103,309542</text:p>
          </table:table-cell>
          <table:table-cell office:value-type="float" office:value="117.745478562001" table:style-name="ce1">
            <text:p>117,7454786</text:p>
          </table:table-cell>
          <table:table-cell office:value-type="float" office:value="41.382748159644201" table:style-name="ce1">
            <text:p>41,38274816</text:p>
          </table:table-cell>
          <table:table-cell office:value-type="float" office:value="40.678830590191097" table:style-name="ce1">
            <text:p>40,67883059</text:p>
          </table:table-cell>
          <table:table-cell office:value-type="float" office:value="27.581005498743199" table:style-name="ce1">
            <text:p>27,5810055</text:p>
          </table:table-cell>
          <table:table-cell office:value-type="float" office:value="73.807343285269994" table:style-name="ce1">
            <text:p>73,80734329</text:p>
          </table:table-cell>
          <table:table-cell office:value-type="float" office:value="41.942049568038101" table:style-name="ce1">
            <text:p>41,94204957</text:p>
          </table:table-cell>
          <table:table-cell office:value-type="float" office:value="39.3095301011587" table:style-name="ce1">
            <text:p>39,3095301</text:p>
          </table:table-cell>
          <table:table-cell office:value-type="float" office:value="44.8280271216953" table:style-name="ce1">
            <text:p>44,82802712</text:p>
          </table:table-cell>
          <table:table-cell office:value-type="float" office:value="62.0424456324631" table:style-name="ce1">
            <text:p>62,04244563</text:p>
          </table:table-cell>
          <table:table-cell office:value-type="float" office:value="71.141805362082494" table:style-name="ce1">
            <text:p>71,14180536</text:p>
          </table:table-cell>
          <table:table-cell office:value-type="float" office:value="45.356228396537396" table:style-name="ce1">
            <text:p>45,3562284</text:p>
          </table:table-cell>
          <table:table-cell office:value-type="float" office:value="30.6076413792129" table:style-name="ce1">
            <text:p>30,60764138</text:p>
          </table:table-cell>
          <table:table-cell office:value-type="float" office:value="56.872961559564899" table:style-name="ce1">
            <text:p>56,87296156</text:p>
          </table:table-cell>
          <table:table-cell office:value-type="float" office:value="40.476780049633298" table:style-name="ce1">
            <text:p>40,47678005</text:p>
          </table:table-cell>
          <table:table-cell office:value-type="float" office:value="143.539905027088" table:style-name="ce1">
            <text:p>143,539905</text:p>
          </table:table-cell>
          <table:table-cell office:value-type="float" office:value="34.156556573422499" table:style-name="ce1">
            <text:p>34,15655657</text:p>
          </table:table-cell>
          <table:table-cell office:value-type="float" office:value="42.230032223792101" table:style-name="ce1">
            <text:p>42,23003222</text:p>
          </table:table-cell>
          <table:table-cell table:number-columns-repeated="2" table:style-name="ce1"/>
          <table:table-cell office:value-type="float" office:value="57.017310359895774" table:formula="of:=AVERAGE([.B31:.U31])" table:style-name="ce1">
            <text:p>57,01731036</text:p>
          </table:table-cell>
          <table:table-cell office:value-type="float" office:value="43.257395091894054" table:formula="of:=MEDIAN([.B31:.U31])" table:style-name="ce1">
            <text:p>43,25739509</text:p>
          </table:table-cell>
          <table:table-cell office:value-type="float" office:value="64.317285564867944" table:formula="of:=QUARTILE([.B31:.U31];3)" table:style-name="ce1">
            <text:p>64,31728556</text:p>
          </table:table-cell>
          <table:table-cell table:number-columns-repeated="16358"/>
        </table:table-row>
        <table:table-row table:style-name="ro1">
          <table:table-cell office:value-type="float" office:value="310000" table:style-name="ce1">
            <text:p>310000</text:p>
          </table:table-cell>
          <table:table-cell office:value-type="float" office:value="43.717953441735602" table:style-name="ce1">
            <text:p>43,71795344</text:p>
          </table:table-cell>
          <table:table-cell office:value-type="float" office:value="39.697609923031202" table:style-name="ce1">
            <text:p>39,69760992</text:p>
          </table:table-cell>
          <table:table-cell office:value-type="float" office:value="112.24570747926199" table:style-name="ce1">
            <text:p>112,2457075</text:p>
          </table:table-cell>
          <table:table-cell office:value-type="float" office:value="122.701106613411" table:style-name="ce1">
            <text:p>122,7011066</text:p>
          </table:table-cell>
          <table:table-cell office:value-type="float" office:value="38.4315197678578" table:style-name="ce1">
            <text:p>38,43151977</text:p>
          </table:table-cell>
          <table:table-cell office:value-type="float" office:value="41.184471842820003" table:style-name="ce1">
            <text:p>41,18447184</text:p>
          </table:table-cell>
          <table:table-cell office:value-type="float" office:value="30.011565248455501" table:style-name="ce1">
            <text:p>30,01156525</text:p>
          </table:table-cell>
          <table:table-cell office:value-type="float" office:value="83.778932401980896" table:style-name="ce1">
            <text:p>83,7789324</text:p>
          </table:table-cell>
          <table:table-cell office:value-type="float" office:value="41.5762269671309" table:style-name="ce1">
            <text:p>41,57622697</text:p>
          </table:table-cell>
          <table:table-cell office:value-type="float" office:value="42.6212003207782" table:style-name="ce1">
            <text:p>42,62120032</text:p>
          </table:table-cell>
          <table:table-cell office:value-type="float" office:value="44.3233375476959" table:style-name="ce1">
            <text:p>44,32333755</text:p>
          </table:table-cell>
          <table:table-cell office:value-type="float" office:value="70.184283535720397" table:style-name="ce1">
            <text:p>70,18428354</text:p>
          </table:table-cell>
          <table:table-cell office:value-type="float" office:value="68.994838463862195" table:style-name="ce1">
            <text:p>68,99483846</text:p>
          </table:table-cell>
          <table:table-cell office:value-type="float" office:value="44.193481813861098" table:style-name="ce1">
            <text:p>44,19348181</text:p>
          </table:table-cell>
          <table:table-cell office:value-type="float" office:value="30.310054381556299" table:style-name="ce1">
            <text:p>30,31005438</text:p>
          </table:table-cell>
          <table:table-cell office:value-type="float" office:value="56.076482717436797" table:style-name="ce1">
            <text:p>56,07648272</text:p>
          </table:table-cell>
          <table:table-cell office:value-type="float" office:value="40.549191189317703" table:style-name="ce1">
            <text:p>40,54919119</text:p>
          </table:table-cell>
          <table:table-cell office:value-type="float" office:value="148.88705915048999" table:style-name="ce1">
            <text:p>148,8870592</text:p>
          </table:table-cell>
          <table:table-cell office:value-type="float" office:value="37.486543830702203" table:style-name="ce1">
            <text:p>37,48654383</text:p>
          </table:table-cell>
          <table:table-cell office:value-type="float" office:value="42.404569499862902" table:style-name="ce1">
            <text:p>42,4045695</text:p>
          </table:table-cell>
          <table:table-cell table:number-columns-repeated="2" table:style-name="ce1"/>
          <table:table-cell office:value-type="float" office:value="58.968806806848434" table:formula="of:=AVERAGE([.B32:.U32])" table:style-name="ce1">
            <text:p>58,96880681</text:p>
          </table:table-cell>
          <table:table-cell office:value-type="float" office:value="43.169576881256901" table:formula="of:=MEDIAN([.B32:.U32])" table:style-name="ce1">
            <text:p>43,16957688</text:p>
          </table:table-cell>
          <table:table-cell office:value-type="float" office:value="69.292199731826742" table:formula="of:=QUARTILE([.B32:.U32];3)" table:style-name="ce1">
            <text:p>69,29219973</text:p>
          </table:table-cell>
          <table:table-cell table:number-columns-repeated="16358"/>
        </table:table-row>
        <table:table-row table:style-name="ro1">
          <table:table-cell office:value-type="float" office:value="320000" table:style-name="ce1">
            <text:p>320000</text:p>
          </table:table-cell>
          <table:table-cell office:value-type="float" office:value="44.2096359940304" table:style-name="ce1">
            <text:p>44,20963599</text:p>
          </table:table-cell>
          <table:table-cell office:value-type="float" office:value="40.495185932406301" table:style-name="ce1">
            <text:p>40,49518593</text:p>
          </table:table-cell>
          <table:table-cell office:value-type="float" office:value="108.45363012627" table:style-name="ce1">
            <text:p>108,4536301</text:p>
          </table:table-cell>
          <table:table-cell office:value-type="float" office:value="115.36658451757199" table:style-name="ce1">
            <text:p>115,3665845</text:p>
          </table:table-cell>
          <table:table-cell office:value-type="float" office:value="45.179362571176704" table:style-name="ce1">
            <text:p>45,17936257</text:p>
          </table:table-cell>
          <table:table-cell office:value-type="float" office:value="40.2177938865334" table:style-name="ce1">
            <text:p>40,21779389</text:p>
          </table:table-cell>
          <table:table-cell office:value-type="float" office:value="26.688800857017899" table:style-name="ce1">
            <text:p>26,68880086</text:p>
          </table:table-cell>
          <table:table-cell office:value-type="float" office:value="100.676419052562" table:style-name="ce1">
            <text:p>100,6764191</text:p>
          </table:table-cell>
          <table:table-cell office:value-type="float" office:value="41.061053844635097" table:style-name="ce1">
            <text:p>41,06105384</text:p>
          </table:table-cell>
          <table:table-cell office:value-type="float" office:value="41.336207747661398" table:style-name="ce1">
            <text:p>41,33620775</text:p>
          </table:table-cell>
          <table:table-cell office:value-type="float" office:value="44.660399856171999" table:style-name="ce1">
            <text:p>44,66039986</text:p>
          </table:table-cell>
          <table:table-cell office:value-type="float" office:value="66.341131870784096" table:style-name="ce1">
            <text:p>66,34113187</text:p>
          </table:table-cell>
          <table:table-cell office:value-type="float" office:value="68.674487659706202" table:style-name="ce1">
            <text:p>68,67448766</text:p>
          </table:table-cell>
          <table:table-cell office:value-type="float" office:value="46.741406418568801" table:style-name="ce1">
            <text:p>46,74140642</text:p>
          </table:table-cell>
          <table:table-cell office:value-type="float" office:value="30.7909051136984" table:style-name="ce1">
            <text:p>30,79090511</text:p>
          </table:table-cell>
          <table:table-cell office:value-type="float" office:value="62.264112273089701" table:style-name="ce1">
            <text:p>62,26411227</text:p>
          </table:table-cell>
          <table:table-cell office:value-type="float" office:value="40.357392931119897" table:style-name="ce1">
            <text:p>40,35739293</text:p>
          </table:table-cell>
          <table:table-cell office:value-type="float" office:value="149.81297474460999" table:style-name="ce1">
            <text:p>149,8129747</text:p>
          </table:table-cell>
          <table:table-cell office:value-type="float" office:value="38.143135447795999" table:style-name="ce1">
            <text:p>38,14313545</text:p>
          </table:table-cell>
          <table:table-cell office:value-type="float" office:value="42.984839499704599" table:style-name="ce1">
            <text:p>42,9848395</text:p>
          </table:table-cell>
          <table:table-cell table:number-columns-repeated="2" table:style-name="ce1"/>
          <table:table-cell office:value-type="float" office:value="59.722773017255747" table:formula="of:=AVERAGE([.B33:.U33])" table:style-name="ce1">
            <text:p>59,72277302</text:p>
          </table:table-cell>
          <table:table-cell office:value-type="float" office:value="44.435017925101199" table:formula="of:=MEDIAN([.B33:.U33])" table:style-name="ce1">
            <text:p>44,43501793</text:p>
          </table:table-cell>
          <table:table-cell office:value-type="float" office:value="66.924470818014626" table:formula="of:=QUARTILE([.B33:.U33];3)" table:style-name="ce1">
            <text:p>66,92447082</text:p>
          </table:table-cell>
          <table:table-cell table:number-columns-repeated="16358"/>
        </table:table-row>
        <table:table-row table:style-name="ro1">
          <table:table-cell office:value-type="float" office:value="330000" table:style-name="ce1">
            <text:p>330000</text:p>
          </table:table-cell>
          <table:table-cell office:value-type="float" office:value="44.561849792366601" table:style-name="ce1">
            <text:p>44,56184979</text:p>
          </table:table-cell>
          <table:table-cell office:value-type="float" office:value="41.072835575442397" table:style-name="ce1">
            <text:p>41,07283558</text:p>
          </table:table-cell>
          <table:table-cell office:value-type="float" office:value="113.403418921954" table:style-name="ce1">
            <text:p>113,4034189</text:p>
          </table:table-cell>
          <table:table-cell office:value-type="float" office:value="113.297082245144" table:style-name="ce1">
            <text:p>113,2970822</text:p>
          </table:table-cell>
          <table:table-cell office:value-type="float" office:value="73.114005619285294" table:style-name="ce1">
            <text:p>73,11400562</text:p>
          </table:table-cell>
          <table:table-cell office:value-type="float" office:value="40.242343518956098" table:style-name="ce1">
            <text:p>40,24234352</text:p>
          </table:table-cell>
          <table:table-cell office:value-type="float" office:value="28.033628325297698" table:style-name="ce1">
            <text:p>28,03362833</text:p>
          </table:table-cell>
          <table:table-cell office:value-type="float" office:value="128.426021070714" table:style-name="ce1">
            <text:p>128,4260211</text:p>
          </table:table-cell>
          <table:table-cell office:value-type="float" office:value="41.048471554553203" table:style-name="ce1">
            <text:p>41,04847155</text:p>
          </table:table-cell>
          <table:table-cell office:value-type="float" office:value="42.465178039774401" table:style-name="ce1">
            <text:p>42,46517804</text:p>
          </table:table-cell>
          <table:table-cell office:value-type="float" office:value="39.151931608528102" table:style-name="ce1">
            <text:p>39,15193161</text:p>
          </table:table-cell>
          <table:table-cell office:value-type="float" office:value="83.5284295000573" table:style-name="ce1">
            <text:p>83,5284295</text:p>
          </table:table-cell>
          <table:table-cell office:value-type="float" office:value="70.318881574203203" table:style-name="ce1">
            <text:p>70,31888157</text:p>
          </table:table-cell>
          <table:table-cell office:value-type="float" office:value="46.8751541199779" table:style-name="ce1">
            <text:p>46,87515412</text:p>
          </table:table-cell>
          <table:table-cell office:value-type="float" office:value="29.9450664511497" table:style-name="ce1">
            <text:p>29,94506645</text:p>
          </table:table-cell>
          <table:table-cell office:value-type="float" office:value="66.624651478161596" table:style-name="ce1">
            <text:p>66,62465148</text:p>
          </table:table-cell>
          <table:table-cell office:value-type="float" office:value="39.930423062013702" table:style-name="ce1">
            <text:p>39,93042306</text:p>
          </table:table-cell>
          <table:table-cell office:value-type="float" office:value="154.19930517047999" table:style-name="ce1">
            <text:p>154,1993052</text:p>
          </table:table-cell>
          <table:table-cell office:value-type="float" office:value="42.686106238008101" table:style-name="ce1">
            <text:p>42,68610624</text:p>
          </table:table-cell>
          <table:table-cell office:value-type="float" office:value="41.424641459808797" table:style-name="ce1">
            <text:p>41,42464146</text:p>
          </table:table-cell>
          <table:table-cell table:number-columns-repeated="2" table:style-name="ce1"/>
          <table:table-cell office:value-type="float" office:value="64.017471266293796" table:formula="of:=AVERAGE([.B34:.U34])" table:style-name="ce1">
            <text:p>64,01747127</text:p>
          </table:table-cell>
          <table:table-cell office:value-type="float" office:value="43.623978015187348" table:formula="of:=MEDIAN([.B34:.U34])" table:style-name="ce1">
            <text:p>43,62397802</text:p>
          </table:table-cell>
          <table:table-cell office:value-type="float" office:value="75.717611589478295" table:formula="of:=QUARTILE([.B34:.U34];3)" table:style-name="ce1">
            <text:p>75,71761159</text:p>
          </table:table-cell>
          <table:table-cell table:number-columns-repeated="16358"/>
        </table:table-row>
        <table:table-row table:style-name="ro1">
          <table:table-cell office:value-type="float" office:value="340000" table:style-name="ce1">
            <text:p>340000</text:p>
          </table:table-cell>
          <table:table-cell office:value-type="float" office:value="43.828975061716797" table:style-name="ce1">
            <text:p>43,82897506</text:p>
          </table:table-cell>
          <table:table-cell office:value-type="float" office:value="40.777145377689003" table:style-name="ce1">
            <text:p>40,77714538</text:p>
          </table:table-cell>
          <table:table-cell office:value-type="float" office:value="124.00523846801499" table:style-name="ce1">
            <text:p>124,0052385</text:p>
          </table:table-cell>
          <table:table-cell office:value-type="float" office:value="137.32856375318099" table:style-name="ce1">
            <text:p>137,3285638</text:p>
          </table:table-cell>
          <table:table-cell office:value-type="float" office:value="78.787306799180996" table:style-name="ce1">
            <text:p>78,7873068</text:p>
          </table:table-cell>
          <table:table-cell office:value-type="float" office:value="40.011536909157797" table:style-name="ce1">
            <text:p>40,01153691</text:p>
          </table:table-cell>
          <table:table-cell office:value-type="float" office:value="29.7950910809299" table:style-name="ce1">
            <text:p>29,79509108</text:p>
          </table:table-cell>
          <table:table-cell office:value-type="float" office:value="146.16394823956799" table:style-name="ce1">
            <text:p>146,1639482</text:p>
          </table:table-cell>
          <table:table-cell office:value-type="float" office:value="41.788735409235002" table:style-name="ce1">
            <text:p>41,78873541</text:p>
          </table:table-cell>
          <table:table-cell office:value-type="float" office:value="41.498018696789799" table:style-name="ce1">
            <text:p>41,4980187</text:p>
          </table:table-cell>
          <table:table-cell office:value-type="float" office:value="43.304941248203498" table:style-name="ce1">
            <text:p>43,30494125</text:p>
          </table:table-cell>
          <table:table-cell office:value-type="float" office:value="84.517766247452798" table:style-name="ce1">
            <text:p>84,51776625</text:p>
          </table:table-cell>
          <table:table-cell office:value-type="float" office:value="71.641530603552695" table:style-name="ce1">
            <text:p>71,6415306</text:p>
          </table:table-cell>
          <table:table-cell office:value-type="float" office:value="47.438551829001497" table:style-name="ce1">
            <text:p>47,43855183</text:p>
          </table:table-cell>
          <table:table-cell office:value-type="float" office:value="30.4573885260338" table:style-name="ce1">
            <text:p>30,45738853</text:p>
          </table:table-cell>
          <table:table-cell office:value-type="float" office:value="70.242607940927201" table:style-name="ce1">
            <text:p>70,24260794</text:p>
          </table:table-cell>
          <table:table-cell office:value-type="float" office:value="41.0364908610916" table:style-name="ce1">
            <text:p>41,03649086</text:p>
          </table:table-cell>
          <table:table-cell office:value-type="float" office:value="153.52874978514799" table:style-name="ce1">
            <text:p>153,5287498</text:p>
          </table:table-cell>
          <table:table-cell office:value-type="float" office:value="43.574854973709598" table:style-name="ce1">
            <text:p>43,57485497</text:p>
          </table:table-cell>
          <table:table-cell office:value-type="float" office:value="41.555609160718603" table:style-name="ce1">
            <text:p>41,55560916</text:p>
          </table:table-cell>
          <table:table-cell table:number-columns-repeated="2" table:style-name="ce1"/>
          <table:table-cell office:value-type="float" office:value="67.564152548565133" table:formula="of:=AVERAGE([.B35:.U35])" table:style-name="ce1">
            <text:p>67,56415255</text:p>
          </table:table-cell>
          <table:table-cell office:value-type="float" office:value="43.701915017713198" table:formula="of:=MEDIAN([.B35:.U35])" table:style-name="ce1">
            <text:p>43,70191502</text:p>
          </table:table-cell>
          <table:table-cell office:value-type="float" office:value="80.219921661248947" table:formula="of:=QUARTILE([.B35:.U35];3)" table:style-name="ce1">
            <text:p>80,21992166</text:p>
          </table:table-cell>
          <table:table-cell table:number-columns-repeated="16358"/>
        </table:table-row>
        <table:table-row table:style-name="ro1">
          <table:table-cell office:value-type="float" office:value="350000" table:style-name="ce1">
            <text:p>350000</text:p>
          </table:table-cell>
          <table:table-cell office:value-type="float" office:value="44.323953787192103" table:style-name="ce1">
            <text:p>44,32395379</text:p>
          </table:table-cell>
          <table:table-cell office:value-type="float" office:value="39.846579604824697" table:style-name="ce1">
            <text:p>39,8465796</text:p>
          </table:table-cell>
          <table:table-cell office:value-type="float" office:value="110.580958273584" table:style-name="ce1">
            <text:p>110,5809583</text:p>
          </table:table-cell>
          <table:table-cell office:value-type="float" office:value="146.053867694248" table:style-name="ce1">
            <text:p>146,0538677</text:p>
          </table:table-cell>
          <table:table-cell office:value-type="float" office:value="73.181387738007203" table:style-name="ce1">
            <text:p>73,18138774</text:p>
          </table:table-cell>
          <table:table-cell office:value-type="float" office:value="41.486658327556" table:style-name="ce1">
            <text:p>41,48665833</text:p>
          </table:table-cell>
          <table:table-cell office:value-type="float" office:value="28.511707546972001" table:style-name="ce1">
            <text:p>28,51170755</text:p>
          </table:table-cell>
          <table:table-cell office:value-type="float" office:value="158.61027772038" table:style-name="ce1">
            <text:p>158,6102777</text:p>
          </table:table-cell>
          <table:table-cell office:value-type="float" office:value="41.480940460938299" table:style-name="ce1">
            <text:p>41,48094046</text:p>
          </table:table-cell>
          <table:table-cell office:value-type="float" office:value="40.827019985463998" table:style-name="ce1">
            <text:p>40,82701999</text:p>
          </table:table-cell>
          <table:table-cell office:value-type="float" office:value="43.808901687462402" table:style-name="ce1">
            <text:p>43,80890169</text:p>
          </table:table-cell>
          <table:table-cell office:value-type="float" office:value="82.754289136079393" table:style-name="ce1">
            <text:p>82,75428914</text:p>
          </table:table-cell>
          <table:table-cell office:value-type="float" office:value="74.206195294841905" table:style-name="ce1">
            <text:p>74,20619529</text:p>
          </table:table-cell>
          <table:table-cell office:value-type="float" office:value="48.2448335826301" table:style-name="ce1">
            <text:p>48,24483358</text:p>
          </table:table-cell>
          <table:table-cell office:value-type="float" office:value="32.190002333505603" table:style-name="ce1">
            <text:p>32,19000233</text:p>
          </table:table-cell>
          <table:table-cell office:value-type="float" office:value="72.022083168389102" table:style-name="ce1">
            <text:p>72,02208317</text:p>
          </table:table-cell>
          <table:table-cell office:value-type="float" office:value="39.835196946295099" table:style-name="ce1">
            <text:p>39,83519695</text:p>
          </table:table-cell>
          <table:table-cell office:value-type="float" office:value="159.868906640326" table:style-name="ce1">
            <text:p>159,8689066</text:p>
          </table:table-cell>
          <table:table-cell office:value-type="float" office:value="41.846931167017402" table:style-name="ce1">
            <text:p>41,84693117</text:p>
          </table:table-cell>
          <table:table-cell office:value-type="float" office:value="42.824539079683298" table:style-name="ce1">
            <text:p>42,82453908</text:p>
          </table:table-cell>
          <table:table-cell table:number-columns-repeated="2" table:style-name="ce1"/>
          <table:table-cell office:value-type="float" office:value="68.125261508769825" table:formula="of:=AVERAGE([.B36:.U36])" table:style-name="ce1">
            <text:p>68,12526151</text:p>
          </table:table-cell>
          <table:table-cell office:value-type="float" office:value="44.066427737327253" table:formula="of:=MEDIAN([.B36:.U36])" table:style-name="ce1">
            <text:p>44,06642774</text:p>
          </table:table-cell>
          <table:table-cell office:value-type="float" office:value="76.34321875515127" table:formula="of:=QUARTILE([.B36:.U36];3)" table:style-name="ce1">
            <text:p>76,34321876</text:p>
          </table:table-cell>
          <table:table-cell table:number-columns-repeated="16358"/>
        </table:table-row>
        <table:table-row table:style-name="ro1">
          <table:table-cell office:value-type="float" office:value="360000" table:style-name="ce1">
            <text:p>360000</text:p>
          </table:table-cell>
          <table:table-cell office:value-type="float" office:value="44.234395875482797" table:style-name="ce1">
            <text:p>44,23439588</text:p>
          </table:table-cell>
          <table:table-cell office:value-type="float" office:value="40.891243217000699" table:style-name="ce1">
            <text:p>40,89124322</text:p>
          </table:table-cell>
          <table:table-cell office:value-type="float" office:value="118.84591887087799" table:style-name="ce1">
            <text:p>118,8459189</text:p>
          </table:table-cell>
          <table:table-cell office:value-type="float" office:value="158.42523801435101" table:style-name="ce1">
            <text:p>158,425238</text:p>
          </table:table-cell>
          <table:table-cell office:value-type="float" office:value="75.421548348842094" table:style-name="ce1">
            <text:p>75,42154835</text:p>
          </table:table-cell>
          <table:table-cell office:value-type="float" office:value="40.082902286460602" table:style-name="ce1">
            <text:p>40,08290229</text:p>
          </table:table-cell>
          <table:table-cell office:value-type="float" office:value="28.641352417616101" table:style-name="ce1">
            <text:p>28,64135242</text:p>
          </table:table-cell>
          <table:table-cell office:value-type="float" office:value="156.207070702229" table:style-name="ce1">
            <text:p>156,2070707</text:p>
          </table:table-cell>
          <table:table-cell office:value-type="float" office:value="41.153557057117197" table:style-name="ce1">
            <text:p>41,15355706</text:p>
          </table:table-cell>
          <table:table-cell office:value-type="float" office:value="41.675288242590497" table:style-name="ce1">
            <text:p>41,67528824</text:p>
          </table:table-cell>
          <table:table-cell office:value-type="float" office:value="42.793649111732996" table:style-name="ce1">
            <text:p>42,79364911</text:p>
          </table:table-cell>
          <table:table-cell office:value-type="float" office:value="88.602925051402295" table:style-name="ce1">
            <text:p>88,60292505</text:p>
          </table:table-cell>
          <table:table-cell office:value-type="float" office:value="71.900922873546094" table:style-name="ce1">
            <text:p>71,90092287</text:p>
          </table:table-cell>
          <table:table-cell office:value-type="float" office:value="46.435760117599997" table:style-name="ce1">
            <text:p>46,43576012</text:p>
          </table:table-cell>
          <table:table-cell office:value-type="float" office:value="29.925280446361899" table:style-name="ce1">
            <text:p>29,92528045</text:p>
          </table:table-cell>
          <table:table-cell office:value-type="float" office:value="78.031734909105197" table:style-name="ce1">
            <text:p>78,03173491</text:p>
          </table:table-cell>
          <table:table-cell office:value-type="float" office:value="40.120398336694699" table:style-name="ce1">
            <text:p>40,12039834</text:p>
          </table:table-cell>
          <table:table-cell office:value-type="float" office:value="162.95865361723099" table:style-name="ce1">
            <text:p>162,9586536</text:p>
          </table:table-cell>
          <table:table-cell office:value-type="float" office:value="43.810156013716004" table:style-name="ce1">
            <text:p>43,81015601</text:p>
          </table:table-cell>
          <table:table-cell office:value-type="float" office:value="42.261214329067002" table:style-name="ce1">
            <text:p>42,26121433</text:p>
          </table:table-cell>
          <table:table-cell table:number-columns-repeated="2" table:style-name="ce1"/>
          <table:table-cell office:value-type="float" office:value="69.620960491951251" table:formula="of:=AVERAGE([.B37:.U37])" table:style-name="ce1">
            <text:p>69,62096049</text:p>
          </table:table-cell>
          <table:table-cell office:value-type="float" office:value="44.0222759445994" table:formula="of:=MEDIAN([.B37:.U37])" table:style-name="ce1">
            <text:p>44,02227594</text:p>
          </table:table-cell>
          <table:table-cell office:value-type="float" office:value="80.674532444679471" table:formula="of:=QUARTILE([.B37:.U37];3)" table:style-name="ce1">
            <text:p>80,67453244</text:p>
          </table:table-cell>
          <table:table-cell table:number-columns-repeated="16358"/>
        </table:table-row>
        <table:table-row table:style-name="ro1">
          <table:table-cell office:value-type="float" office:value="370000" table:style-name="ce1">
            <text:p>370000</text:p>
          </table:table-cell>
          <table:table-cell office:value-type="float" office:value="44.8483880709895" table:style-name="ce1">
            <text:p>44,84838807</text:p>
          </table:table-cell>
          <table:table-cell office:value-type="float" office:value="40.1018523986926" table:style-name="ce1">
            <text:p>40,1018524</text:p>
          </table:table-cell>
          <table:table-cell office:value-type="float" office:value="117.012343957844" table:style-name="ce1">
            <text:p>117,012344</text:p>
          </table:table-cell>
          <table:table-cell office:value-type="float" office:value="160.801942894615" table:style-name="ce1">
            <text:p>160,8019429</text:p>
          </table:table-cell>
          <table:table-cell office:value-type="float" office:value="75.002523509366299" table:style-name="ce1">
            <text:p>75,00252351</text:p>
          </table:table-cell>
          <table:table-cell office:value-type="float" office:value="41.3150069723062" table:style-name="ce1">
            <text:p>41,31500697</text:p>
          </table:table-cell>
          <table:table-cell office:value-type="float" office:value="31.051058791557701" table:style-name="ce1">
            <text:p>31,05105879</text:p>
          </table:table-cell>
          <table:table-cell office:value-type="float" office:value="176.573416734169" table:style-name="ce1">
            <text:p>176,5734167</text:p>
          </table:table-cell>
          <table:table-cell office:value-type="float" office:value="40.869098645325799" table:style-name="ce1">
            <text:p>40,86909865</text:p>
          </table:table-cell>
          <table:table-cell office:value-type="float" office:value="42.783338636828397" table:style-name="ce1">
            <text:p>42,78333864</text:p>
          </table:table-cell>
          <table:table-cell office:value-type="float" office:value="45.220945884814299" table:style-name="ce1">
            <text:p>45,22094588</text:p>
          </table:table-cell>
          <table:table-cell office:value-type="float" office:value="63.599750539811197" table:style-name="ce1">
            <text:p>63,59975054</text:p>
          </table:table-cell>
          <table:table-cell office:value-type="float" office:value="37.385736616285399" table:style-name="ce1">
            <text:p>37,38573662</text:p>
          </table:table-cell>
          <table:table-cell office:value-type="float" office:value="47.504473546347299" table:style-name="ce1">
            <text:p>47,50447355</text:p>
          </table:table-cell>
          <table:table-cell office:value-type="float" office:value="28.5809285205174" table:style-name="ce1">
            <text:p>28,58092852</text:p>
          </table:table-cell>
          <table:table-cell office:value-type="float" office:value="67.3796876194574" table:style-name="ce1">
            <text:p>67,37968762</text:p>
          </table:table-cell>
          <table:table-cell office:value-type="float" office:value="40.516099692682303" table:style-name="ce1">
            <text:p>40,51609969</text:p>
          </table:table-cell>
          <table:table-cell office:value-type="float" office:value="168.97536598494801" table:style-name="ce1">
            <text:p>168,975366</text:p>
          </table:table-cell>
          <table:table-cell office:value-type="float" office:value="44.190716745505703" table:style-name="ce1">
            <text:p>44,19071675</text:p>
          </table:table-cell>
          <table:table-cell office:value-type="float" office:value="40.7639995468164" table:style-name="ce1">
            <text:p>40,76399955</text:p>
          </table:table-cell>
          <table:table-cell table:number-columns-repeated="2" table:style-name="ce1"/>
          <table:table-cell office:value-type="float" office:value="67.723833765443985" table:formula="of:=AVERAGE([.B38:.U38])" table:style-name="ce1">
            <text:p>67,72383377</text:p>
          </table:table-cell>
          <table:table-cell office:value-type="float" office:value="44.519552408247606" table:formula="of:=MEDIAN([.B38:.U38])" table:style-name="ce1">
            <text:p>44,51955241</text:p>
          </table:table-cell>
          <table:table-cell office:value-type="float" office:value="69.285396591934628" table:formula="of:=QUARTILE([.B38:.U38];3)" table:style-name="ce1">
            <text:p>69,28539659</text:p>
          </table:table-cell>
          <table:table-cell table:number-columns-repeated="16358"/>
        </table:table-row>
        <table:table-row table:style-name="ro1">
          <table:table-cell office:value-type="float" office:value="380000" table:style-name="ce1">
            <text:p>380000</text:p>
          </table:table-cell>
          <table:table-cell office:value-type="float" office:value="42.824424456054501" table:style-name="ce1">
            <text:p>42,82442446</text:p>
          </table:table-cell>
          <table:table-cell office:value-type="float" office:value="40.5027290923069" table:style-name="ce1">
            <text:p>40,50272909</text:p>
          </table:table-cell>
          <table:table-cell office:value-type="float" office:value="122.828918193904" table:style-name="ce1">
            <text:p>122,8289182</text:p>
          </table:table-cell>
          <table:table-cell office:value-type="float" office:value="169.936453709034" table:style-name="ce1">
            <text:p>169,9364537</text:p>
          </table:table-cell>
          <table:table-cell office:value-type="float" office:value="82.389798432820299" table:style-name="ce1">
            <text:p>82,38979843</text:p>
          </table:table-cell>
          <table:table-cell office:value-type="float" office:value="40.8824741964984" table:style-name="ce1">
            <text:p>40,8824742</text:p>
          </table:table-cell>
          <table:table-cell office:value-type="float" office:value="31.136936492674401" table:style-name="ce1">
            <text:p>31,13693649</text:p>
          </table:table-cell>
          <table:table-cell office:value-type="float" office:value="179.27541085339399" table:style-name="ce1">
            <text:p>179,2754109</text:p>
          </table:table-cell>
          <table:table-cell office:value-type="float" office:value="39.866181509451799" table:style-name="ce1">
            <text:p>39,86618151</text:p>
          </table:table-cell>
          <table:table-cell office:value-type="float" office:value="41.4638318775038" table:style-name="ce1">
            <text:p>41,46383188</text:p>
          </table:table-cell>
          <table:table-cell office:value-type="float" office:value="45.589166105419601" table:style-name="ce1">
            <text:p>45,58916611</text:p>
          </table:table-cell>
          <table:table-cell office:value-type="float" office:value="87.971789038502607" table:style-name="ce1">
            <text:p>87,97178904</text:p>
          </table:table-cell>
          <table:table-cell office:value-type="float" office:value="72.9629734634307" table:style-name="ce1">
            <text:p>72,96297346</text:p>
          </table:table-cell>
          <table:table-cell office:value-type="float" office:value="47.162444553122697" table:style-name="ce1">
            <text:p>47,16244455</text:p>
          </table:table-cell>
          <table:table-cell office:value-type="float" office:value="27.965027903927901" table:style-name="ce1">
            <text:p>27,9650279</text:p>
          </table:table-cell>
          <table:table-cell office:value-type="float" office:value="68.799518624117894" table:style-name="ce1">
            <text:p>68,79951862</text:p>
          </table:table-cell>
          <table:table-cell office:value-type="float" office:value="40.9959177601269" table:style-name="ce1">
            <text:p>40,99591776</text:p>
          </table:table-cell>
          <table:table-cell office:value-type="float" office:value="177.815669796181" table:style-name="ce1">
            <text:p>177,8156698</text:p>
          </table:table-cell>
          <table:table-cell office:value-type="float" office:value="40.189224570634003" table:style-name="ce1">
            <text:p>40,18922457</text:p>
          </table:table-cell>
          <table:table-cell office:value-type="float" office:value="41.441817728082398" table:style-name="ce1">
            <text:p>41,44181773</text:p>
          </table:table-cell>
          <table:table-cell table:number-columns-repeated="2" table:style-name="ce1"/>
          <table:table-cell office:value-type="float" office:value="72.100035417859402" table:formula="of:=AVERAGE([.B39:.U39])" table:style-name="ce1">
            <text:p>72,10003542</text:p>
          </table:table-cell>
          <table:table-cell office:value-type="float" office:value="44.206795280737055" table:formula="of:=MEDIAN([.B39:.U39])" table:style-name="ce1">
            <text:p>44,20679528</text:p>
          </table:table-cell>
          <table:table-cell office:value-type="float" office:value="83.785296084240883" table:formula="of:=QUARTILE([.B39:.U39];3)" table:style-name="ce1">
            <text:p>83,78529608</text:p>
          </table:table-cell>
          <table:table-cell table:number-columns-repeated="16358"/>
        </table:table-row>
        <table:table-row table:style-name="ro1">
          <table:table-cell office:value-type="float" office:value="390000" table:style-name="ce1">
            <text:p>390000</text:p>
          </table:table-cell>
          <table:table-cell office:value-type="float" office:value="44.2021195705547" table:style-name="ce1">
            <text:p>44,20211957</text:p>
          </table:table-cell>
          <table:table-cell office:value-type="float" office:value="40.422041509385799" table:style-name="ce1">
            <text:p>40,42204151</text:p>
          </table:table-cell>
          <table:table-cell office:value-type="float" office:value="119.98326882522601" table:style-name="ce1">
            <text:p>119,9832688</text:p>
          </table:table-cell>
          <table:table-cell office:value-type="float" office:value="168.28187980129701" table:style-name="ce1">
            <text:p>168,2818798</text:p>
          </table:table-cell>
          <table:table-cell office:value-type="float" office:value="85.673439527313306" table:style-name="ce1">
            <text:p>85,67343953</text:p>
          </table:table-cell>
          <table:table-cell office:value-type="float" office:value="40.389217589459001" table:style-name="ce1">
            <text:p>40,38921759</text:p>
          </table:table-cell>
          <table:table-cell office:value-type="float" office:value="33.9421683691669" table:style-name="ce1">
            <text:p>33,94216837</text:p>
          </table:table-cell>
          <table:table-cell office:value-type="float" office:value="183.39499197425101" table:style-name="ce1">
            <text:p>183,394992</text:p>
          </table:table-cell>
          <table:table-cell office:value-type="float" office:value="41.0201896081998" table:style-name="ce1">
            <text:p>41,02018961</text:p>
          </table:table-cell>
          <table:table-cell office:value-type="float" office:value="40.752753263399804" table:style-name="ce1">
            <text:p>40,75275326</text:p>
          </table:table-cell>
          <table:table-cell office:value-type="float" office:value="43.642988105468298" table:style-name="ce1">
            <text:p>43,64298811</text:p>
          </table:table-cell>
          <table:table-cell office:value-type="float" office:value="75.5766021635947" table:style-name="ce1">
            <text:p>75,57660216</text:p>
          </table:table-cell>
          <table:table-cell office:value-type="float" office:value="74.512880188076196" table:style-name="ce1">
            <text:p>74,51288019</text:p>
          </table:table-cell>
          <table:table-cell office:value-type="float" office:value="48.087892723185199" table:style-name="ce1">
            <text:p>48,08789272</text:p>
          </table:table-cell>
          <table:table-cell office:value-type="float" office:value="20.4655517388466" table:style-name="ce1">
            <text:p>20,46555174</text:p>
          </table:table-cell>
          <table:table-cell office:value-type="float" office:value="67.701530815068693" table:style-name="ce1">
            <text:p>67,70153082</text:p>
          </table:table-cell>
          <table:table-cell office:value-type="float" office:value="41.1357630800211" table:style-name="ce1">
            <text:p>41,13576308</text:p>
          </table:table-cell>
          <table:table-cell office:value-type="float" office:value="181.66202482920801" table:style-name="ce1">
            <text:p>181,6620248</text:p>
          </table:table-cell>
          <table:table-cell office:value-type="float" office:value="41.205181367532802" table:style-name="ce1">
            <text:p>41,20518137</text:p>
          </table:table-cell>
          <table:table-cell office:value-type="float" office:value="44.234477371761997" table:style-name="ce1">
            <text:p>44,23447737</text:p>
          </table:table-cell>
          <table:table-cell table:number-columns-repeated="2" table:style-name="ce1"/>
          <table:table-cell office:value-type="float" office:value="71.814348121050855" table:formula="of:=AVERAGE([.B40:.U40])" table:style-name="ce1">
            <text:p>71,81434812</text:p>
          </table:table-cell>
          <table:table-cell office:value-type="float" office:value="44.218298471158349" table:formula="of:=MEDIAN([.B40:.U40])" table:style-name="ce1">
            <text:p>44,21829847</text:p>
          </table:table-cell>
          <table:table-cell office:value-type="float" office:value="78.100811504524358" table:formula="of:=QUARTILE([.B40:.U40];3)" table:style-name="ce1">
            <text:p>78,1008115</text:p>
          </table:table-cell>
          <table:table-cell table:number-columns-repeated="16358"/>
        </table:table-row>
        <table:table-row table:style-name="ro1">
          <table:table-cell office:value-type="float" office:value="400000" table:style-name="ce1">
            <text:p>400000</text:p>
          </table:table-cell>
          <table:table-cell office:value-type="float" office:value="43.369048181535298" table:style-name="ce1">
            <text:p>43,36904818</text:p>
          </table:table-cell>
          <table:table-cell office:value-type="float" office:value="40.518248712737098" table:style-name="ce1">
            <text:p>40,51824871</text:p>
          </table:table-cell>
          <table:table-cell office:value-type="float" office:value="128.764474501179" table:style-name="ce1">
            <text:p>128,7644745</text:p>
          </table:table-cell>
          <table:table-cell office:value-type="float" office:value="179.81209895684901" table:style-name="ce1">
            <text:p>179,812099</text:p>
          </table:table-cell>
          <table:table-cell office:value-type="float" office:value="84.513059523251499" table:style-name="ce1">
            <text:p>84,51305952</text:p>
          </table:table-cell>
          <table:table-cell office:value-type="float" office:value="41.100972158282197" table:style-name="ce1">
            <text:p>41,10097216</text:p>
          </table:table-cell>
          <table:table-cell office:value-type="float" office:value="28.822732680146501" table:style-name="ce1">
            <text:p>28,82273268</text:p>
          </table:table-cell>
          <table:table-cell office:value-type="float" office:value="182.533470604298" table:style-name="ce1">
            <text:p>182,5334706</text:p>
          </table:table-cell>
          <table:table-cell office:value-type="float" office:value="43.002936216055303" table:style-name="ce1">
            <text:p>43,00293622</text:p>
          </table:table-cell>
          <table:table-cell office:value-type="float" office:value="41.690733267657997" table:style-name="ce1">
            <text:p>41,69073327</text:p>
          </table:table-cell>
          <table:table-cell office:value-type="float" office:value="44.161163356796699" table:style-name="ce1">
            <text:p>44,16116336</text:p>
          </table:table-cell>
          <table:table-cell office:value-type="float" office:value="85.5923056309407" table:style-name="ce1">
            <text:p>85,59230563</text:p>
          </table:table-cell>
          <table:table-cell office:value-type="float" office:value="75.572954181612204" table:style-name="ce1">
            <text:p>75,57295418</text:p>
          </table:table-cell>
          <table:table-cell office:value-type="float" office:value="47.122522779297" table:style-name="ce1">
            <text:p>47,12252278</text:p>
          </table:table-cell>
          <table:table-cell office:value-type="float" office:value="32.135118021804601" table:style-name="ce1">
            <text:p>32,13511802</text:p>
          </table:table-cell>
          <table:table-cell office:value-type="float" office:value="74.180733729963706" table:style-name="ce1">
            <text:p>74,18073373</text:p>
          </table:table-cell>
          <table:table-cell office:value-type="float" office:value="41.0644144716711" table:style-name="ce1">
            <text:p>41,06441447</text:p>
          </table:table-cell>
          <table:table-cell office:value-type="float" office:value="180.59653027355299" table:style-name="ce1">
            <text:p>180,5965303</text:p>
          </table:table-cell>
          <table:table-cell office:value-type="float" office:value="44.875837818915201" table:style-name="ce1">
            <text:p>44,87583782</text:p>
          </table:table-cell>
          <table:table-cell office:value-type="float" office:value="43.801286226748601" table:style-name="ce1">
            <text:p>43,80128623</text:p>
          </table:table-cell>
          <table:table-cell table:number-columns-repeated="2" table:style-name="ce1"/>
          <table:table-cell office:value-type="float" office:value="74.16153206466474" table:formula="of:=AVERAGE([.B41:.U41])" table:style-name="ce1">
            <text:p>74,16153206</text:p>
          </table:table-cell>
          <table:table-cell office:value-type="float" office:value="44.518500587855954" table:formula="of:=MEDIAN([.B41:.U41])" table:style-name="ce1">
            <text:p>44,51850059</text:p>
          </table:table-cell>
          <table:table-cell office:value-type="float" office:value="84.782871050173796" table:formula="of:=QUARTILE([.B41:.U41];3)" table:style-name="ce1">
            <text:p>84,78287105</text:p>
          </table:table-cell>
          <table:table-cell table:number-columns-repeated="16358"/>
        </table:table-row>
        <table:table-row table:style-name="ro1">
          <table:table-cell office:value-type="float" office:value="410000" table:style-name="ce1">
            <text:p>410000</text:p>
          </table:table-cell>
          <table:table-cell office:value-type="float" office:value="43.426068029373603" table:style-name="ce1">
            <text:p>43,42606803</text:p>
          </table:table-cell>
          <table:table-cell office:value-type="float" office:value="40.276280379900101" table:style-name="ce1">
            <text:p>40,27628038</text:p>
          </table:table-cell>
          <table:table-cell office:value-type="float" office:value="127.641222089466" table:style-name="ce1">
            <text:p>127,6412221</text:p>
          </table:table-cell>
          <table:table-cell office:value-type="float" office:value="195.167140267961" table:style-name="ce1">
            <text:p>195,1671403</text:p>
          </table:table-cell>
          <table:table-cell office:value-type="float" office:value="82.389191867010794" table:style-name="ce1">
            <text:p>82,38919187</text:p>
          </table:table-cell>
          <table:table-cell office:value-type="float" office:value="40.207093985367599" table:style-name="ce1">
            <text:p>40,20709399</text:p>
          </table:table-cell>
          <table:table-cell office:value-type="float" office:value="30.375446919885199" table:style-name="ce1">
            <text:p>30,37544692</text:p>
          </table:table-cell>
          <table:table-cell office:value-type="float" office:value="197.39221085137001" table:style-name="ce1">
            <text:p>197,3922109</text:p>
          </table:table-cell>
          <table:table-cell office:value-type="float" office:value="42.147145355107497" table:style-name="ce1">
            <text:p>42,14714536</text:p>
          </table:table-cell>
          <table:table-cell office:value-type="float" office:value="42.933534733749902" table:style-name="ce1">
            <text:p>42,93353473</text:p>
          </table:table-cell>
          <table:table-cell office:value-type="float" office:value="43.933620549866603" table:style-name="ce1">
            <text:p>43,93362055</text:p>
          </table:table-cell>
          <table:table-cell office:value-type="float" office:value="79.688019250790603" table:style-name="ce1">
            <text:p>79,68801925</text:p>
          </table:table-cell>
          <table:table-cell office:value-type="float" office:value="78.469457056332701" table:style-name="ce1">
            <text:p>78,46945706</text:p>
          </table:table-cell>
          <table:table-cell office:value-type="float" office:value="42.456342913893103" table:style-name="ce1">
            <text:p>42,45634291</text:p>
          </table:table-cell>
          <table:table-cell office:value-type="float" office:value="30.1500766841142" table:style-name="ce1">
            <text:p>30,15007668</text:p>
          </table:table-cell>
          <table:table-cell office:value-type="float" office:value="76.222071980243499" table:style-name="ce1">
            <text:p>76,22207198</text:p>
          </table:table-cell>
          <table:table-cell office:value-type="float" office:value="40.827816447359403" table:style-name="ce1">
            <text:p>40,82781645</text:p>
          </table:table-cell>
          <table:table-cell office:value-type="float" office:value="193.06078171647999" table:style-name="ce1">
            <text:p>193,0607817</text:p>
          </table:table-cell>
          <table:table-cell office:value-type="float" office:value="45.236716226888397" table:style-name="ce1">
            <text:p>45,23671623</text:p>
          </table:table-cell>
          <table:table-cell office:value-type="float" office:value="42.488899218773902" table:style-name="ce1">
            <text:p>42,48889922</text:p>
          </table:table-cell>
          <table:table-cell table:number-columns-repeated="2" table:style-name="ce1"/>
          <table:table-cell office:value-type="float" office:value="75.724456826196715" table:formula="of:=AVERAGE([.B42:.U42])" table:style-name="ce1">
            <text:p>75,72445683</text:p>
          </table:table-cell>
          <table:table-cell office:value-type="float" office:value="43.679844289620107" table:formula="of:=MEDIAN([.B42:.U42])" table:style-name="ce1">
            <text:p>43,67984429</text:p>
          </table:table-cell>
          <table:table-cell office:value-type="float" office:value="80.363312404845658" table:formula="of:=QUARTILE([.B42:.U42];3)" table:style-name="ce1">
            <text:p>80,3633124</text:p>
          </table:table-cell>
          <table:table-cell table:number-columns-repeated="16358"/>
        </table:table-row>
        <table:table-row table:style-name="ro1">
          <table:table-cell office:value-type="float" office:value="420000" table:style-name="ce1">
            <text:p>420000</text:p>
          </table:table-cell>
          <table:table-cell office:value-type="float" office:value="43.229388281034197" table:style-name="ce1">
            <text:p>43,22938828</text:p>
          </table:table-cell>
          <table:table-cell office:value-type="float" office:value="40.205697127002601" table:style-name="ce1">
            <text:p>40,20569713</text:p>
          </table:table-cell>
          <table:table-cell office:value-type="float" office:value="125.992688250065" table:style-name="ce1">
            <text:p>125,9926883</text:p>
          </table:table-cell>
          <table:table-cell office:value-type="float" office:value="204.70578372076099" table:style-name="ce1">
            <text:p>204,7057837</text:p>
          </table:table-cell>
          <table:table-cell office:value-type="float" office:value="84.0854949171882" table:style-name="ce1">
            <text:p>84,08549492</text:p>
          </table:table-cell>
          <table:table-cell office:value-type="float" office:value="40.724814349853602" table:style-name="ce1">
            <text:p>40,72481435</text:p>
          </table:table-cell>
          <table:table-cell office:value-type="float" office:value="27.973975154161799" table:style-name="ce1">
            <text:p>27,97397515</text:p>
          </table:table-cell>
          <table:table-cell office:value-type="float" office:value="191.60625036450301" table:style-name="ce1">
            <text:p>191,6062504</text:p>
          </table:table-cell>
          <table:table-cell office:value-type="float" office:value="42.583795792742599" table:style-name="ce1">
            <text:p>42,58379579</text:p>
          </table:table-cell>
          <table:table-cell office:value-type="float" office:value="42.896582821698402" table:style-name="ce1">
            <text:p>42,89658282</text:p>
          </table:table-cell>
          <table:table-cell office:value-type="float" office:value="42.895279945962102" table:style-name="ce1">
            <text:p>42,89527995</text:p>
          </table:table-cell>
          <table:table-cell office:value-type="float" office:value="71.2862878164199" table:style-name="ce1">
            <text:p>71,28628782</text:p>
          </table:table-cell>
          <table:table-cell office:value-type="float" office:value="75.822393521540704" table:style-name="ce1">
            <text:p>75,82239352</text:p>
          </table:table-cell>
          <table:table-cell office:value-type="float" office:value="46.7881036565568" table:style-name="ce1">
            <text:p>46,78810366</text:p>
          </table:table-cell>
          <table:table-cell office:value-type="float" office:value="29.407871225534901" table:style-name="ce1">
            <text:p>29,40787123</text:p>
          </table:table-cell>
          <table:table-cell office:value-type="float" office:value="77.172321749608599" table:style-name="ce1">
            <text:p>77,17232175</text:p>
          </table:table-cell>
          <table:table-cell office:value-type="float" office:value="40.490295702921799" table:style-name="ce1">
            <text:p>40,4902957</text:p>
          </table:table-cell>
          <table:table-cell office:value-type="float" office:value="186.26905515367901" table:style-name="ce1">
            <text:p>186,2690552</text:p>
          </table:table-cell>
          <table:table-cell office:value-type="float" office:value="44.828890606711902" table:style-name="ce1">
            <text:p>44,82889061</text:p>
          </table:table-cell>
          <table:table-cell office:value-type="float" office:value="42.767530198299497" table:style-name="ce1">
            <text:p>42,7675302</text:p>
          </table:table-cell>
          <table:table-cell table:number-columns-repeated="2" table:style-name="ce1"/>
          <table:table-cell office:value-type="float" office:value="75.086625017812281" table:formula="of:=AVERAGE([.B43:.U43])" table:style-name="ce1">
            <text:p>75,08662502</text:p>
          </table:table-cell>
          <table:table-cell office:value-type="float" office:value="44.029139443873049" table:formula="of:=MEDIAN([.B43:.U43])" table:style-name="ce1">
            <text:p>44,02913944</text:p>
          </table:table-cell>
          <table:table-cell office:value-type="float" office:value="78.900615041503499" table:formula="of:=QUARTILE([.B43:.U43];3)" table:style-name="ce1">
            <text:p>78,90061504</text:p>
          </table:table-cell>
          <table:table-cell table:number-columns-repeated="16358"/>
        </table:table-row>
        <table:table-row table:style-name="ro1">
          <table:table-cell office:value-type="float" office:value="430000" table:style-name="ce1">
            <text:p>430000</text:p>
          </table:table-cell>
          <table:table-cell office:value-type="float" office:value="44.095067033594802" table:style-name="ce1">
            <text:p>44,09506703</text:p>
          </table:table-cell>
          <table:table-cell office:value-type="float" office:value="39.788782849065797" table:style-name="ce1">
            <text:p>39,78878285</text:p>
          </table:table-cell>
          <table:table-cell office:value-type="float" office:value="118.041741789715" table:style-name="ce1">
            <text:p>118,0417418</text:p>
          </table:table-cell>
          <table:table-cell office:value-type="float" office:value="205.274680671596" table:style-name="ce1">
            <text:p>205,2746807</text:p>
          </table:table-cell>
          <table:table-cell office:value-type="float" office:value="85.577297466221907" table:style-name="ce1">
            <text:p>85,57729747</text:p>
          </table:table-cell>
          <table:table-cell office:value-type="float" office:value="41.415331208065503" table:style-name="ce1">
            <text:p>41,41533121</text:p>
          </table:table-cell>
          <table:table-cell office:value-type="float" office:value="33.352199638094497" table:style-name="ce1">
            <text:p>33,35219964</text:p>
          </table:table-cell>
          <table:table-cell office:value-type="float" office:value="194.97175498959299" table:style-name="ce1">
            <text:p>194,971755</text:p>
          </table:table-cell>
          <table:table-cell office:value-type="float" office:value="42.946224491568501" table:style-name="ce1">
            <text:p>42,94622449</text:p>
          </table:table-cell>
          <table:table-cell office:value-type="float" office:value="40.401744084945001" table:style-name="ce1">
            <text:p>40,40174408</text:p>
          </table:table-cell>
          <table:table-cell office:value-type="float" office:value="43.114776340686298" table:style-name="ce1">
            <text:p>43,11477634</text:p>
          </table:table-cell>
          <table:table-cell office:value-type="float" office:value="88.750118002242203" table:style-name="ce1">
            <text:p>88,750118</text:p>
          </table:table-cell>
          <table:table-cell office:value-type="float" office:value="78.236987720061506" table:style-name="ce1">
            <text:p>78,23698772</text:p>
          </table:table-cell>
          <table:table-cell office:value-type="float" office:value="45.162119900126598" table:style-name="ce1">
            <text:p>45,1621199</text:p>
          </table:table-cell>
          <table:table-cell office:value-type="float" office:value="31.0764809800454" table:style-name="ce1">
            <text:p>31,07648098</text:p>
          </table:table-cell>
          <table:table-cell office:value-type="float" office:value="76.865508487769304" table:style-name="ce1">
            <text:p>76,86550849</text:p>
          </table:table-cell>
          <table:table-cell office:value-type="float" office:value="38.614604034801197" table:style-name="ce1">
            <text:p>38,61460403</text:p>
          </table:table-cell>
          <table:table-cell office:value-type="float" office:value="195.425800545713" table:style-name="ce1">
            <text:p>195,4258005</text:p>
          </table:table-cell>
          <table:table-cell office:value-type="float" office:value="44.442819848372501" table:style-name="ce1">
            <text:p>44,44281985</text:p>
          </table:table-cell>
          <table:table-cell office:value-type="float" office:value="41.369323179322102" table:style-name="ce1">
            <text:p>41,36932318</text:p>
          </table:table-cell>
          <table:table-cell table:number-columns-repeated="2" table:style-name="ce1"/>
          <table:table-cell office:value-type="float" office:value="76.446168163079989" table:formula="of:=AVERAGE([.B44:.U44])" table:style-name="ce1">
            <text:p>76,44616816</text:p>
          </table:table-cell>
          <table:table-cell office:value-type="float" office:value="44.268943440983648" table:formula="of:=MEDIAN([.B44:.U44])" table:style-name="ce1">
            <text:p>44,26894344</text:p>
          </table:table-cell>
          <table:table-cell office:value-type="float" office:value="86.370502600226985" table:formula="of:=QUARTILE([.B44:.U44];3)" table:style-name="ce1">
            <text:p>86,3705026</text:p>
          </table:table-cell>
          <table:table-cell table:number-columns-repeated="16358"/>
        </table:table-row>
        <table:table-row table:style-name="ro1">
          <table:table-cell office:value-type="float" office:value="440000" table:style-name="ce1">
            <text:p>440000</text:p>
          </table:table-cell>
          <table:table-cell office:value-type="float" office:value="45.090237388720503" table:style-name="ce1">
            <text:p>45,09023739</text:p>
          </table:table-cell>
          <table:table-cell office:value-type="float" office:value="40.066339739725201" table:style-name="ce1">
            <text:p>40,06633974</text:p>
          </table:table-cell>
          <table:table-cell office:value-type="float" office:value="131.13862775821701" table:style-name="ce1">
            <text:p>131,1386278</text:p>
          </table:table-cell>
          <table:table-cell office:value-type="float" office:value="220.10264403299999" table:style-name="ce1">
            <text:p>220,102644</text:p>
          </table:table-cell>
          <table:table-cell office:value-type="float" office:value="88.136645449679904" table:style-name="ce1">
            <text:p>88,13664545</text:p>
          </table:table-cell>
          <table:table-cell office:value-type="float" office:value="40.696429831438998" table:style-name="ce1">
            <text:p>40,69642983</text:p>
          </table:table-cell>
          <table:table-cell office:value-type="float" office:value="31.801643894107301" table:style-name="ce1">
            <text:p>31,80164389</text:p>
          </table:table-cell>
          <table:table-cell office:value-type="float" office:value="204.03946674849999" table:style-name="ce1">
            <text:p>204,0394667</text:p>
          </table:table-cell>
          <table:table-cell office:value-type="float" office:value="42.650354594053098" table:style-name="ce1">
            <text:p>42,65035459</text:p>
          </table:table-cell>
          <table:table-cell office:value-type="float" office:value="41.924983453325098" table:style-name="ce1">
            <text:p>41,92498345</text:p>
          </table:table-cell>
          <table:table-cell office:value-type="float" office:value="43.8345338604855" table:style-name="ce1">
            <text:p>43,83453386</text:p>
          </table:table-cell>
          <table:table-cell office:value-type="float" office:value="88.665230359600201" table:style-name="ce1">
            <text:p>88,66523036</text:p>
          </table:table-cell>
          <table:table-cell office:value-type="float" office:value="77.899688355202699" table:style-name="ce1">
            <text:p>77,89968836</text:p>
          </table:table-cell>
          <table:table-cell office:value-type="float" office:value="48.3843223142865" table:style-name="ce1">
            <text:p>48,38432231</text:p>
          </table:table-cell>
          <table:table-cell office:value-type="float" office:value="29.308594586380099" table:style-name="ce1">
            <text:p>29,30859459</text:p>
          </table:table-cell>
          <table:table-cell office:value-type="float" office:value="80.802622145101296" table:style-name="ce1">
            <text:p>80,80262215</text:p>
          </table:table-cell>
          <table:table-cell office:value-type="float" office:value="40.553406056051401" table:style-name="ce1">
            <text:p>40,55340606</text:p>
          </table:table-cell>
          <table:table-cell office:value-type="float" office:value="196.95118975243099" table:style-name="ce1">
            <text:p>196,9511898</text:p>
          </table:table-cell>
          <table:table-cell office:value-type="float" office:value="44.552838811684403" table:style-name="ce1">
            <text:p>44,55283881</text:p>
          </table:table-cell>
          <table:table-cell office:value-type="float" office:value="41.1020657203075" table:style-name="ce1">
            <text:p>41,10206572</text:p>
          </table:table-cell>
          <table:table-cell table:number-columns-repeated="2" table:style-name="ce1"/>
          <table:table-cell office:value-type="float" office:value="78.885093242614886" table:formula="of:=AVERAGE([.B45:.U45])" table:style-name="ce1">
            <text:p>78,88509324</text:p>
          </table:table-cell>
          <table:table-cell office:value-type="float" office:value="44.821538100202453" table:formula="of:=MEDIAN([.B45:.U45])" table:style-name="ce1">
            <text:p>44,8215381</text:p>
          </table:table-cell>
          <table:table-cell office:value-type="float" office:value="88.268791677159982" table:formula="of:=QUARTILE([.B45:.U45];3)" table:style-name="ce1">
            <text:p>88,26879168</text:p>
          </table:table-cell>
          <table:table-cell table:number-columns-repeated="16358"/>
        </table:table-row>
        <table:table-row table:style-name="ro1">
          <table:table-cell office:value-type="float" office:value="450000" table:style-name="ce1">
            <text:p>450000</text:p>
          </table:table-cell>
          <table:table-cell office:value-type="float" office:value="43.594181873875399" table:style-name="ce1">
            <text:p>43,59418187</text:p>
          </table:table-cell>
          <table:table-cell office:value-type="float" office:value="40.529514065116103" table:style-name="ce1">
            <text:p>40,52951407</text:p>
          </table:table-cell>
          <table:table-cell office:value-type="float" office:value="122.14181009692101" table:style-name="ce1">
            <text:p>122,1418101</text:p>
          </table:table-cell>
          <table:table-cell office:value-type="float" office:value="216.469499077677" table:style-name="ce1">
            <text:p>216,4694991</text:p>
          </table:table-cell>
          <table:table-cell office:value-type="float" office:value="88.013296526369601" table:style-name="ce1">
            <text:p>88,01329653</text:p>
          </table:table-cell>
          <table:table-cell office:value-type="float" office:value="41.022338758107097" table:style-name="ce1">
            <text:p>41,02233876</text:p>
          </table:table-cell>
          <table:table-cell office:value-type="float" office:value="30.5140501362831" table:style-name="ce1">
            <text:p>30,51405014</text:p>
          </table:table-cell>
          <table:table-cell office:value-type="float" office:value="207.306472342147" table:style-name="ce1">
            <text:p>207,3064723</text:p>
          </table:table-cell>
          <table:table-cell office:value-type="float" office:value="41.652617510031703" table:style-name="ce1">
            <text:p>41,65261751</text:p>
          </table:table-cell>
          <table:table-cell office:value-type="float" office:value="43.136366784066098" table:style-name="ce1">
            <text:p>43,13636678</text:p>
          </table:table-cell>
          <table:table-cell office:value-type="float" office:value="43.394548119747903" table:style-name="ce1">
            <text:p>43,39454812</text:p>
          </table:table-cell>
          <table:table-cell office:value-type="float" office:value="87.549507694563701" table:style-name="ce1">
            <text:p>87,54950769</text:p>
          </table:table-cell>
          <table:table-cell office:value-type="float" office:value="77.726777424846404" table:style-name="ce1">
            <text:p>77,72677742</text:p>
          </table:table-cell>
          <table:table-cell office:value-type="float" office:value="49.617498711180097" table:style-name="ce1">
            <text:p>49,61749871</text:p>
          </table:table-cell>
          <table:table-cell office:value-type="float" office:value="29.381384438229901" table:style-name="ce1">
            <text:p>29,38138444</text:p>
          </table:table-cell>
          <table:table-cell office:value-type="float" office:value="80.681790166217993" table:style-name="ce1">
            <text:p>80,68179017</text:p>
          </table:table-cell>
          <table:table-cell office:value-type="float" office:value="41.5330100176377" table:style-name="ce1">
            <text:p>41,53301002</text:p>
          </table:table-cell>
          <table:table-cell office:value-type="float" office:value="196.84488691223399" table:style-name="ce1">
            <text:p>196,8448869</text:p>
          </table:table-cell>
          <table:table-cell office:value-type="float" office:value="44.448051952749402" table:style-name="ce1">
            <text:p>44,44805195</text:p>
          </table:table-cell>
          <table:table-cell office:value-type="float" office:value="42.561119836496196" table:style-name="ce1">
            <text:p>42,56111984</text:p>
          </table:table-cell>
          <table:table-cell table:number-columns-repeated="2" table:style-name="ce1"/>
          <table:table-cell office:value-type="float" office:value="78.405936122224858" table:formula="of:=AVERAGE([.B46:.U46])" table:style-name="ce1">
            <text:p>78,40593612</text:p>
          </table:table-cell>
          <table:table-cell office:value-type="float" office:value="44.021116913312397" table:formula="of:=MEDIAN([.B46:.U46])" table:style-name="ce1">
            <text:p>44,02111691</text:p>
          </table:table-cell>
          <table:table-cell office:value-type="float" office:value="87.665454902515179" table:formula="of:=QUARTILE([.B46:.U46];3)" table:style-name="ce1">
            <text:p>87,6654549</text:p>
          </table:table-cell>
          <table:table-cell table:number-columns-repeated="16358"/>
        </table:table-row>
        <table:table-row table:style-name="ro1">
          <table:table-cell office:value-type="float" office:value="460000" table:style-name="ce1">
            <text:p>460000</text:p>
          </table:table-cell>
          <table:table-cell office:value-type="float" office:value="44.035159645098602" table:style-name="ce1">
            <text:p>44,03515965</text:p>
          </table:table-cell>
          <table:table-cell office:value-type="float" office:value="41.6308251972414" table:style-name="ce1">
            <text:p>41,6308252</text:p>
          </table:table-cell>
          <table:table-cell office:value-type="float" office:value="135.63690638848601" table:style-name="ce1">
            <text:p>135,6369064</text:p>
          </table:table-cell>
          <table:table-cell office:value-type="float" office:value="220.553619246983" table:style-name="ce1">
            <text:p>220,5536192</text:p>
          </table:table-cell>
          <table:table-cell office:value-type="float" office:value="89.245224901267207" table:style-name="ce1">
            <text:p>89,2452249</text:p>
          </table:table-cell>
          <table:table-cell office:value-type="float" office:value="40.795298165973698" table:style-name="ce1">
            <text:p>40,79529817</text:p>
          </table:table-cell>
          <table:table-cell office:value-type="float" office:value="30.134799756973699" table:style-name="ce1">
            <text:p>30,13479976</text:p>
          </table:table-cell>
          <table:table-cell office:value-type="float" office:value="209.583821992955" table:style-name="ce1">
            <text:p>209,583822</text:p>
          </table:table-cell>
          <table:table-cell office:value-type="float" office:value="42.9932536363225" table:style-name="ce1">
            <text:p>42,99325364</text:p>
          </table:table-cell>
          <table:table-cell office:value-type="float" office:value="42.758392729169401" table:style-name="ce1">
            <text:p>42,75839273</text:p>
          </table:table-cell>
          <table:table-cell office:value-type="float" office:value="43.6752031489833" table:style-name="ce1">
            <text:p>43,67520315</text:p>
          </table:table-cell>
          <table:table-cell office:value-type="float" office:value="87.051003314643694" table:style-name="ce1">
            <text:p>87,05100331</text:p>
          </table:table-cell>
          <table:table-cell office:value-type="float" office:value="72.344116727610199" table:style-name="ce1">
            <text:p>72,34411673</text:p>
          </table:table-cell>
          <table:table-cell office:value-type="float" office:value="46.902888583408298" table:style-name="ce1">
            <text:p>46,90288858</text:p>
          </table:table-cell>
          <table:table-cell office:value-type="float" office:value="31.6259229504298" table:style-name="ce1">
            <text:p>31,62592295</text:p>
          </table:table-cell>
          <table:table-cell office:value-type="float" office:value="82.118875414777094" table:style-name="ce1">
            <text:p>82,11887541</text:p>
          </table:table-cell>
          <table:table-cell office:value-type="float" office:value="40.496114208088798" table:style-name="ce1">
            <text:p>40,49611421</text:p>
          </table:table-cell>
          <table:table-cell office:value-type="float" office:value="195.694749100341" table:style-name="ce1">
            <text:p>195,6947491</text:p>
          </table:table-cell>
          <table:table-cell office:value-type="float" office:value="43.4602742306839" table:style-name="ce1">
            <text:p>43,46027423</text:p>
          </table:table-cell>
          <table:table-cell office:value-type="float" office:value="42.9707936143026" table:style-name="ce1">
            <text:p>42,97079361</text:p>
          </table:table-cell>
          <table:table-cell table:number-columns-repeated="2" table:style-name="ce1"/>
          <table:table-cell office:value-type="float" office:value="79.185362147686959" table:formula="of:=AVERAGE([.B47:.U47])" table:style-name="ce1">
            <text:p>79,18536215</text:p>
          </table:table-cell>
          <table:table-cell office:value-type="float" office:value="43.855181397040951" table:formula="of:=MEDIAN([.B47:.U47])" table:style-name="ce1">
            <text:p>43,8551814</text:p>
          </table:table-cell>
          <table:table-cell office:value-type="float" office:value="87.599558711299579" table:formula="of:=QUARTILE([.B47:.U47];3)" table:style-name="ce1">
            <text:p>87,59955871</text:p>
          </table:table-cell>
          <table:table-cell table:number-columns-repeated="16358"/>
        </table:table-row>
        <table:table-row table:style-name="ro1">
          <table:table-cell office:value-type="float" office:value="470000" table:style-name="ce1">
            <text:p>470000</text:p>
          </table:table-cell>
          <table:table-cell office:value-type="float" office:value="44.436824700446998" table:style-name="ce1">
            <text:p>44,4368247</text:p>
          </table:table-cell>
          <table:table-cell office:value-type="float" office:value="40.710689143294097" table:style-name="ce1">
            <text:p>40,71068914</text:p>
          </table:table-cell>
          <table:table-cell office:value-type="float" office:value="129.77813698925399" table:style-name="ce1">
            <text:p>129,778137</text:p>
          </table:table-cell>
          <table:table-cell office:value-type="float" office:value="215.866860951506" table:style-name="ce1">
            <text:p>215,866861</text:p>
          </table:table-cell>
          <table:table-cell office:value-type="float" office:value="88.901561435295903" table:style-name="ce1">
            <text:p>88,90156144</text:p>
          </table:table-cell>
          <table:table-cell office:value-type="float" office:value="40.611829848075303" table:style-name="ce1">
            <text:p>40,61182985</text:p>
          </table:table-cell>
          <table:table-cell office:value-type="float" office:value="31.416042550573099" table:style-name="ce1">
            <text:p>31,41604255</text:p>
          </table:table-cell>
          <table:table-cell office:value-type="float" office:value="212.30686003831499" table:style-name="ce1">
            <text:p>212,30686</text:p>
          </table:table-cell>
          <table:table-cell office:value-type="float" office:value="41.777475667471997" table:style-name="ce1">
            <text:p>41,77747567</text:p>
          </table:table-cell>
          <table:table-cell office:value-type="float" office:value="42.6646579015489" table:style-name="ce1">
            <text:p>42,6646579</text:p>
          </table:table-cell>
          <table:table-cell office:value-type="float" office:value="44.286137581140899" table:style-name="ce1">
            <text:p>44,28613758</text:p>
          </table:table-cell>
          <table:table-cell office:value-type="float" office:value="71.595285644644804" table:style-name="ce1">
            <text:p>71,59528564</text:p>
          </table:table-cell>
          <table:table-cell office:value-type="float" office:value="77.079850742889306" table:style-name="ce1">
            <text:p>77,07985074</text:p>
          </table:table-cell>
          <table:table-cell office:value-type="float" office:value="46.832340307330298" table:style-name="ce1">
            <text:p>46,83234031</text:p>
          </table:table-cell>
          <table:table-cell office:value-type="float" office:value="33.977766202812397" table:style-name="ce1">
            <text:p>33,9777662</text:p>
          </table:table-cell>
          <table:table-cell office:value-type="float" office:value="87.546992840328301" table:style-name="ce1">
            <text:p>87,54699284</text:p>
          </table:table-cell>
          <table:table-cell office:value-type="float" office:value="40.834688560300201" table:style-name="ce1">
            <text:p>40,83468856</text:p>
          </table:table-cell>
          <table:table-cell office:value-type="float" office:value="205.81921322246899" table:style-name="ce1">
            <text:p>205,8192132</text:p>
          </table:table-cell>
          <table:table-cell office:value-type="float" office:value="46.966552065704498" table:style-name="ce1">
            <text:p>46,96655207</text:p>
          </table:table-cell>
          <table:table-cell office:value-type="float" office:value="42.273107273457299" table:style-name="ce1">
            <text:p>42,27310727</text:p>
          </table:table-cell>
          <table:table-cell table:number-columns-repeated="2" table:style-name="ce1"/>
          <table:table-cell office:value-type="float" office:value="79.284143683342919" table:formula="of:=AVERAGE([.B48:.U48])" table:style-name="ce1">
            <text:p>79,28414368</text:p>
          </table:table-cell>
          <table:table-cell office:value-type="float" office:value="45.634582503888652" table:formula="of:=MEDIAN([.B48:.U48])" table:style-name="ce1">
            <text:p>45,6345825</text:p>
          </table:table-cell>
          <table:table-cell office:value-type="float" office:value="87.885634989070198" table:formula="of:=QUARTILE([.B48:.U48];3)" table:style-name="ce1">
            <text:p>87,88563499</text:p>
          </table:table-cell>
          <table:table-cell table:number-columns-repeated="14"/>
          <table:table-cell table:style-name="ce1">
            <draw:frame draw:z-index="3" draw:id="id2" draw:style-name="a2" draw:name="Graphique 3" svg:x="0.74792in" svg:y="0in" svg:width="16.85208in" svg:height="9.4333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43"/>
        </table:table-row>
        <table:table-row table:style-name="ro1">
          <table:table-cell office:value-type="float" office:value="480000" table:style-name="ce1">
            <text:p>480000</text:p>
          </table:table-cell>
          <table:table-cell office:value-type="float" office:value="43.208503246236802" table:style-name="ce1">
            <text:p>43,20850325</text:p>
          </table:table-cell>
          <table:table-cell office:value-type="float" office:value="41.245938480568697" table:style-name="ce1">
            <text:p>41,24593848</text:p>
          </table:table-cell>
          <table:table-cell office:value-type="float" office:value="141.64229030694401" table:style-name="ce1">
            <text:p>141,6422903</text:p>
          </table:table-cell>
          <table:table-cell office:value-type="float" office:value="222.87711763997501" table:style-name="ce1">
            <text:p>222,8771176</text:p>
          </table:table-cell>
          <table:table-cell office:value-type="float" office:value="87.488182020415493" table:style-name="ce1">
            <text:p>87,48818202</text:p>
          </table:table-cell>
          <table:table-cell office:value-type="float" office:value="41.228090555135402" table:style-name="ce1">
            <text:p>41,22809056</text:p>
          </table:table-cell>
          <table:table-cell office:value-type="float" office:value="29.211495318196" table:style-name="ce1">
            <text:p>29,21149532</text:p>
          </table:table-cell>
          <table:table-cell office:value-type="float" office:value="219.15349512077199" table:style-name="ce1">
            <text:p>219,1534951</text:p>
          </table:table-cell>
          <table:table-cell office:value-type="float" office:value="41.180781617415001" table:style-name="ce1">
            <text:p>41,18078162</text:p>
          </table:table-cell>
          <table:table-cell office:value-type="float" office:value="43.423148637902997" table:style-name="ce1">
            <text:p>43,42314864</text:p>
          </table:table-cell>
          <table:table-cell office:value-type="float" office:value="43.100322018048999" table:style-name="ce1">
            <text:p>43,10032202</text:p>
          </table:table-cell>
          <table:table-cell office:value-type="float" office:value="87.880145230254499" table:style-name="ce1">
            <text:p>87,88014523</text:p>
          </table:table-cell>
          <table:table-cell office:value-type="float" office:value="79.271529706000194" table:style-name="ce1">
            <text:p>79,27152971</text:p>
          </table:table-cell>
          <table:table-cell office:value-type="float" office:value="44.278091549884799" table:style-name="ce1">
            <text:p>44,27809155</text:p>
          </table:table-cell>
          <table:table-cell office:value-type="float" office:value="32.120649484880502" table:style-name="ce1">
            <text:p>32,12064948</text:p>
          </table:table-cell>
          <table:table-cell office:value-type="float" office:value="89.974042556962502" table:style-name="ce1">
            <text:p>89,97404256</text:p>
          </table:table-cell>
          <table:table-cell office:value-type="float" office:value="41.241243606828398" table:style-name="ce1">
            <text:p>41,24124361</text:p>
          </table:table-cell>
          <table:table-cell office:value-type="float" office:value="201.597867957875" table:style-name="ce1">
            <text:p>201,597868</text:p>
          </table:table-cell>
          <table:table-cell office:value-type="float" office:value="43.7704133883026" table:style-name="ce1">
            <text:p>43,77041339</text:p>
          </table:table-cell>
          <table:table-cell office:value-type="float" office:value="43.438213750176303" table:style-name="ce1">
            <text:p>43,43821375</text:p>
          </table:table-cell>
          <table:table-cell table:number-columns-repeated="2" table:style-name="ce1"/>
          <table:table-cell office:value-type="float" office:value="80.866578109638766" table:formula="of:=AVERAGE([.B49:.U49])" table:style-name="ce1">
            <text:p>80,86657811</text:p>
          </table:table-cell>
          <table:table-cell office:value-type="float" office:value="43.604313569239451" table:formula="of:=MEDIAN([.B49:.U49])" table:style-name="ce1">
            <text:p>43,60431357</text:p>
          </table:table-cell>
          <table:table-cell office:value-type="float" office:value="88.403619561931492" table:formula="of:=QUARTILE([.B49:.U49];3)" table:style-name="ce1">
            <text:p>88,40361956</text:p>
          </table:table-cell>
          <table:table-cell table:number-columns-repeated="16358"/>
        </table:table-row>
        <table:table-row table:style-name="ro1">
          <table:table-cell office:value-type="float" office:value="490000" table:style-name="ce1">
            <text:p>490000</text:p>
          </table:table-cell>
          <table:table-cell office:value-type="float" office:value="44.328824840653603" table:style-name="ce1">
            <text:p>44,32882484</text:p>
          </table:table-cell>
          <table:table-cell office:value-type="float" office:value="40.855087674516398" table:style-name="ce1">
            <text:p>40,85508767</text:p>
          </table:table-cell>
          <table:table-cell office:value-type="float" office:value="135.597622430982" table:style-name="ce1">
            <text:p>135,5976224</text:p>
          </table:table-cell>
          <table:table-cell office:value-type="float" office:value="230.83449174214601" table:style-name="ce1">
            <text:p>230,8344917</text:p>
          </table:table-cell>
          <table:table-cell office:value-type="float" office:value="86.799806506334903" table:style-name="ce1">
            <text:p>86,79980651</text:p>
          </table:table-cell>
          <table:table-cell office:value-type="float" office:value="40.593841705908702" table:style-name="ce1">
            <text:p>40,59384171</text:p>
          </table:table-cell>
          <table:table-cell office:value-type="float" office:value="31.980080235960202" table:style-name="ce1">
            <text:p>31,98008024</text:p>
          </table:table-cell>
          <table:table-cell office:value-type="float" office:value="221.37089591604101" table:style-name="ce1">
            <text:p>221,3708959</text:p>
          </table:table-cell>
          <table:table-cell office:value-type="float" office:value="40.575240726037997" table:style-name="ce1">
            <text:p>40,57524073</text:p>
          </table:table-cell>
          <table:table-cell office:value-type="float" office:value="44.681356984319898" table:style-name="ce1">
            <text:p>44,68135698</text:p>
          </table:table-cell>
          <table:table-cell office:value-type="float" office:value="45.676894111953899" table:style-name="ce1">
            <text:p>45,67689411</text:p>
          </table:table-cell>
          <table:table-cell office:value-type="float" office:value="87.8332284469831" table:style-name="ce1">
            <text:p>87,83322845</text:p>
          </table:table-cell>
          <table:table-cell office:value-type="float" office:value="81.547275818924405" table:style-name="ce1">
            <text:p>81,54727582</text:p>
          </table:table-cell>
          <table:table-cell office:value-type="float" office:value="43.431964913759202" table:style-name="ce1">
            <text:p>43,43196491</text:p>
          </table:table-cell>
          <table:table-cell office:value-type="float" office:value="32.031689186177601" table:style-name="ce1">
            <text:p>32,03168919</text:p>
          </table:table-cell>
          <table:table-cell office:value-type="float" office:value="91.638048306189106" table:style-name="ce1">
            <text:p>91,63804831</text:p>
          </table:table-cell>
          <table:table-cell office:value-type="float" office:value="41.619713450342502" table:style-name="ce1">
            <text:p>41,61971345</text:p>
          </table:table-cell>
          <table:table-cell office:value-type="float" office:value="203.94521722829001" table:style-name="ce1">
            <text:p>203,9452172</text:p>
          </table:table-cell>
          <table:table-cell office:value-type="float" office:value="44.665708015193601" table:style-name="ce1">
            <text:p>44,66570802</text:p>
          </table:table-cell>
          <table:table-cell office:value-type="float" office:value="42.405312535299501" table:style-name="ce1">
            <text:p>42,40531254</text:p>
          </table:table-cell>
          <table:table-cell table:number-columns-repeated="2" table:style-name="ce1"/>
          <table:table-cell office:value-type="float" office:value="81.620615038800679" table:formula="of:=AVERAGE([.B50:.U50])" table:style-name="ce1">
            <text:p>81,62061504</text:p>
          </table:table-cell>
          <table:table-cell office:value-type="float" office:value="44.673532499756746" table:formula="of:=MEDIAN([.B50:.U50])" table:style-name="ce1">
            <text:p>44,6735325</text:p>
          </table:table-cell>
          <table:table-cell office:value-type="float" office:value="88.784433411784605" table:formula="of:=QUARTILE([.B50:.U50];3)" table:style-name="ce1">
            <text:p>88,78443341</text:p>
          </table:table-cell>
          <table:table-cell table:number-columns-repeated="16358"/>
        </table:table-row>
        <table:table-row table:style-name="ro1">
          <table:table-cell office:value-type="float" office:value="500000" table:style-name="ce1">
            <text:p>500000</text:p>
          </table:table-cell>
          <table:table-cell office:value-type="float" office:value="44.629637250109703" table:style-name="ce1">
            <text:p>44,62963725</text:p>
          </table:table-cell>
          <table:table-cell office:value-type="float" office:value="41.438595392110798" table:style-name="ce1">
            <text:p>41,43859539</text:p>
          </table:table-cell>
          <table:table-cell office:value-type="float" office:value="154.35424724610601" table:style-name="ce1">
            <text:p>154,3542472</text:p>
          </table:table-cell>
          <table:table-cell office:value-type="float" office:value="231.879902843553" table:style-name="ce1">
            <text:p>231,8799028</text:p>
          </table:table-cell>
          <table:table-cell office:value-type="float" office:value="88.437127577234605" table:style-name="ce1">
            <text:p>88,43712758</text:p>
          </table:table-cell>
          <table:table-cell office:value-type="float" office:value="40.525316086814598" table:style-name="ce1">
            <text:p>40,52531609</text:p>
          </table:table-cell>
          <table:table-cell office:value-type="float" office:value="31.091876896471099" table:style-name="ce1">
            <text:p>31,0918769</text:p>
          </table:table-cell>
          <table:table-cell office:value-type="float" office:value="221.12689602365299" table:style-name="ce1">
            <text:p>221,126896</text:p>
          </table:table-cell>
          <table:table-cell office:value-type="float" office:value="40.6847169917854" table:style-name="ce1">
            <text:p>40,68471699</text:p>
          </table:table-cell>
          <table:table-cell office:value-type="float" office:value="42.751869744931099" table:style-name="ce1">
            <text:p>42,75186974</text:p>
          </table:table-cell>
          <table:table-cell office:value-type="float" office:value="43.3169235301567" table:style-name="ce1">
            <text:p>43,31692353</text:p>
          </table:table-cell>
          <table:table-cell office:value-type="float" office:value="74.317607912841098" table:style-name="ce1">
            <text:p>74,31760791</text:p>
          </table:table-cell>
          <table:table-cell office:value-type="float" office:value="81.127892005204501" table:style-name="ce1">
            <text:p>81,12789201</text:p>
          </table:table-cell>
          <table:table-cell office:value-type="float" office:value="47.5036882382215" table:style-name="ce1">
            <text:p>47,50368824</text:p>
          </table:table-cell>
          <table:table-cell office:value-type="float" office:value="30.9170462341506" table:style-name="ce1">
            <text:p>30,91704623</text:p>
          </table:table-cell>
          <table:table-cell office:value-type="float" office:value="86.032004132382099" table:style-name="ce1">
            <text:p>86,03200413</text:p>
          </table:table-cell>
          <table:table-cell office:value-type="float" office:value="41.3677844732984" table:style-name="ce1">
            <text:p>41,36778447</text:p>
          </table:table-cell>
          <table:table-cell office:value-type="float" office:value="210.67092295139099" table:style-name="ce1">
            <text:p>210,670923</text:p>
          </table:table-cell>
          <table:table-cell office:value-type="float" office:value="43.361358072546103" table:style-name="ce1">
            <text:p>43,36135807</text:p>
          </table:table-cell>
          <table:table-cell office:value-type="float" office:value="42.7809155137099" table:style-name="ce1">
            <text:p>42,78091551</text:p>
          </table:table-cell>
          <table:table-cell table:number-columns-repeated="2" table:style-name="ce1"/>
          <table:table-cell office:value-type="float" office:value="81.915816455833578" table:formula="of:=AVERAGE([.B51:.U51])" table:style-name="ce1">
            <text:p>81,91581646</text:p>
          </table:table-cell>
          <table:table-cell office:value-type="float" office:value="43.995497661327903" table:formula="of:=MEDIAN([.B51:.U51])" table:style-name="ce1">
            <text:p>43,99549766</text:p>
          </table:table-cell>
          <table:table-cell office:value-type="float" office:value="86.633284993595225" table:formula="of:=QUARTILE([.B51:.U51];3)" table:style-name="ce1">
            <text:p>86,63328499</text:p>
          </table:table-cell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Graphique 1" svg:x="0.23939in" svg:y="0.18182in" svg:width="11.98788in" svg:height="7.3242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1"/>
          <table:table-cell table:style-name="ce1">
            <draw:frame draw:z-index="2" draw:id="id1" draw:style-name="a1" draw:name="Graphique 2" svg:x="0.68371in" svg:y="0.13826in" svg:width="12.28295in" svg:height="7.9242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1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Mael</dc:creator>
    <dc:date>2020-02-06T17:48:30Z</dc:date>
    <meta:print-date>2020-02-06T17:48:25Z</meta:print-date>
    <meta:editing-cycles>2</meta:editing-cycles>
    <meta:editing-duration>PT86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27.345590551181pt" svg:width="863.1271653543307pt" chart:style-name="Crt0">
        <chart:title svg:x="125.1687401574803pt" svg:y="9.341102362204724pt" chart:style-name="CT00">
          <text:p text:style-name="a0" text:class-names="" text:cond-style-name="">Statistiques en fonction du nombre d'itérations sur 20 runs de CEM sur Swimmer-v2 avec une architecture 30 x 40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verage_mu_CEM_30_40.$A$2:.$A$51"/>
          </chart:axis>
          <chart:axis chart:dimension="y" chart:name="primary-y" chart:style-name="Axs1">
            <chart:grid chart:class="major" chart:style-name="GMa1"/>
          </chart:axis>
          <chart:series chart:values-cell-range-address="average_mu_CEM_30_40.$X$2:.$X$51" chart:class="chart:line" chart:attached-axis="primary-y" chart:style-name="G0S0">
            <chart:data-point chart:repeated="50"/>
          </chart:series>
          <chart:series chart:values-cell-range-address="average_mu_CEM_30_40.$Y$2:.$Y$51" chart:class="chart:line" chart:attached-axis="primary-y" chart:style-name="G0S1">
            <chart:data-point chart:repeated="50"/>
          </chart:series>
          <chart:series chart:values-cell-range-address="average_mu_CEM_30_40.$Z$2:.$Z$51" chart:class="chart:line" chart:attached-axis="primary-y" chart:style-name="G0S2"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25in" svg:stroke-color="#b7b7b7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d33" svg:stroke-opacity="100%" draw:stroke-linejoin="round" svg:stroke-linecap="round"/>
    </style:style>
    <style:style style:family="chart" style:name="G0S16">
      <style:chart-properties chart:symbol-type="none" chart:connect-bars="false" chart:solid-type="cuboid" chart:stacked="false" chart:percentage="false"/>
      <style:graphic-properties draw:fill="none" draw:stroke="solid" svg:stroke-width="0.03125in" svg:stroke-color="#7cafdd" svg:stroke-opacity="100%" draw:stroke-linejoin="round" svg:stroke-linecap="round"/>
    </style:style>
    <style:style style:family="chart" style:name="G0S17">
      <style:chart-properties chart:symbol-type="none" chart:connect-bars="false" chart:solid-type="cuboid" chart:stacked="false" chart:percentage="false"/>
      <style:graphic-properties draw:fill="none" draw:stroke="solid" svg:stroke-width="0.03125in" svg:stroke-color="#8cc168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8">
      <style:chart-properties chart:symbol-type="none" chart:connect-bars="false" chart:solid-type="cuboid" chart:stacked="false" chart:percentage="false"/>
      <style:graphic-properties draw:fill="none" draw:stroke="solid" svg:stroke-width="0.03125in" svg:stroke-color="#335aa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9">
      <style:chart-properties chart:symbol-type="none" chart:connect-bars="false" chart:solid-type="cuboid" chart:stacked="false" chart:percentage="false"/>
      <style:graphic-properties draw:fill="none" draw:stroke="solid" svg:stroke-width="0.03125in" svg:stroke-color="#d2601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570.5452755905512pt" svg:width="884.3726771653543pt" chart:style-name="Crt0">
        <chart:title chart:style-name="CT00">
          <text:p text:style-name="a0" text:class-names="" text:cond-style-name="">score en fontion du nombre d'itérations de 20 runs de CEM sur Swimmer-v2 avec une architecture 30 x 40</text:p>
        </chart:title>
        <chart:legend chart:legend-position="bottom" chart:legend-align="center" chart:style-name="Lgnd"/>
        <chart:plot-area svg:x="5.496614173228346pt" svg:y="27.05354330708661pt" svg:width="873.6518897637795pt" svg:height="510.722283464567pt" chart:style-name="Plt0">
          <chart:axis chart:dimension="x" chart:name="primary-x" chart:style-name="Axs0">
            <chart:categories table:cell-range-address="average_mu_CEM_30_40.$A$2:.$A$51"/>
          </chart:axis>
          <chart:axis chart:dimension="y" chart:name="primary-y" chart:style-name="Axs1">
            <chart:grid chart:class="major" chart:style-name="GMa1"/>
          </chart:axis>
          <chart:series chart:label-cell-address="average_mu_CEM_30_40.$B$1" chart:values-cell-range-address="average_mu_CEM_30_40.$B$2:.$B$51" chart:class="chart:line" chart:attached-axis="primary-y" chart:style-name="G0S0">
            <chart:data-point chart:repeated="50"/>
          </chart:series>
          <chart:series chart:label-cell-address="average_mu_CEM_30_40.$C$1" chart:values-cell-range-address="average_mu_CEM_30_40.$C$2:.$C$51" chart:class="chart:line" chart:attached-axis="primary-y" chart:style-name="G0S1">
            <chart:data-point chart:repeated="50"/>
          </chart:series>
          <chart:series chart:label-cell-address="average_mu_CEM_30_40.$D$1" chart:values-cell-range-address="average_mu_CEM_30_40.$D$2:.$D$51" chart:class="chart:line" chart:attached-axis="primary-y" chart:style-name="G0S2">
            <chart:data-point chart:repeated="50"/>
          </chart:series>
          <chart:series chart:label-cell-address="average_mu_CEM_30_40.$E$1" chart:values-cell-range-address="average_mu_CEM_30_40.$E$2:.$E$51" chart:class="chart:line" chart:attached-axis="primary-y" chart:style-name="G0S3">
            <chart:data-point chart:repeated="50"/>
          </chart:series>
          <chart:series chart:label-cell-address="average_mu_CEM_30_40.$F$1" chart:values-cell-range-address="average_mu_CEM_30_40.$F$2:.$F$51" chart:class="chart:line" chart:attached-axis="primary-y" chart:style-name="G0S4">
            <chart:data-point chart:repeated="50"/>
          </chart:series>
          <chart:series chart:label-cell-address="average_mu_CEM_30_40.$G$1" chart:values-cell-range-address="average_mu_CEM_30_40.$G$2:.$G$51" chart:class="chart:line" chart:attached-axis="primary-y" chart:style-name="G0S5">
            <chart:data-point chart:repeated="50"/>
          </chart:series>
          <chart:series chart:label-cell-address="average_mu_CEM_30_40.$H$1" chart:values-cell-range-address="average_mu_CEM_30_40.$H$2:.$H$51" chart:class="chart:line" chart:attached-axis="primary-y" chart:style-name="G0S6">
            <chart:data-point chart:repeated="50"/>
          </chart:series>
          <chart:series chart:label-cell-address="average_mu_CEM_30_40.$I$1" chart:values-cell-range-address="average_mu_CEM_30_40.$I$2:.$I$51" chart:class="chart:line" chart:attached-axis="primary-y" chart:style-name="G0S7">
            <chart:data-point chart:repeated="50"/>
          </chart:series>
          <chart:series chart:label-cell-address="average_mu_CEM_30_40.$J$1" chart:values-cell-range-address="average_mu_CEM_30_40.$J$2:.$J$51" chart:class="chart:line" chart:attached-axis="primary-y" chart:style-name="G0S8">
            <chart:data-point chart:repeated="50"/>
          </chart:series>
          <chart:series chart:label-cell-address="average_mu_CEM_30_40.$K$1" chart:values-cell-range-address="average_mu_CEM_30_40.$K$2:.$K$51" chart:class="chart:line" chart:attached-axis="primary-y" chart:style-name="G0S9">
            <chart:data-point chart:repeated="50"/>
          </chart:series>
          <chart:series chart:label-cell-address="average_mu_CEM_30_40.$L$1" chart:values-cell-range-address="average_mu_CEM_30_40.$L$2:.$L$51" chart:class="chart:line" chart:attached-axis="primary-y" chart:style-name="G0S10">
            <chart:data-point chart:repeated="50"/>
          </chart:series>
          <chart:series chart:label-cell-address="average_mu_CEM_30_40.$M$1" chart:values-cell-range-address="average_mu_CEM_30_40.$M$2:.$M$51" chart:class="chart:line" chart:attached-axis="primary-y" chart:style-name="G0S11">
            <chart:data-point chart:repeated="50"/>
          </chart:series>
          <chart:series chart:label-cell-address="average_mu_CEM_30_40.$N$1" chart:values-cell-range-address="average_mu_CEM_30_40.$N$2:.$N$51" chart:class="chart:line" chart:attached-axis="primary-y" chart:style-name="G0S12">
            <chart:data-point chart:repeated="50"/>
          </chart:series>
          <chart:series chart:label-cell-address="average_mu_CEM_30_40.$O$1" chart:values-cell-range-address="average_mu_CEM_30_40.$O$2:.$O$51" chart:class="chart:line" chart:attached-axis="primary-y" chart:style-name="G0S13">
            <chart:data-point chart:repeated="50"/>
          </chart:series>
          <chart:series chart:label-cell-address="average_mu_CEM_30_40.$P$1" chart:values-cell-range-address="average_mu_CEM_30_40.$P$2:.$P$51" chart:class="chart:line" chart:attached-axis="primary-y" chart:style-name="G0S14">
            <chart:data-point chart:repeated="50"/>
          </chart:series>
          <chart:series chart:label-cell-address="average_mu_CEM_30_40.$Q$1" chart:values-cell-range-address="average_mu_CEM_30_40.$Q$2:.$Q$51" chart:class="chart:line" chart:attached-axis="primary-y" chart:style-name="G0S15">
            <chart:data-point chart:repeated="50"/>
          </chart:series>
          <chart:series chart:label-cell-address="average_mu_CEM_30_40.$R$1" chart:values-cell-range-address="average_mu_CEM_30_40.$R$2:.$R$51" chart:class="chart:line" chart:attached-axis="primary-y" chart:style-name="G0S16">
            <chart:data-point chart:repeated="50"/>
          </chart:series>
          <chart:series chart:label-cell-address="average_mu_CEM_30_40.$S$1" chart:values-cell-range-address="average_mu_CEM_30_40.$S$2:.$S$51" chart:class="chart:line" chart:attached-axis="primary-y" chart:style-name="G0S17">
            <chart:data-point chart:repeated="50"/>
          </chart:series>
          <chart:series chart:label-cell-address="average_mu_CEM_30_40.$T$1" chart:values-cell-range-address="average_mu_CEM_30_40.$T$2:.$T$51" chart:class="chart:line" chart:attached-axis="primary-y" chart:style-name="G0S18">
            <chart:data-point chart:repeated="50"/>
          </chart:series>
          <chart:series chart:label-cell-address="average_mu_CEM_30_40.$U$1" chart:values-cell-range-address="average_mu_CEM_30_40.$U$2:.$U$51" chart:class="chart:line" chart:attached-axis="primary-y" chart:style-name="G0S19">
            <chart:data-point chart:repeated="5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25in" svg:stroke-color="#255e9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25in" svg:stroke-color="#43682b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25in" svg:stroke-color="#698ed0" svg:stroke-opacity="100%" draw:stroke-linejoin="round" svg:stroke-linecap="round"/>
    </style: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25in" svg:stroke-color="#f1975a" svg:stroke-opacity="100%" draw:stroke-linejoin="round" svg:stroke-linecap="round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25in" svg:stroke-color="#b7b7b7" svg:stroke-opacity="100%" draw:stroke-linejoin="round" svg:stroke-linecap="round"/>
    </style:style>
    <style:style style:family="chart" style:name="G0S15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d33" svg:stroke-opacity="100%" draw:stroke-linejoin="round" svg:stroke-linecap="round"/>
    </style:style>
    <style:style style:family="chart" style:name="G0S16">
      <style:chart-properties chart:symbol-type="none" chart:connect-bars="false" chart:solid-type="cuboid" chart:stacked="false" chart:percentage="false"/>
      <style:graphic-properties draw:fill="none" draw:stroke="solid" svg:stroke-width="0.03125in" svg:stroke-color="#7cafdd" svg:stroke-opacity="100%" draw:stroke-linejoin="round" svg:stroke-linecap="round"/>
    </style:style>
    <style:style style:family="chart" style:name="G0S17">
      <style:chart-properties chart:symbol-type="none" chart:connect-bars="false" chart:solid-type="cuboid" chart:stacked="false" chart:percentage="false"/>
      <style:graphic-properties draw:fill="none" draw:stroke="solid" svg:stroke-width="0.03125in" svg:stroke-color="#8cc168" svg:stroke-opacity="100%" draw:stroke-linejoin="round" svg:stroke-linecap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8">
      <style:chart-properties chart:symbol-type="none" chart:connect-bars="false" chart:solid-type="cuboid" chart:stacked="false" chart:percentage="false"/>
      <style:graphic-properties draw:fill="none" draw:stroke="solid" svg:stroke-width="0.03125in" svg:stroke-color="#335aa1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19">
      <style:chart-properties chart:symbol-type="none" chart:connect-bars="false" chart:solid-type="cuboid" chart:stacked="false" chart:percentage="false"/>
      <style:graphic-properties draw:fill="none" draw:stroke="solid" svg:stroke-width="0.03125in" svg:stroke-color="#d26012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679.1999212598425pt" svg:width="1213.350078740157pt" chart:style-name="Crt0">
        <chart:title svg:x="148.7744881889764pt" svg:y="11.32pt" chart:style-name="CT00">
          <text:p text:style-name="a0" text:class-names="" text:cond-style-name="">score en fontion du nombre d'itérations de 20 runs de CEM sur Swimmer-v2 avec une architecture 30 x 40<text:line-break/>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average_mu_CEM_30_40.$AC$2:.$AC$6"/>
          </chart:axis>
          <chart:axis chart:dimension="y" chart:name="primary-y" chart:style-name="Axs1">
            <chart:grid chart:class="major" chart:style-name="GMa1"/>
          </chart:axis>
          <chart:series chart:label-cell-address="average_mu_CEM_30_40.$AD$1" chart:values-cell-range-address="average_mu_CEM_30_40.$AD$2:.$AD$6" chart:class="chart:line" chart:attached-axis="primary-y" chart:style-name="G0S0">
            <chart:data-point chart:repeated="5"/>
          </chart:series>
          <chart:series chart:label-cell-address="average_mu_CEM_30_40.$AE$1" chart:values-cell-range-address="average_mu_CEM_30_40.$AE$2:.$AE$6" chart:class="chart:line" chart:attached-axis="primary-y" chart:style-name="G0S1">
            <chart:data-point chart:repeated="5"/>
          </chart:series>
          <chart:series chart:label-cell-address="average_mu_CEM_30_40.$AF$1" chart:values-cell-range-address="average_mu_CEM_30_40.$AF$2:.$AF$6" chart:class="chart:line" chart:attached-axis="primary-y" chart:style-name="G0S2">
            <chart:data-point chart:repeated="5"/>
          </chart:series>
          <chart:series chart:label-cell-address="average_mu_CEM_30_40.$AG$1" chart:values-cell-range-address="average_mu_CEM_30_40.$AG$2:.$AG$6" chart:class="chart:line" chart:attached-axis="primary-y" chart:style-name="G0S3">
            <chart:data-point chart:repeated="5"/>
          </chart:series>
          <chart:series chart:label-cell-address="average_mu_CEM_30_40.$AH$1" chart:values-cell-range-address="average_mu_CEM_30_40.$AH$2:.$AH$6" chart:class="chart:line" chart:attached-axis="primary-y" chart:style-name="G0S4">
            <chart:data-point chart:repeated="5"/>
          </chart:series>
          <chart:series chart:label-cell-address="average_mu_CEM_30_40.$AI$1" chart:values-cell-range-address="average_mu_CEM_30_40.$AI$2:.$AI$6" chart:class="chart:line" chart:attached-axis="primary-y" chart:style-name="G0S5">
            <chart:data-point chart:repeated="5"/>
          </chart:series>
          <chart:series chart:label-cell-address="average_mu_CEM_30_40.$AJ$1" chart:values-cell-range-address="average_mu_CEM_30_40.$AJ$2:.$AJ$6" chart:class="chart:line" chart:attached-axis="primary-y" chart:style-name="G0S6">
            <chart:data-point chart:repeated="5"/>
          </chart:series>
          <chart:series chart:label-cell-address="average_mu_CEM_30_40.$AK$1" chart:values-cell-range-address="average_mu_CEM_30_40.$AK$2:.$AK$6" chart:class="chart:line" chart:attached-axis="primary-y" chart:style-name="G0S7">
            <chart:data-point chart:repeated="5"/>
          </chart:series>
          <chart:series chart:label-cell-address="average_mu_CEM_30_40.$AL$1" chart:values-cell-range-address="average_mu_CEM_30_40.$AL$2:.$AL$6" chart:class="chart:line" chart:attached-axis="primary-y" chart:style-name="G0S8">
            <chart:data-point chart:repeated="5"/>
          </chart:series>
          <chart:series chart:label-cell-address="average_mu_CEM_30_40.$AM$1" chart:values-cell-range-address="average_mu_CEM_30_40.$AM$2:.$AM$6" chart:class="chart:line" chart:attached-axis="primary-y" chart:style-name="G0S9">
            <chart:data-point chart:repeated="5"/>
          </chart:series>
          <chart:series chart:label-cell-address="average_mu_CEM_30_40.$AN$1" chart:values-cell-range-address="average_mu_CEM_30_40.$AN$2:.$AN$6" chart:class="chart:line" chart:attached-axis="primary-y" chart:style-name="G0S10">
            <chart:data-point chart:repeated="5"/>
          </chart:series>
          <chart:series chart:label-cell-address="average_mu_CEM_30_40.$AO$1" chart:values-cell-range-address="average_mu_CEM_30_40.$AO$2:.$AO$6" chart:class="chart:line" chart:attached-axis="primary-y" chart:style-name="G0S11">
            <chart:data-point chart:repeated="5"/>
          </chart:series>
          <chart:series chart:label-cell-address="average_mu_CEM_30_40.$AP$1" chart:values-cell-range-address="average_mu_CEM_30_40.$AP$2:.$AP$6" chart:class="chart:line" chart:attached-axis="primary-y" chart:style-name="G0S12">
            <chart:data-point chart:repeated="5"/>
          </chart:series>
          <chart:series chart:label-cell-address="average_mu_CEM_30_40.$AQ$1" chart:values-cell-range-address="average_mu_CEM_30_40.$AQ$2:.$AQ$6" chart:class="chart:line" chart:attached-axis="primary-y" chart:style-name="G0S13">
            <chart:data-point chart:repeated="5"/>
          </chart:series>
          <chart:series chart:label-cell-address="average_mu_CEM_30_40.$AR$1" chart:values-cell-range-address="average_mu_CEM_30_40.$AR$2:.$AR$6" chart:class="chart:line" chart:attached-axis="primary-y" chart:style-name="G0S14">
            <chart:data-point chart:repeated="5"/>
          </chart:series>
          <chart:series chart:label-cell-address="average_mu_CEM_30_40.$AS$1" chart:values-cell-range-address="average_mu_CEM_30_40.$AS$2:.$AS$6" chart:class="chart:line" chart:attached-axis="primary-y" chart:style-name="G0S15">
            <chart:data-point chart:repeated="5"/>
          </chart:series>
          <chart:series chart:label-cell-address="average_mu_CEM_30_40.$AT$1" chart:values-cell-range-address="average_mu_CEM_30_40.$AT$2:.$AT$6" chart:class="chart:line" chart:attached-axis="primary-y" chart:style-name="G0S16">
            <chart:data-point chart:repeated="5"/>
          </chart:series>
          <chart:series chart:label-cell-address="average_mu_CEM_30_40.$AU$1" chart:values-cell-range-address="average_mu_CEM_30_40.$AU$2:.$AU$6" chart:class="chart:line" chart:attached-axis="primary-y" chart:style-name="G0S17">
            <chart:data-point chart:repeated="5"/>
          </chart:series>
          <chart:series chart:label-cell-address="average_mu_CEM_30_40.$AV$1" chart:values-cell-range-address="average_mu_CEM_30_40.$AV$2:.$AV$6" chart:class="chart:line" chart:attached-axis="primary-y" chart:style-name="G0S18">
            <chart:data-point chart:repeated="5"/>
          </chart:series>
          <chart:series chart:label-cell-address="average_mu_CEM_30_40.$AW$1" chart:values-cell-range-address="average_mu_CEM_30_40.$AW$2:.$AW$6" chart:class="chart:line" chart:attached-axis="primary-y" chart:style-name="G0S19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